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002" calcext:value-type="float">
            <text:p>1002</text:p>
          </table:table-cell>
          <table:table-cell office:value-type="float" office:value="3830612903" calcext:value-type="float">
            <text:p>3830612903</text:p>
          </table:table-cell>
          <table:table-cell office:value-type="float" office:value="7455260303" calcext:value-type="float">
            <text:p>7455260303</text:p>
          </table:table-cell>
          <table:table-cell office:value-type="float" office:value="173151" calcext:value-type="float">
            <text:p>173151</text:p>
          </table:table-cell>
          <table:table-cell office:value-type="float" office:value="74085506" calcext:value-type="float">
            <text:p>74085506</text:p>
          </table:table-cell>
          <table:table-cell office:value-type="float" office:value="75880699" calcext:value-type="float">
            <text:p>75880699</text:p>
          </table:table-cell>
          <table:table-cell office:value-type="float" office:value="67881174" calcext:value-type="float">
            <text:p>6788117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3813" calcext:value-type="float">
            <text:p>0.513813</text:p>
          </table:table-cell>
          <table:table-cell office:value-type="float" office:value="173151" calcext:value-type="float">
            <text:p>173151</text:p>
          </table:table-cell>
          <table:table-cell office:value-type="float" office:value="4.732008" calcext:value-type="float">
            <text:p>4.732008</text:p>
          </table:table-cell>
          <table:table-cell office:value-type="float" office:value="4.846671" calcext:value-type="float">
            <text:p>4.846671</text:p>
          </table:table-cell>
          <table:table-cell office:value-type="float" office:value="4.335724" calcext:value-type="float">
            <text:p>4.335724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002" calcext:value-type="float">
            <text:p>1002</text:p>
          </table:table-cell>
          <table:table-cell office:value-type="float" office:value="3375849497" calcext:value-type="float">
            <text:p>3375849497</text:p>
          </table:table-cell>
          <table:table-cell office:value-type="float" office:value="7261996495" calcext:value-type="float">
            <text:p>7261996495</text:p>
          </table:table-cell>
          <table:table-cell office:value-type="float" office:value="123731" calcext:value-type="float">
            <text:p>123731</text:p>
          </table:table-cell>
          <table:table-cell office:value-type="float" office:value="52813900" calcext:value-type="float">
            <text:p>52813900</text:p>
          </table:table-cell>
          <table:table-cell office:value-type="float" office:value="54729629" calcext:value-type="float">
            <text:p>54729629</text:p>
          </table:table-cell>
          <table:table-cell office:value-type="float" office:value="46988383" calcext:value-type="float">
            <text:p>46988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865" calcext:value-type="float">
            <text:p>0.464865</text:p>
          </table:table-cell>
          <table:table-cell office:value-type="float" office:value="123731" calcext:value-type="float">
            <text:p>123731</text:p>
          </table:table-cell>
          <table:table-cell office:value-type="float" office:value="3.373343" calcext:value-type="float">
            <text:p>3.373343</text:p>
          </table:table-cell>
          <table:table-cell office:value-type="float" office:value="3.495705" calcext:value-type="float">
            <text:p>3.495705</text:p>
          </table:table-cell>
          <table:table-cell office:value-type="float" office:value="3.001254" calcext:value-type="float">
            <text:p>3.001254</text:p>
          </table:table-cell>
          <table:table-cell office:value-type="float" office:value="0.96" calcext:value-type="float">
            <text:p>0.96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003" calcext:value-type="float">
            <text:p>1003</text:p>
          </table:table-cell>
          <table:table-cell office:value-type="float" office:value="2877348248" calcext:value-type="float">
            <text:p>2877348248</text:p>
          </table:table-cell>
          <table:table-cell office:value-type="float" office:value="6101203324" calcext:value-type="float">
            <text:p>6101203324</text:p>
          </table:table-cell>
          <table:table-cell office:value-type="float" office:value="159534" calcext:value-type="float">
            <text:p>159534</text:p>
          </table:table-cell>
          <table:table-cell office:value-type="float" office:value="58670372" calcext:value-type="float">
            <text:p>58670372</text:p>
          </table:table-cell>
          <table:table-cell office:value-type="float" office:value="60620002" calcext:value-type="float">
            <text:p>60620002</text:p>
          </table:table-cell>
          <table:table-cell office:value-type="float" office:value="52789371" calcext:value-type="float">
            <text:p>527893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1603" calcext:value-type="float">
            <text:p>0.471603</text:p>
          </table:table-cell>
          <table:table-cell office:value-type="float" office:value="159534" calcext:value-type="float">
            <text:p>159534</text:p>
          </table:table-cell>
          <table:table-cell office:value-type="float" office:value="3.743673" calcext:value-type="float">
            <text:p>3.743673</text:p>
          </table:table-cell>
          <table:table-cell office:value-type="float" office:value="3.868076" calcext:value-type="float">
            <text:p>3.868076</text:p>
          </table:table-cell>
          <table:table-cell office:value-type="float" office:value="3.368415" calcext:value-type="float">
            <text:p>3.368415</text:p>
          </table:table-cell>
          <table:table-cell office:value-type="float" office:value="0.97" calcext:value-type="float">
            <text:p>0.9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003" calcext:value-type="float">
            <text:p>1003</text:p>
          </table:table-cell>
          <table:table-cell office:value-type="float" office:value="2807214007" calcext:value-type="float">
            <text:p>2807214007</text:p>
          </table:table-cell>
          <table:table-cell office:value-type="float" office:value="6095365705" calcext:value-type="float">
            <text:p>6095365705</text:p>
          </table:table-cell>
          <table:table-cell office:value-type="float" office:value="120096" calcext:value-type="float">
            <text:p>120096</text:p>
          </table:table-cell>
          <table:table-cell office:value-type="float" office:value="53815538" calcext:value-type="float">
            <text:p>53815538</text:p>
          </table:table-cell>
          <table:table-cell office:value-type="float" office:value="55637380" calcext:value-type="float">
            <text:p>55637380</text:p>
          </table:table-cell>
          <table:table-cell office:value-type="float" office:value="48009025" calcext:value-type="float">
            <text:p>4800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549" calcext:value-type="float">
            <text:p>0.460549</text:p>
          </table:table-cell>
          <table:table-cell office:value-type="float" office:value="120096" calcext:value-type="float">
            <text:p>120096</text:p>
          </table:table-cell>
          <table:table-cell office:value-type="float" office:value="3.433893" calcext:value-type="float">
            <text:p>3.433893</text:p>
          </table:table-cell>
          <table:table-cell office:value-type="float" office:value="3.550142" calcext:value-type="float">
            <text:p>3.550142</text:p>
          </table:table-cell>
          <table:table-cell office:value-type="float" office:value="3.063387" calcext:value-type="float">
            <text:p>3.063387</text:p>
          </table:table-cell>
          <table:table-cell office:value-type="float" office:value="0.97" calcext:value-type="float">
            <text:p>0.9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003" calcext:value-type="float">
            <text:p>1003</text:p>
          </table:table-cell>
          <table:table-cell office:value-type="float" office:value="2972076865" calcext:value-type="float">
            <text:p>2972076865</text:p>
          </table:table-cell>
          <table:table-cell office:value-type="float" office:value="6148294906" calcext:value-type="float">
            <text:p>6148294906</text:p>
          </table:table-cell>
          <table:table-cell office:value-type="float" office:value="131148" calcext:value-type="float">
            <text:p>131148</text:p>
          </table:table-cell>
          <table:table-cell office:value-type="float" office:value="60047702" calcext:value-type="float">
            <text:p>60047702</text:p>
          </table:table-cell>
          <table:table-cell office:value-type="float" office:value="61794269" calcext:value-type="float">
            <text:p>61794269</text:p>
          </table:table-cell>
          <table:table-cell office:value-type="float" office:value="54185848" calcext:value-type="float">
            <text:p>5418584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3399" calcext:value-type="float">
            <text:p>0.483399</text:p>
          </table:table-cell>
          <table:table-cell office:value-type="float" office:value="131148" calcext:value-type="float">
            <text:p>131148</text:p>
          </table:table-cell>
          <table:table-cell office:value-type="float" office:value="3.831558" calcext:value-type="float">
            <text:p>3.831558</text:p>
          </table:table-cell>
          <table:table-cell office:value-type="float" office:value="3.943004" calcext:value-type="float">
            <text:p>3.943004</text:p>
          </table:table-cell>
          <table:table-cell office:value-type="float" office:value="3.457522" calcext:value-type="float">
            <text:p>3.457522</text:p>
          </table:table-cell>
          <table:table-cell office:value-type="float" office:value="0.97" calcext:value-type="float">
            <text:p>0.9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003" calcext:value-type="float">
            <text:p>1003</text:p>
          </table:table-cell>
          <table:table-cell office:value-type="float" office:value="2822262235" calcext:value-type="float">
            <text:p>2822262235</text:p>
          </table:table-cell>
          <table:table-cell office:value-type="float" office:value="6130642669" calcext:value-type="float">
            <text:p>6130642669</text:p>
          </table:table-cell>
          <table:table-cell office:value-type="float" office:value="111725" calcext:value-type="float">
            <text:p>111725</text:p>
          </table:table-cell>
          <table:table-cell office:value-type="float" office:value="52264191" calcext:value-type="float">
            <text:p>52264191</text:p>
          </table:table-cell>
          <table:table-cell office:value-type="float" office:value="54129693" calcext:value-type="float">
            <text:p>54129693</text:p>
          </table:table-cell>
          <table:table-cell office:value-type="float" office:value="46564804" calcext:value-type="float">
            <text:p>4656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353" calcext:value-type="float">
            <text:p>0.460353</text:p>
          </table:table-cell>
          <table:table-cell office:value-type="float" office:value="111725" calcext:value-type="float">
            <text:p>111725</text:p>
          </table:table-cell>
          <table:table-cell office:value-type="float" office:value="3.334903" calcext:value-type="float">
            <text:p>3.334903</text:p>
          </table:table-cell>
          <table:table-cell office:value-type="float" office:value="3.453938" calcext:value-type="float">
            <text:p>3.453938</text:p>
          </table:table-cell>
          <table:table-cell office:value-type="float" office:value="2.971234" calcext:value-type="float">
            <text:p>2.971234</text:p>
          </table:table-cell>
          <table:table-cell office:value-type="float" office:value="0.97" calcext:value-type="float">
            <text:p>0.9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002" calcext:value-type="float">
            <text:p>1002</text:p>
          </table:table-cell>
          <table:table-cell office:value-type="float" office:value="2885644572" calcext:value-type="float">
            <text:p>2885644572</text:p>
          </table:table-cell>
          <table:table-cell office:value-type="float" office:value="6187948687" calcext:value-type="float">
            <text:p>6187948687</text:p>
          </table:table-cell>
          <table:table-cell office:value-type="float" office:value="155947" calcext:value-type="float">
            <text:p>155947</text:p>
          </table:table-cell>
          <table:table-cell office:value-type="float" office:value="58114585" calcext:value-type="float">
            <text:p>58114585</text:p>
          </table:table-cell>
          <table:table-cell office:value-type="float" office:value="59909010" calcext:value-type="float">
            <text:p>59909010</text:p>
          </table:table-cell>
          <table:table-cell office:value-type="float" office:value="52279445" calcext:value-type="float">
            <text:p>522794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6333" calcext:value-type="float">
            <text:p>0.466333</text:p>
          </table:table-cell>
          <table:table-cell office:value-type="float" office:value="155947" calcext:value-type="float">
            <text:p>155947</text:p>
          </table:table-cell>
          <table:table-cell office:value-type="float" office:value="3.71191" calcext:value-type="float">
            <text:p>3.71191</text:p>
          </table:table-cell>
          <table:table-cell office:value-type="float" office:value="3.826524" calcext:value-type="float">
            <text:p>3.826524</text:p>
          </table:table-cell>
          <table:table-cell office:value-type="float" office:value="3.339206" calcext:value-type="float">
            <text:p>3.339206</text:p>
          </table:table-cell>
          <table:table-cell office:value-type="float" office:value="0.97" calcext:value-type="float">
            <text:p>0.9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002" calcext:value-type="float">
            <text:p>1002</text:p>
          </table:table-cell>
          <table:table-cell office:value-type="float" office:value="2810032485" calcext:value-type="float">
            <text:p>2810032485</text:p>
          </table:table-cell>
          <table:table-cell office:value-type="float" office:value="6175339439" calcext:value-type="float">
            <text:p>6175339439</text:p>
          </table:table-cell>
          <table:table-cell office:value-type="float" office:value="114380" calcext:value-type="float">
            <text:p>114380</text:p>
          </table:table-cell>
          <table:table-cell office:value-type="float" office:value="54880906" calcext:value-type="float">
            <text:p>54880906</text:p>
          </table:table-cell>
          <table:table-cell office:value-type="float" office:value="56850318" calcext:value-type="float">
            <text:p>56850318</text:p>
          </table:table-cell>
          <table:table-cell office:value-type="float" office:value="49150244" calcext:value-type="float">
            <text:p>4915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041" calcext:value-type="float">
            <text:p>0.455041</text:p>
          </table:table-cell>
          <table:table-cell office:value-type="float" office:value="114380" calcext:value-type="float">
            <text:p>114380</text:p>
          </table:table-cell>
          <table:table-cell office:value-type="float" office:value="3.505367" calcext:value-type="float">
            <text:p>3.505367</text:p>
          </table:table-cell>
          <table:table-cell office:value-type="float" office:value="3.631158" calcext:value-type="float">
            <text:p>3.631158</text:p>
          </table:table-cell>
          <table:table-cell office:value-type="float" office:value="3.139337" calcext:value-type="float">
            <text:p>3.139337</text:p>
          </table:table-cell>
          <table:table-cell office:value-type="float" office:value="0.97" calcext:value-type="float">
            <text:p>0.9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2004" calcext:value-type="float">
            <text:p>2004</text:p>
          </table:table-cell>
          <table:table-cell office:value-type="float" office:value="3643301855" calcext:value-type="float">
            <text:p>3643301855</text:p>
          </table:table-cell>
          <table:table-cell office:value-type="float" office:value="9096798021" calcext:value-type="float">
            <text:p>9096798021</text:p>
          </table:table-cell>
          <table:table-cell office:value-type="float" office:value="111654" calcext:value-type="float">
            <text:p>111654</text:p>
          </table:table-cell>
          <table:table-cell office:value-type="float" office:value="106785855" calcext:value-type="float">
            <text:p>106785855</text:p>
          </table:table-cell>
          <table:table-cell office:value-type="float" office:value="106822329" calcext:value-type="float">
            <text:p>106822329</text:p>
          </table:table-cell>
          <table:table-cell office:value-type="float" office:value="104886098" calcext:value-type="float">
            <text:p>10488609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504" calcext:value-type="float">
            <text:p>0.400504</text:p>
          </table:table-cell>
          <table:table-cell office:value-type="float" office:value="111654" calcext:value-type="float">
            <text:p>111654</text:p>
          </table:table-cell>
          <table:table-cell office:value-type="float" office:value="6.820653" calcext:value-type="float">
            <text:p>6.820653</text:p>
          </table:table-cell>
          <table:table-cell office:value-type="float" office:value="6.822983" calcext:value-type="float">
            <text:p>6.822983</text:p>
          </table:table-cell>
          <table:table-cell office:value-type="float" office:value="6.699312" calcext:value-type="float">
            <text:p>6.69931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2004" calcext:value-type="float">
            <text:p>2004</text:p>
          </table:table-cell>
          <table:table-cell office:value-type="float" office:value="3600270382" calcext:value-type="float">
            <text:p>3600270382</text:p>
          </table:table-cell>
          <table:table-cell office:value-type="float" office:value="9097863668" calcext:value-type="float">
            <text:p>9097863668</text:p>
          </table:table-cell>
          <table:table-cell office:value-type="float" office:value="70005" calcext:value-type="float">
            <text:p>70005</text:p>
          </table:table-cell>
          <table:table-cell office:value-type="float" office:value="97412750" calcext:value-type="float">
            <text:p>97412750</text:p>
          </table:table-cell>
          <table:table-cell office:value-type="float" office:value="97452825" calcext:value-type="float">
            <text:p>97452825</text:p>
          </table:table-cell>
          <table:table-cell office:value-type="float" office:value="95739208" calcext:value-type="float">
            <text:p>95739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5727" calcext:value-type="float">
            <text:p>0.395727</text:p>
          </table:table-cell>
          <table:table-cell office:value-type="float" office:value="70005" calcext:value-type="float">
            <text:p>70005</text:p>
          </table:table-cell>
          <table:table-cell office:value-type="float" office:value="6.221972" calcext:value-type="float">
            <text:p>6.221972</text:p>
          </table:table-cell>
          <table:table-cell office:value-type="float" office:value="6.224532" calcext:value-type="float">
            <text:p>6.224532</text:p>
          </table:table-cell>
          <table:table-cell office:value-type="float" office:value="6.115079" calcext:value-type="float">
            <text:p>6.11507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2006" calcext:value-type="float">
            <text:p>2006</text:p>
          </table:table-cell>
          <table:table-cell office:value-type="float" office:value="3877802267" calcext:value-type="float">
            <text:p>3877802267</text:p>
          </table:table-cell>
          <table:table-cell office:value-type="float" office:value="9095624607" calcext:value-type="float">
            <text:p>9095624607</text:p>
          </table:table-cell>
          <table:table-cell office:value-type="float" office:value="113464" calcext:value-type="float">
            <text:p>113464</text:p>
          </table:table-cell>
          <table:table-cell office:value-type="float" office:value="102854152" calcext:value-type="float">
            <text:p>102854152</text:p>
          </table:table-cell>
          <table:table-cell office:value-type="float" office:value="102890469" calcext:value-type="float">
            <text:p>102890469</text:p>
          </table:table-cell>
          <table:table-cell office:value-type="float" office:value="100995278" calcext:value-type="float">
            <text:p>10099527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337" calcext:value-type="float">
            <text:p>0.426337</text:p>
          </table:table-cell>
          <table:table-cell office:value-type="float" office:value="113464" calcext:value-type="float">
            <text:p>113464</text:p>
          </table:table-cell>
          <table:table-cell office:value-type="float" office:value="6.562977" calcext:value-type="float">
            <text:p>6.562977</text:p>
          </table:table-cell>
          <table:table-cell office:value-type="float" office:value="6.565294" calcext:value-type="float">
            <text:p>6.565294</text:p>
          </table:table-cell>
          <table:table-cell office:value-type="float" office:value="6.444365" calcext:value-type="float">
            <text:p>6.44436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2005" calcext:value-type="float">
            <text:p>2005</text:p>
          </table:table-cell>
          <table:table-cell office:value-type="float" office:value="3860816011" calcext:value-type="float">
            <text:p>3860816011</text:p>
          </table:table-cell>
          <table:table-cell office:value-type="float" office:value="9097514870" calcext:value-type="float">
            <text:p>9097514870</text:p>
          </table:table-cell>
          <table:table-cell office:value-type="float" office:value="90367" calcext:value-type="float">
            <text:p>90367</text:p>
          </table:table-cell>
          <table:table-cell office:value-type="float" office:value="102396834" calcext:value-type="float">
            <text:p>102396834</text:p>
          </table:table-cell>
          <table:table-cell office:value-type="float" office:value="102434168" calcext:value-type="float">
            <text:p>102434168</text:p>
          </table:table-cell>
          <table:table-cell office:value-type="float" office:value="100560480" calcext:value-type="float">
            <text:p>100560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81" calcext:value-type="float">
            <text:p>0.424381</text:p>
          </table:table-cell>
          <table:table-cell office:value-type="float" office:value="90367" calcext:value-type="float">
            <text:p>90367</text:p>
          </table:table-cell>
          <table:table-cell office:value-type="float" office:value="6.540317" calcext:value-type="float">
            <text:p>6.540317</text:p>
          </table:table-cell>
          <table:table-cell office:value-type="float" office:value="6.542701" calcext:value-type="float">
            <text:p>6.542701</text:p>
          </table:table-cell>
          <table:table-cell office:value-type="float" office:value="6.423025" calcext:value-type="float">
            <text:p>6.4230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2006" calcext:value-type="float">
            <text:p>2006</text:p>
          </table:table-cell>
          <table:table-cell office:value-type="float" office:value="3954823525" calcext:value-type="float">
            <text:p>3954823525</text:p>
          </table:table-cell>
          <table:table-cell office:value-type="float" office:value="9098256429" calcext:value-type="float">
            <text:p>9098256429</text:p>
          </table:table-cell>
          <table:table-cell office:value-type="float" office:value="55260" calcext:value-type="float">
            <text:p>55260</text:p>
          </table:table-cell>
          <table:table-cell office:value-type="float" office:value="103114161" calcext:value-type="float">
            <text:p>103114161</text:p>
          </table:table-cell>
          <table:table-cell office:value-type="float" office:value="103148687" calcext:value-type="float">
            <text:p>103148687</text:p>
          </table:table-cell>
          <table:table-cell office:value-type="float" office:value="101220924" calcext:value-type="float">
            <text:p>1012209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679" calcext:value-type="float">
            <text:p>0.434679</text:p>
          </table:table-cell>
          <table:table-cell office:value-type="float" office:value="55260" calcext:value-type="float">
            <text:p>55260</text:p>
          </table:table-cell>
          <table:table-cell office:value-type="float" office:value="6.579567" calcext:value-type="float">
            <text:p>6.579567</text:p>
          </table:table-cell>
          <table:table-cell office:value-type="float" office:value="6.581771" calcext:value-type="float">
            <text:p>6.581771</text:p>
          </table:table-cell>
          <table:table-cell office:value-type="float" office:value="6.458763" calcext:value-type="float">
            <text:p>6.45876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2006" calcext:value-type="float">
            <text:p>2006</text:p>
          </table:table-cell>
          <table:table-cell office:value-type="float" office:value="3945496108" calcext:value-type="float">
            <text:p>3945496108</text:p>
          </table:table-cell>
          <table:table-cell office:value-type="float" office:value="9100232350" calcext:value-type="float">
            <text:p>9100232350</text:p>
          </table:table-cell>
          <table:table-cell office:value-type="float" office:value="69872" calcext:value-type="float">
            <text:p>69872</text:p>
          </table:table-cell>
          <table:table-cell office:value-type="float" office:value="101848528" calcext:value-type="float">
            <text:p>101848528</text:p>
          </table:table-cell>
          <table:table-cell office:value-type="float" office:value="101886127" calcext:value-type="float">
            <text:p>101886127</text:p>
          </table:table-cell>
          <table:table-cell office:value-type="float" office:value="99996854" calcext:value-type="float">
            <text:p>9999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356" calcext:value-type="float">
            <text:p>0.43356</text:p>
          </table:table-cell>
          <table:table-cell office:value-type="float" office:value="69872" calcext:value-type="float">
            <text:p>69872</text:p>
          </table:table-cell>
          <table:table-cell office:value-type="float" office:value="6.498809" calcext:value-type="float">
            <text:p>6.498809</text:p>
          </table:table-cell>
          <table:table-cell office:value-type="float" office:value="6.501209" calcext:value-type="float">
            <text:p>6.501209</text:p>
          </table:table-cell>
          <table:table-cell office:value-type="float" office:value="6.380657" calcext:value-type="float">
            <text:p>6.38065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2004" calcext:value-type="float">
            <text:p>2004</text:p>
          </table:table-cell>
          <table:table-cell office:value-type="float" office:value="3742812657" calcext:value-type="float">
            <text:p>3742812657</text:p>
          </table:table-cell>
          <table:table-cell office:value-type="float" office:value="9096606806" calcext:value-type="float">
            <text:p>9096606806</text:p>
          </table:table-cell>
          <table:table-cell office:value-type="float" office:value="111836" calcext:value-type="float">
            <text:p>111836</text:p>
          </table:table-cell>
          <table:table-cell office:value-type="float" office:value="101807860" calcext:value-type="float">
            <text:p>101807860</text:p>
          </table:table-cell>
          <table:table-cell office:value-type="float" office:value="101846894" calcext:value-type="float">
            <text:p>101846894</text:p>
          </table:table-cell>
          <table:table-cell office:value-type="float" office:value="100007961" calcext:value-type="float">
            <text:p>10000796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452" calcext:value-type="float">
            <text:p>0.411452</text:p>
          </table:table-cell>
          <table:table-cell office:value-type="float" office:value="111836" calcext:value-type="float">
            <text:p>111836</text:p>
          </table:table-cell>
          <table:table-cell office:value-type="float" office:value="6.502697" calcext:value-type="float">
            <text:p>6.502697</text:p>
          </table:table-cell>
          <table:table-cell office:value-type="float" office:value="6.505191" calcext:value-type="float">
            <text:p>6.505191</text:p>
          </table:table-cell>
          <table:table-cell office:value-type="float" office:value="6.387734" calcext:value-type="float">
            <text:p>6.38773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2004" calcext:value-type="float">
            <text:p>2004</text:p>
          </table:table-cell>
          <table:table-cell office:value-type="float" office:value="3745561326" calcext:value-type="float">
            <text:p>3745561326</text:p>
          </table:table-cell>
          <table:table-cell office:value-type="float" office:value="9098421841" calcext:value-type="float">
            <text:p>9098421841</text:p>
          </table:table-cell>
          <table:table-cell office:value-type="float" office:value="75514" calcext:value-type="float">
            <text:p>75514</text:p>
          </table:table-cell>
          <table:table-cell office:value-type="float" office:value="103651654" calcext:value-type="float">
            <text:p>103651654</text:p>
          </table:table-cell>
          <table:table-cell office:value-type="float" office:value="103690275" calcext:value-type="float">
            <text:p>103690275</text:p>
          </table:table-cell>
          <table:table-cell office:value-type="float" office:value="101818887" calcext:value-type="float">
            <text:p>10181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1672" calcext:value-type="float">
            <text:p>0.411672</text:p>
          </table:table-cell>
          <table:table-cell office:value-type="float" office:value="75514" calcext:value-type="float">
            <text:p>75514</text:p>
          </table:table-cell>
          <table:table-cell office:value-type="float" office:value="6.620465" calcext:value-type="float">
            <text:p>6.620465</text:p>
          </table:table-cell>
          <table:table-cell office:value-type="float" office:value="6.622931" calcext:value-type="float">
            <text:p>6.622931</text:p>
          </table:table-cell>
          <table:table-cell office:value-type="float" office:value="6.503402" calcext:value-type="float">
            <text:p>6.50340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3006" calcext:value-type="float">
            <text:p>3006</text:p>
          </table:table-cell>
          <table:table-cell office:value-type="float" office:value="3637118328" calcext:value-type="float">
            <text:p>3637118328</text:p>
          </table:table-cell>
          <table:table-cell office:value-type="float" office:value="9098083653" calcext:value-type="float">
            <text:p>9098083653</text:p>
          </table:table-cell>
          <table:table-cell office:value-type="float" office:value="113518" calcext:value-type="float">
            <text:p>113518</text:p>
          </table:table-cell>
          <table:table-cell office:value-type="float" office:value="101031838" calcext:value-type="float">
            <text:p>101031838</text:p>
          </table:table-cell>
          <table:table-cell office:value-type="float" office:value="101067375" calcext:value-type="float">
            <text:p>101067375</text:p>
          </table:table-cell>
          <table:table-cell office:value-type="float" office:value="99270304" calcext:value-type="float">
            <text:p>992703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9768" calcext:value-type="float">
            <text:p>0.399768</text:p>
          </table:table-cell>
          <table:table-cell office:value-type="float" office:value="113518" calcext:value-type="float">
            <text:p>113518</text:p>
          </table:table-cell>
          <table:table-cell office:value-type="float" office:value="6.453132" calcext:value-type="float">
            <text:p>6.453132</text:p>
          </table:table-cell>
          <table:table-cell office:value-type="float" office:value="6.455401" calcext:value-type="float">
            <text:p>6.455401</text:p>
          </table:table-cell>
          <table:table-cell office:value-type="float" office:value="6.340618" calcext:value-type="float">
            <text:p>6.34061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3006" calcext:value-type="float">
            <text:p>3006</text:p>
          </table:table-cell>
          <table:table-cell office:value-type="float" office:value="3650019231" calcext:value-type="float">
            <text:p>3650019231</text:p>
          </table:table-cell>
          <table:table-cell office:value-type="float" office:value="9098897099" calcext:value-type="float">
            <text:p>9098897099</text:p>
          </table:table-cell>
          <table:table-cell office:value-type="float" office:value="71225" calcext:value-type="float">
            <text:p>71225</text:p>
          </table:table-cell>
          <table:table-cell office:value-type="float" office:value="102358373" calcext:value-type="float">
            <text:p>102358373</text:p>
          </table:table-cell>
          <table:table-cell office:value-type="float" office:value="102395429" calcext:value-type="float">
            <text:p>102395429</text:p>
          </table:table-cell>
          <table:table-cell office:value-type="float" office:value="100606136" calcext:value-type="float">
            <text:p>10060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15" calcext:value-type="float">
            <text:p>0.40115</text:p>
          </table:table-cell>
          <table:table-cell office:value-type="float" office:value="71225" calcext:value-type="float">
            <text:p>71225</text:p>
          </table:table-cell>
          <table:table-cell office:value-type="float" office:value="6.53786" calcext:value-type="float">
            <text:p>6.53786</text:p>
          </table:table-cell>
          <table:table-cell office:value-type="float" office:value="6.540227" calcext:value-type="float">
            <text:p>6.540227</text:p>
          </table:table-cell>
          <table:table-cell office:value-type="float" office:value="6.425941" calcext:value-type="float">
            <text:p>6.42594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3008" calcext:value-type="float">
            <text:p>3008</text:p>
          </table:table-cell>
          <table:table-cell office:value-type="float" office:value="3813748144" calcext:value-type="float">
            <text:p>3813748144</text:p>
          </table:table-cell>
          <table:table-cell office:value-type="float" office:value="9098784062" calcext:value-type="float">
            <text:p>9098784062</text:p>
          </table:table-cell>
          <table:table-cell office:value-type="float" office:value="119804" calcext:value-type="float">
            <text:p>119804</text:p>
          </table:table-cell>
          <table:table-cell office:value-type="float" office:value="106288054" calcext:value-type="float">
            <text:p>106288054</text:p>
          </table:table-cell>
          <table:table-cell office:value-type="float" office:value="106316883" calcext:value-type="float">
            <text:p>106316883</text:p>
          </table:table-cell>
          <table:table-cell office:value-type="float" office:value="104440070" calcext:value-type="float">
            <text:p>1044400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149" calcext:value-type="float">
            <text:p>0.419149</text:p>
          </table:table-cell>
          <table:table-cell office:value-type="float" office:value="119804" calcext:value-type="float">
            <text:p>119804</text:p>
          </table:table-cell>
          <table:table-cell office:value-type="float" office:value="6.788858" calcext:value-type="float">
            <text:p>6.788858</text:p>
          </table:table-cell>
          <table:table-cell office:value-type="float" office:value="6.790699" calcext:value-type="float">
            <text:p>6.790699</text:p>
          </table:table-cell>
          <table:table-cell office:value-type="float" office:value="6.670823" calcext:value-type="float">
            <text:p>6.67082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3007" calcext:value-type="float">
            <text:p>3007</text:p>
          </table:table-cell>
          <table:table-cell office:value-type="float" office:value="3843055368" calcext:value-type="float">
            <text:p>3843055368</text:p>
          </table:table-cell>
          <table:table-cell office:value-type="float" office:value="9099204031" calcext:value-type="float">
            <text:p>9099204031</text:p>
          </table:table-cell>
          <table:table-cell office:value-type="float" office:value="93935" calcext:value-type="float">
            <text:p>93935</text:p>
          </table:table-cell>
          <table:table-cell office:value-type="float" office:value="103402501" calcext:value-type="float">
            <text:p>103402501</text:p>
          </table:table-cell>
          <table:table-cell office:value-type="float" office:value="103434898" calcext:value-type="float">
            <text:p>103434898</text:p>
          </table:table-cell>
          <table:table-cell office:value-type="float" office:value="101621500" calcext:value-type="float">
            <text:p>10162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351" calcext:value-type="float">
            <text:p>0.422351</text:p>
          </table:table-cell>
          <table:table-cell office:value-type="float" office:value="93935" calcext:value-type="float">
            <text:p>93935</text:p>
          </table:table-cell>
          <table:table-cell office:value-type="float" office:value="6.604551" calcext:value-type="float">
            <text:p>6.604551</text:p>
          </table:table-cell>
          <table:table-cell office:value-type="float" office:value="6.60662" calcext:value-type="float">
            <text:p>6.60662</text:p>
          </table:table-cell>
          <table:table-cell office:value-type="float" office:value="6.490795" calcext:value-type="float">
            <text:p>6.49079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3009" calcext:value-type="float">
            <text:p>3009</text:p>
          </table:table-cell>
          <table:table-cell office:value-type="float" office:value="3590556098" calcext:value-type="float">
            <text:p>3590556098</text:p>
          </table:table-cell>
          <table:table-cell office:value-type="float" office:value="9096442980" calcext:value-type="float">
            <text:p>9096442980</text:p>
          </table:table-cell>
          <table:table-cell office:value-type="float" office:value="61146" calcext:value-type="float">
            <text:p>61146</text:p>
          </table:table-cell>
          <table:table-cell office:value-type="float" office:value="106286868" calcext:value-type="float">
            <text:p>106286868</text:p>
          </table:table-cell>
          <table:table-cell office:value-type="float" office:value="106318126" calcext:value-type="float">
            <text:p>106318126</text:p>
          </table:table-cell>
          <table:table-cell office:value-type="float" office:value="104496559" calcext:value-type="float">
            <text:p>1044965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4721" calcext:value-type="float">
            <text:p>0.394721</text:p>
          </table:table-cell>
          <table:table-cell office:value-type="float" office:value="61146" calcext:value-type="float">
            <text:p>61146</text:p>
          </table:table-cell>
          <table:table-cell office:value-type="float" office:value="6.782013" calcext:value-type="float">
            <text:p>6.782013</text:p>
          </table:table-cell>
          <table:table-cell office:value-type="float" office:value="6.784008" calcext:value-type="float">
            <text:p>6.784008</text:p>
          </table:table-cell>
          <table:table-cell office:value-type="float" office:value="6.667777" calcext:value-type="float">
            <text:p>6.66777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3009" calcext:value-type="float">
            <text:p>3009</text:p>
          </table:table-cell>
          <table:table-cell office:value-type="float" office:value="3572204832" calcext:value-type="float">
            <text:p>3572204832</text:p>
          </table:table-cell>
          <table:table-cell office:value-type="float" office:value="9097864663" calcext:value-type="float">
            <text:p>9097864663</text:p>
          </table:table-cell>
          <table:table-cell office:value-type="float" office:value="72822" calcext:value-type="float">
            <text:p>72822</text:p>
          </table:table-cell>
          <table:table-cell office:value-type="float" office:value="100613469" calcext:value-type="float">
            <text:p>100613469</text:p>
          </table:table-cell>
          <table:table-cell office:value-type="float" office:value="100653926" calcext:value-type="float">
            <text:p>100653926</text:p>
          </table:table-cell>
          <table:table-cell office:value-type="float" office:value="98945577" calcext:value-type="float">
            <text:p>9894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2642" calcext:value-type="float">
            <text:p>0.392642</text:p>
          </table:table-cell>
          <table:table-cell office:value-type="float" office:value="72822" calcext:value-type="float">
            <text:p>72822</text:p>
          </table:table-cell>
          <table:table-cell office:value-type="float" office:value="6.420002" calcext:value-type="float">
            <text:p>6.420002</text:p>
          </table:table-cell>
          <table:table-cell office:value-type="float" office:value="6.422584" calcext:value-type="float">
            <text:p>6.422584</text:p>
          </table:table-cell>
          <table:table-cell office:value-type="float" office:value="6.313576" calcext:value-type="float">
            <text:p>6.31357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3006" calcext:value-type="float">
            <text:p>3006</text:p>
          </table:table-cell>
          <table:table-cell office:value-type="float" office:value="3723715974" calcext:value-type="float">
            <text:p>3723715974</text:p>
          </table:table-cell>
          <table:table-cell office:value-type="float" office:value="9095507739" calcext:value-type="float">
            <text:p>9095507739</text:p>
          </table:table-cell>
          <table:table-cell office:value-type="float" office:value="113997" calcext:value-type="float">
            <text:p>113997</text:p>
          </table:table-cell>
          <table:table-cell office:value-type="float" office:value="103620979" calcext:value-type="float">
            <text:p>103620979</text:p>
          </table:table-cell>
          <table:table-cell office:value-type="float" office:value="103654305" calcext:value-type="float">
            <text:p>103654305</text:p>
          </table:table-cell>
          <table:table-cell office:value-type="float" office:value="101876264" calcext:value-type="float">
            <text:p>10187626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9402" calcext:value-type="float">
            <text:p>0.409402</text:p>
          </table:table-cell>
          <table:table-cell office:value-type="float" office:value="113997" calcext:value-type="float">
            <text:p>113997</text:p>
          </table:table-cell>
          <table:table-cell office:value-type="float" office:value="6.618505" calcext:value-type="float">
            <text:p>6.618505</text:p>
          </table:table-cell>
          <table:table-cell office:value-type="float" office:value="6.620634" calcext:value-type="float">
            <text:p>6.620634</text:p>
          </table:table-cell>
          <table:table-cell office:value-type="float" office:value="6.507067" calcext:value-type="float">
            <text:p>6.50706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3006" calcext:value-type="float">
            <text:p>3006</text:p>
          </table:table-cell>
          <table:table-cell office:value-type="float" office:value="3736194249" calcext:value-type="float">
            <text:p>3736194249</text:p>
          </table:table-cell>
          <table:table-cell office:value-type="float" office:value="9096646909" calcext:value-type="float">
            <text:p>9096646909</text:p>
          </table:table-cell>
          <table:table-cell office:value-type="float" office:value="75702" calcext:value-type="float">
            <text:p>75702</text:p>
          </table:table-cell>
          <table:table-cell office:value-type="float" office:value="103194439" calcext:value-type="float">
            <text:p>103194439</text:p>
          </table:table-cell>
          <table:table-cell office:value-type="float" office:value="103225865" calcext:value-type="float">
            <text:p>103225865</text:p>
          </table:table-cell>
          <table:table-cell office:value-type="float" office:value="101459718" calcext:value-type="float">
            <text:p>10145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0722" calcext:value-type="float">
            <text:p>0.410722</text:p>
          </table:table-cell>
          <table:table-cell office:value-type="float" office:value="75702" calcext:value-type="float">
            <text:p>75702</text:p>
          </table:table-cell>
          <table:table-cell office:value-type="float" office:value="6.591262" calcext:value-type="float">
            <text:p>6.591262</text:p>
          </table:table-cell>
          <table:table-cell office:value-type="float" office:value="6.593269" calcext:value-type="float">
            <text:p>6.593269</text:p>
          </table:table-cell>
          <table:table-cell office:value-type="float" office:value="6.480461" calcext:value-type="float">
            <text:p>6.48046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4009" calcext:value-type="float">
            <text:p>4009</text:p>
          </table:table-cell>
          <table:table-cell office:value-type="float" office:value="3700532573" calcext:value-type="float">
            <text:p>3700532573</text:p>
          </table:table-cell>
          <table:table-cell office:value-type="float" office:value="9093302704" calcext:value-type="float">
            <text:p>9093302704</text:p>
          </table:table-cell>
          <table:table-cell office:value-type="float" office:value="118756" calcext:value-type="float">
            <text:p>118756</text:p>
          </table:table-cell>
          <table:table-cell office:value-type="float" office:value="103378912" calcext:value-type="float">
            <text:p>103378912</text:p>
          </table:table-cell>
          <table:table-cell office:value-type="float" office:value="103409517" calcext:value-type="float">
            <text:p>103409517</text:p>
          </table:table-cell>
          <table:table-cell office:value-type="float" office:value="101612462" calcext:value-type="float">
            <text:p>10161246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6951" calcext:value-type="float">
            <text:p>0.406951</text:p>
          </table:table-cell>
          <table:table-cell office:value-type="float" office:value="118756" calcext:value-type="float">
            <text:p>118756</text:p>
          </table:table-cell>
          <table:table-cell office:value-type="float" office:value="6.596461" calcext:value-type="float">
            <text:p>6.596461</text:p>
          </table:table-cell>
          <table:table-cell office:value-type="float" office:value="6.598414" calcext:value-type="float">
            <text:p>6.598414</text:p>
          </table:table-cell>
          <table:table-cell office:value-type="float" office:value="6.483747" calcext:value-type="float">
            <text:p>6.48374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4009" calcext:value-type="float">
            <text:p>4009</text:p>
          </table:table-cell>
          <table:table-cell office:value-type="float" office:value="3606359138" calcext:value-type="float">
            <text:p>3606359138</text:p>
          </table:table-cell>
          <table:table-cell office:value-type="float" office:value="9093591663" calcext:value-type="float">
            <text:p>9093591663</text:p>
          </table:table-cell>
          <table:table-cell office:value-type="float" office:value="66709" calcext:value-type="float">
            <text:p>66709</text:p>
          </table:table-cell>
          <table:table-cell office:value-type="float" office:value="99975696" calcext:value-type="float">
            <text:p>99975696</text:p>
          </table:table-cell>
          <table:table-cell office:value-type="float" office:value="100018339" calcext:value-type="float">
            <text:p>100018339</text:p>
          </table:table-cell>
          <table:table-cell office:value-type="float" office:value="98231551" calcext:value-type="float">
            <text:p>9823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582" calcext:value-type="float">
            <text:p>0.396582</text:p>
          </table:table-cell>
          <table:table-cell office:value-type="float" office:value="66709" calcext:value-type="float">
            <text:p>66709</text:p>
          </table:table-cell>
          <table:table-cell office:value-type="float" office:value="6.379307" calcext:value-type="float">
            <text:p>6.379307</text:p>
          </table:table-cell>
          <table:table-cell office:value-type="float" office:value="6.382028" calcext:value-type="float">
            <text:p>6.382028</text:p>
          </table:table-cell>
          <table:table-cell office:value-type="float" office:value="6.268015" calcext:value-type="float">
            <text:p>6.26801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4011" calcext:value-type="float">
            <text:p>4011</text:p>
          </table:table-cell>
          <table:table-cell office:value-type="float" office:value="3790673544" calcext:value-type="float">
            <text:p>3790673544</text:p>
          </table:table-cell>
          <table:table-cell office:value-type="float" office:value="9106303112" calcext:value-type="float">
            <text:p>9106303112</text:p>
          </table:table-cell>
          <table:table-cell office:value-type="float" office:value="107492" calcext:value-type="float">
            <text:p>107492</text:p>
          </table:table-cell>
          <table:table-cell office:value-type="float" office:value="102041442" calcext:value-type="float">
            <text:p>102041442</text:p>
          </table:table-cell>
          <table:table-cell office:value-type="float" office:value="102068520" calcext:value-type="float">
            <text:p>102068520</text:p>
          </table:table-cell>
          <table:table-cell office:value-type="float" office:value="100207592" calcext:value-type="float">
            <text:p>10020759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269" calcext:value-type="float">
            <text:p>0.416269</text:p>
          </table:table-cell>
          <table:table-cell office:value-type="float" office:value="107492" calcext:value-type="float">
            <text:p>107492</text:p>
          </table:table-cell>
          <table:table-cell office:value-type="float" office:value="6.511119" calcext:value-type="float">
            <text:p>6.511119</text:p>
          </table:table-cell>
          <table:table-cell office:value-type="float" office:value="6.512847" calcext:value-type="float">
            <text:p>6.512847</text:p>
          </table:table-cell>
          <table:table-cell office:value-type="float" office:value="6.394104" calcext:value-type="float">
            <text:p>6.39410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4010" calcext:value-type="float">
            <text:p>4010</text:p>
          </table:table-cell>
          <table:table-cell office:value-type="float" office:value="3687637759" calcext:value-type="float">
            <text:p>3687637759</text:p>
          </table:table-cell>
          <table:table-cell office:value-type="float" office:value="9106967378" calcext:value-type="float">
            <text:p>9106967378</text:p>
          </table:table-cell>
          <table:table-cell office:value-type="float" office:value="81065" calcext:value-type="float">
            <text:p>81065</text:p>
          </table:table-cell>
          <table:table-cell office:value-type="float" office:value="98760588" calcext:value-type="float">
            <text:p>98760588</text:p>
          </table:table-cell>
          <table:table-cell office:value-type="float" office:value="98795334" calcext:value-type="float">
            <text:p>98795334</text:p>
          </table:table-cell>
          <table:table-cell office:value-type="float" office:value="96998306" calcext:value-type="float">
            <text:p>9699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4925" calcext:value-type="float">
            <text:p>0.404925</text:p>
          </table:table-cell>
          <table:table-cell office:value-type="float" office:value="81065" calcext:value-type="float">
            <text:p>81065</text:p>
          </table:table-cell>
          <table:table-cell office:value-type="float" office:value="6.301773" calcext:value-type="float">
            <text:p>6.301773</text:p>
          </table:table-cell>
          <table:table-cell office:value-type="float" office:value="6.303989" calcext:value-type="float">
            <text:p>6.303989</text:p>
          </table:table-cell>
          <table:table-cell office:value-type="float" office:value="6.189323" calcext:value-type="float">
            <text:p>6.18932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4011" calcext:value-type="float">
            <text:p>4011</text:p>
          </table:table-cell>
          <table:table-cell office:value-type="float" office:value="3896078602" calcext:value-type="float">
            <text:p>3896078602</text:p>
          </table:table-cell>
          <table:table-cell office:value-type="float" office:value="9116866084" calcext:value-type="float">
            <text:p>9116866084</text:p>
          </table:table-cell>
          <table:table-cell office:value-type="float" office:value="46285" calcext:value-type="float">
            <text:p>46285</text:p>
          </table:table-cell>
          <table:table-cell office:value-type="float" office:value="92968389" calcext:value-type="float">
            <text:p>92968389</text:p>
          </table:table-cell>
          <table:table-cell office:value-type="float" office:value="92987599" calcext:value-type="float">
            <text:p>92987599</text:p>
          </table:table-cell>
          <table:table-cell office:value-type="float" office:value="91269870" calcext:value-type="float">
            <text:p>912698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48" calcext:value-type="float">
            <text:p>0.427348</text:p>
          </table:table-cell>
          <table:table-cell office:value-type="float" office:value="46285" calcext:value-type="float">
            <text:p>46285</text:p>
          </table:table-cell>
          <table:table-cell office:value-type="float" office:value="5.938101" calcext:value-type="float">
            <text:p>5.938101</text:p>
          </table:table-cell>
          <table:table-cell office:value-type="float" office:value="5.939328" calcext:value-type="float">
            <text:p>5.939328</text:p>
          </table:table-cell>
          <table:table-cell office:value-type="float" office:value="5.829613" calcext:value-type="float">
            <text:p>5.82961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4011" calcext:value-type="float">
            <text:p>4011</text:p>
          </table:table-cell>
          <table:table-cell office:value-type="float" office:value="3870943590" calcext:value-type="float">
            <text:p>3870943590</text:p>
          </table:table-cell>
          <table:table-cell office:value-type="float" office:value="9114171595" calcext:value-type="float">
            <text:p>9114171595</text:p>
          </table:table-cell>
          <table:table-cell office:value-type="float" office:value="52713" calcext:value-type="float">
            <text:p>52713</text:p>
          </table:table-cell>
          <table:table-cell office:value-type="float" office:value="90438754" calcext:value-type="float">
            <text:p>90438754</text:p>
          </table:table-cell>
          <table:table-cell office:value-type="float" office:value="90465998" calcext:value-type="float">
            <text:p>90465998</text:p>
          </table:table-cell>
          <table:table-cell office:value-type="float" office:value="88777710" calcext:value-type="float">
            <text:p>88777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717" calcext:value-type="float">
            <text:p>0.424717</text:p>
          </table:table-cell>
          <table:table-cell office:value-type="float" office:value="52713" calcext:value-type="float">
            <text:p>52713</text:p>
          </table:table-cell>
          <table:table-cell office:value-type="float" office:value="5.776527" calcext:value-type="float">
            <text:p>5.776527</text:p>
          </table:table-cell>
          <table:table-cell office:value-type="float" office:value="5.778267" calcext:value-type="float">
            <text:p>5.778267</text:p>
          </table:table-cell>
          <table:table-cell office:value-type="float" office:value="5.670433" calcext:value-type="float">
            <text:p>5.67043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4008" calcext:value-type="float">
            <text:p>4008</text:p>
          </table:table-cell>
          <table:table-cell office:value-type="float" office:value="3793579605" calcext:value-type="float">
            <text:p>3793579605</text:p>
          </table:table-cell>
          <table:table-cell office:value-type="float" office:value="9115578502" calcext:value-type="float">
            <text:p>9115578502</text:p>
          </table:table-cell>
          <table:table-cell office:value-type="float" office:value="81866" calcext:value-type="float">
            <text:p>81866</text:p>
          </table:table-cell>
          <table:table-cell office:value-type="float" office:value="87679590" calcext:value-type="float">
            <text:p>87679590</text:p>
          </table:table-cell>
          <table:table-cell office:value-type="float" office:value="87703851" calcext:value-type="float">
            <text:p>87703851</text:p>
          </table:table-cell>
          <table:table-cell office:value-type="float" office:value="86083675" calcext:value-type="float">
            <text:p>860836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164" calcext:value-type="float">
            <text:p>0.416164</text:p>
          </table:table-cell>
          <table:table-cell office:value-type="float" office:value="81866" calcext:value-type="float">
            <text:p>81866</text:p>
          </table:table-cell>
          <table:table-cell office:value-type="float" office:value="5.600293" calcext:value-type="float">
            <text:p>5.600293</text:p>
          </table:table-cell>
          <table:table-cell office:value-type="float" office:value="5.601842" calcext:value-type="float">
            <text:p>5.601842</text:p>
          </table:table-cell>
          <table:table-cell office:value-type="float" office:value="5.498358" calcext:value-type="float">
            <text:p>5.49835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4008" calcext:value-type="float">
            <text:p>4008</text:p>
          </table:table-cell>
          <table:table-cell office:value-type="float" office:value="3803689984" calcext:value-type="float">
            <text:p>3803689984</text:p>
          </table:table-cell>
          <table:table-cell office:value-type="float" office:value="9114106839" calcext:value-type="float">
            <text:p>9114106839</text:p>
          </table:table-cell>
          <table:table-cell office:value-type="float" office:value="51953" calcext:value-type="float">
            <text:p>51953</text:p>
          </table:table-cell>
          <table:table-cell office:value-type="float" office:value="89418999" calcext:value-type="float">
            <text:p>89418999</text:p>
          </table:table-cell>
          <table:table-cell office:value-type="float" office:value="89443526" calcext:value-type="float">
            <text:p>89443526</text:p>
          </table:table-cell>
          <table:table-cell office:value-type="float" office:value="87773347" calcext:value-type="float">
            <text:p>8777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341" calcext:value-type="float">
            <text:p>0.417341</text:p>
          </table:table-cell>
          <table:table-cell office:value-type="float" office:value="51953" calcext:value-type="float">
            <text:p>51953</text:p>
          </table:table-cell>
          <table:table-cell office:value-type="float" office:value="5.711393" calcext:value-type="float">
            <text:p>5.711393</text:p>
          </table:table-cell>
          <table:table-cell office:value-type="float" office:value="5.71296" calcext:value-type="float">
            <text:p>5.71296</text:p>
          </table:table-cell>
          <table:table-cell office:value-type="float" office:value="5.606281" calcext:value-type="float">
            <text:p>5.60628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5011" calcext:value-type="float">
            <text:p>5011</text:p>
          </table:table-cell>
          <table:table-cell office:value-type="float" office:value="4386442140" calcext:value-type="float">
            <text:p>4386442140</text:p>
          </table:table-cell>
          <table:table-cell office:value-type="float" office:value="9112739617" calcext:value-type="float">
            <text:p>9112739617</text:p>
          </table:table-cell>
          <table:table-cell office:value-type="float" office:value="92093" calcext:value-type="float">
            <text:p>92093</text:p>
          </table:table-cell>
          <table:table-cell office:value-type="float" office:value="89399592" calcext:value-type="float">
            <text:p>89399592</text:p>
          </table:table-cell>
          <table:table-cell office:value-type="float" office:value="89421674" calcext:value-type="float">
            <text:p>89421674</text:p>
          </table:table-cell>
          <table:table-cell office:value-type="float" office:value="87573593" calcext:value-type="float">
            <text:p>8757359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92093" calcext:value-type="float">
            <text:p>92093</text:p>
          </table:table-cell>
          <table:table-cell office:value-type="float" office:value="5.710154" calcext:value-type="float">
            <text:p>5.710154</text:p>
          </table:table-cell>
          <table:table-cell office:value-type="float" office:value="5.711564" calcext:value-type="float">
            <text:p>5.711564</text:p>
          </table:table-cell>
          <table:table-cell office:value-type="float" office:value="5.593523" calcext:value-type="float">
            <text:p>5.59352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5011" calcext:value-type="float">
            <text:p>5011</text:p>
          </table:table-cell>
          <table:table-cell office:value-type="float" office:value="4599809401" calcext:value-type="float">
            <text:p>4599809401</text:p>
          </table:table-cell>
          <table:table-cell office:value-type="float" office:value="9112199130" calcext:value-type="float">
            <text:p>9112199130</text:p>
          </table:table-cell>
          <table:table-cell office:value-type="float" office:value="57393" calcext:value-type="float">
            <text:p>57393</text:p>
          </table:table-cell>
          <table:table-cell office:value-type="float" office:value="103286628" calcext:value-type="float">
            <text:p>103286628</text:p>
          </table:table-cell>
          <table:table-cell office:value-type="float" office:value="103300314" calcext:value-type="float">
            <text:p>103300314</text:p>
          </table:table-cell>
          <table:table-cell office:value-type="float" office:value="101231858" calcext:value-type="float">
            <text:p>10123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797" calcext:value-type="float">
            <text:p>0.504797</text:p>
          </table:table-cell>
          <table:table-cell office:value-type="float" office:value="57393" calcext:value-type="float">
            <text:p>57393</text:p>
          </table:table-cell>
          <table:table-cell office:value-type="float" office:value="6.59715" calcext:value-type="float">
            <text:p>6.59715</text:p>
          </table:table-cell>
          <table:table-cell office:value-type="float" office:value="6.598024" calcext:value-type="float">
            <text:p>6.598024</text:p>
          </table:table-cell>
          <table:table-cell office:value-type="float" office:value="6.465907" calcext:value-type="float">
            <text:p>6.46590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5014" calcext:value-type="float">
            <text:p>5014</text:p>
          </table:table-cell>
          <table:table-cell office:value-type="float" office:value="3981860552" calcext:value-type="float">
            <text:p>3981860552</text:p>
          </table:table-cell>
          <table:table-cell office:value-type="float" office:value="9117208440" calcext:value-type="float">
            <text:p>9117208440</text:p>
          </table:table-cell>
          <table:table-cell office:value-type="float" office:value="97249" calcext:value-type="float">
            <text:p>97249</text:p>
          </table:table-cell>
          <table:table-cell office:value-type="float" office:value="94978386" calcext:value-type="float">
            <text:p>94978386</text:p>
          </table:table-cell>
          <table:table-cell office:value-type="float" office:value="94995691" calcext:value-type="float">
            <text:p>94995691</text:p>
          </table:table-cell>
          <table:table-cell office:value-type="float" office:value="93239036" calcext:value-type="float">
            <text:p>9323903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741" calcext:value-type="float">
            <text:p>0.436741</text:p>
          </table:table-cell>
          <table:table-cell office:value-type="float" office:value="97249" calcext:value-type="float">
            <text:p>97249</text:p>
          </table:table-cell>
          <table:table-cell office:value-type="float" office:value="6.060435" calcext:value-type="float">
            <text:p>6.060435</text:p>
          </table:table-cell>
          <table:table-cell office:value-type="float" office:value="6.06154" calcext:value-type="float">
            <text:p>6.06154</text:p>
          </table:table-cell>
          <table:table-cell office:value-type="float" office:value="5.94945" calcext:value-type="float">
            <text:p>5.9494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5013" calcext:value-type="float">
            <text:p>5013</text:p>
          </table:table-cell>
          <table:table-cell office:value-type="float" office:value="3981334047" calcext:value-type="float">
            <text:p>3981334047</text:p>
          </table:table-cell>
          <table:table-cell office:value-type="float" office:value="9113901242" calcext:value-type="float">
            <text:p>9113901242</text:p>
          </table:table-cell>
          <table:table-cell office:value-type="float" office:value="78261" calcext:value-type="float">
            <text:p>78261</text:p>
          </table:table-cell>
          <table:table-cell office:value-type="float" office:value="91823367" calcext:value-type="float">
            <text:p>91823367</text:p>
          </table:table-cell>
          <table:table-cell office:value-type="float" office:value="91840983" calcext:value-type="float">
            <text:p>91840983</text:p>
          </table:table-cell>
          <table:table-cell office:value-type="float" office:value="90197706" calcext:value-type="float">
            <text:p>9019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78261" calcext:value-type="float">
            <text:p>78261</text:p>
          </table:table-cell>
          <table:table-cell office:value-type="float" office:value="5.859118" calcext:value-type="float">
            <text:p>5.859118</text:p>
          </table:table-cell>
          <table:table-cell office:value-type="float" office:value="5.860242" calcext:value-type="float">
            <text:p>5.860242</text:p>
          </table:table-cell>
          <table:table-cell office:value-type="float" office:value="5.755387" calcext:value-type="float">
            <text:p>5.75538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5013" calcext:value-type="float">
            <text:p>5013</text:p>
          </table:table-cell>
          <table:table-cell office:value-type="float" office:value="3903959121" calcext:value-type="float">
            <text:p>3903959121</text:p>
          </table:table-cell>
          <table:table-cell office:value-type="float" office:value="9118033612" calcext:value-type="float">
            <text:p>9118033612</text:p>
          </table:table-cell>
          <table:table-cell office:value-type="float" office:value="47962" calcext:value-type="float">
            <text:p>47962</text:p>
          </table:table-cell>
          <table:table-cell office:value-type="float" office:value="92666440" calcext:value-type="float">
            <text:p>92666440</text:p>
          </table:table-cell>
          <table:table-cell office:value-type="float" office:value="92681995" calcext:value-type="float">
            <text:p>92681995</text:p>
          </table:table-cell>
          <table:table-cell office:value-type="float" office:value="91020468" calcext:value-type="float">
            <text:p>9102046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8158" calcext:value-type="float">
            <text:p>0.428158</text:p>
          </table:table-cell>
          <table:table-cell office:value-type="float" office:value="47962" calcext:value-type="float">
            <text:p>47962</text:p>
          </table:table-cell>
          <table:table-cell office:value-type="float" office:value="5.918815" calcext:value-type="float">
            <text:p>5.918815</text:p>
          </table:table-cell>
          <table:table-cell office:value-type="float" office:value="5.919808" calcext:value-type="float">
            <text:p>5.919808</text:p>
          </table:table-cell>
          <table:table-cell office:value-type="float" office:value="5.813683" calcext:value-type="float">
            <text:p>5.81368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5014" calcext:value-type="float">
            <text:p>5014</text:p>
          </table:table-cell>
          <table:table-cell office:value-type="float" office:value="3860855402" calcext:value-type="float">
            <text:p>3860855402</text:p>
          </table:table-cell>
          <table:table-cell office:value-type="float" office:value="9115932665" calcext:value-type="float">
            <text:p>9115932665</text:p>
          </table:table-cell>
          <table:table-cell office:value-type="float" office:value="55578" calcext:value-type="float">
            <text:p>55578</text:p>
          </table:table-cell>
          <table:table-cell office:value-type="float" office:value="92545314" calcext:value-type="float">
            <text:p>92545314</text:p>
          </table:table-cell>
          <table:table-cell office:value-type="float" office:value="92567295" calcext:value-type="float">
            <text:p>92567295</text:p>
          </table:table-cell>
          <table:table-cell office:value-type="float" office:value="90914642" calcext:value-type="float">
            <text:p>90914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528" calcext:value-type="float">
            <text:p>0.423528</text:p>
          </table:table-cell>
          <table:table-cell office:value-type="float" office:value="55578" calcext:value-type="float">
            <text:p>55578</text:p>
          </table:table-cell>
          <table:table-cell office:value-type="float" office:value="5.905184" calcext:value-type="float">
            <text:p>5.905184</text:p>
          </table:table-cell>
          <table:table-cell office:value-type="float" office:value="5.906587" calcext:value-type="float">
            <text:p>5.906587</text:p>
          </table:table-cell>
          <table:table-cell office:value-type="float" office:value="5.801134" calcext:value-type="float">
            <text:p>5.80113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5010" calcext:value-type="float">
            <text:p>5010</text:p>
          </table:table-cell>
          <table:table-cell office:value-type="float" office:value="3782140567" calcext:value-type="float">
            <text:p>3782140567</text:p>
          </table:table-cell>
          <table:table-cell office:value-type="float" office:value="9113425495" calcext:value-type="float">
            <text:p>9113425495</text:p>
          </table:table-cell>
          <table:table-cell office:value-type="float" office:value="99232" calcext:value-type="float">
            <text:p>99232</text:p>
          </table:table-cell>
          <table:table-cell office:value-type="float" office:value="94669515" calcext:value-type="float">
            <text:p>94669515</text:p>
          </table:table-cell>
          <table:table-cell office:value-type="float" office:value="94689163" calcext:value-type="float">
            <text:p>94689163</text:p>
          </table:table-cell>
          <table:table-cell office:value-type="float" office:value="93058067" calcext:value-type="float">
            <text:p>930580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008" calcext:value-type="float">
            <text:p>0.415008</text:p>
          </table:table-cell>
          <table:table-cell office:value-type="float" office:value="99232" calcext:value-type="float">
            <text:p>99232</text:p>
          </table:table-cell>
          <table:table-cell office:value-type="float" office:value="6.046755" calcext:value-type="float">
            <text:p>6.046755</text:p>
          </table:table-cell>
          <table:table-cell office:value-type="float" office:value="6.04801" calcext:value-type="float">
            <text:p>6.04801</text:p>
          </table:table-cell>
          <table:table-cell office:value-type="float" office:value="5.943829" calcext:value-type="float">
            <text:p>5.94382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5010" calcext:value-type="float">
            <text:p>5010</text:p>
          </table:table-cell>
          <table:table-cell office:value-type="float" office:value="3778583986" calcext:value-type="float">
            <text:p>3778583986</text:p>
          </table:table-cell>
          <table:table-cell office:value-type="float" office:value="9111556106" calcext:value-type="float">
            <text:p>9111556106</text:p>
          </table:table-cell>
          <table:table-cell office:value-type="float" office:value="61379" calcext:value-type="float">
            <text:p>61379</text:p>
          </table:table-cell>
          <table:table-cell office:value-type="float" office:value="94625812" calcext:value-type="float">
            <text:p>94625812</text:p>
          </table:table-cell>
          <table:table-cell office:value-type="float" office:value="94645244" calcext:value-type="float">
            <text:p>94645244</text:p>
          </table:table-cell>
          <table:table-cell office:value-type="float" office:value="93008418" calcext:value-type="float">
            <text:p>9300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702" calcext:value-type="float">
            <text:p>0.414702</text:p>
          </table:table-cell>
          <table:table-cell office:value-type="float" office:value="61379" calcext:value-type="float">
            <text:p>61379</text:p>
          </table:table-cell>
          <table:table-cell office:value-type="float" office:value="6.043964" calcext:value-type="float">
            <text:p>6.043964</text:p>
          </table:table-cell>
          <table:table-cell office:value-type="float" office:value="6.045206" calcext:value-type="float">
            <text:p>6.045206</text:p>
          </table:table-cell>
          <table:table-cell office:value-type="float" office:value="5.940657" calcext:value-type="float">
            <text:p>5.94065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6013" calcext:value-type="float">
            <text:p>6013</text:p>
          </table:table-cell>
          <table:table-cell office:value-type="float" office:value="4207095650" calcext:value-type="float">
            <text:p>4207095650</text:p>
          </table:table-cell>
          <table:table-cell office:value-type="float" office:value="9106299515" calcext:value-type="float">
            <text:p>9106299515</text:p>
          </table:table-cell>
          <table:table-cell office:value-type="float" office:value="115835" calcext:value-type="float">
            <text:p>115835</text:p>
          </table:table-cell>
          <table:table-cell office:value-type="float" office:value="102521618" calcext:value-type="float">
            <text:p>102521618</text:p>
          </table:table-cell>
          <table:table-cell office:value-type="float" office:value="102538934" calcext:value-type="float">
            <text:p>102538934</text:p>
          </table:table-cell>
          <table:table-cell office:value-type="float" office:value="100602075" calcext:value-type="float">
            <text:p>10060207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1998" calcext:value-type="float">
            <text:p>0.461998</text:p>
          </table:table-cell>
          <table:table-cell office:value-type="float" office:value="115835" calcext:value-type="float">
            <text:p>115835</text:p>
          </table:table-cell>
          <table:table-cell office:value-type="float" office:value="6.548287" calcext:value-type="float">
            <text:p>6.548287</text:p>
          </table:table-cell>
          <table:table-cell office:value-type="float" office:value="6.549393" calcext:value-type="float">
            <text:p>6.549393</text:p>
          </table:table-cell>
          <table:table-cell office:value-type="float" office:value="6.425681" calcext:value-type="float">
            <text:p>6.42568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6013" calcext:value-type="float">
            <text:p>6013</text:p>
          </table:table-cell>
          <table:table-cell office:value-type="float" office:value="4072565456" calcext:value-type="float">
            <text:p>4072565456</text:p>
          </table:table-cell>
          <table:table-cell office:value-type="float" office:value="9103936242" calcext:value-type="float">
            <text:p>9103936242</text:p>
          </table:table-cell>
          <table:table-cell office:value-type="float" office:value="55224" calcext:value-type="float">
            <text:p>55224</text:p>
          </table:table-cell>
          <table:table-cell office:value-type="float" office:value="93466716" calcext:value-type="float">
            <text:p>93466716</text:p>
          </table:table-cell>
          <table:table-cell office:value-type="float" office:value="93492620" calcext:value-type="float">
            <text:p>93492620</text:p>
          </table:table-cell>
          <table:table-cell office:value-type="float" office:value="91705452" calcext:value-type="float">
            <text:p>9170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341" calcext:value-type="float">
            <text:p>0.447341</text:p>
          </table:table-cell>
          <table:table-cell office:value-type="float" office:value="55224" calcext:value-type="float">
            <text:p>55224</text:p>
          </table:table-cell>
          <table:table-cell office:value-type="float" office:value="5.96993" calcext:value-type="float">
            <text:p>5.96993</text:p>
          </table:table-cell>
          <table:table-cell office:value-type="float" office:value="5.971585" calcext:value-type="float">
            <text:p>5.971585</text:p>
          </table:table-cell>
          <table:table-cell office:value-type="float" office:value="5.857434" calcext:value-type="float">
            <text:p>5.85743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6017" calcext:value-type="float">
            <text:p>6017</text:p>
          </table:table-cell>
          <table:table-cell office:value-type="float" office:value="3841023545" calcext:value-type="float">
            <text:p>3841023545</text:p>
          </table:table-cell>
          <table:table-cell office:value-type="float" office:value="9103358430" calcext:value-type="float">
            <text:p>9103358430</text:p>
          </table:table-cell>
          <table:table-cell office:value-type="float" office:value="118562" calcext:value-type="float">
            <text:p>118562</text:p>
          </table:table-cell>
          <table:table-cell office:value-type="float" office:value="106172921" calcext:value-type="float">
            <text:p>106172921</text:p>
          </table:table-cell>
          <table:table-cell office:value-type="float" office:value="106198902" calcext:value-type="float">
            <text:p>106198902</text:p>
          </table:table-cell>
          <table:table-cell office:value-type="float" office:value="104317531" calcext:value-type="float">
            <text:p>1043175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35" calcext:value-type="float">
            <text:p>0.421935</text:p>
          </table:table-cell>
          <table:table-cell office:value-type="float" office:value="118562" calcext:value-type="float">
            <text:p>118562</text:p>
          </table:table-cell>
          <table:table-cell office:value-type="float" office:value="6.774743" calcext:value-type="float">
            <text:p>6.774743</text:p>
          </table:table-cell>
          <table:table-cell office:value-type="float" office:value="6.776401" calcext:value-type="float">
            <text:p>6.776401</text:p>
          </table:table-cell>
          <table:table-cell office:value-type="float" office:value="6.656353" calcext:value-type="float">
            <text:p>6.65635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6016" calcext:value-type="float">
            <text:p>6016</text:p>
          </table:table-cell>
          <table:table-cell office:value-type="float" office:value="3640005913" calcext:value-type="float">
            <text:p>3640005913</text:p>
          </table:table-cell>
          <table:table-cell office:value-type="float" office:value="9094763298" calcext:value-type="float">
            <text:p>9094763298</text:p>
          </table:table-cell>
          <table:table-cell office:value-type="float" office:value="77498" calcext:value-type="float">
            <text:p>77498</text:p>
          </table:table-cell>
          <table:table-cell office:value-type="float" office:value="96826034" calcext:value-type="float">
            <text:p>96826034</text:p>
          </table:table-cell>
          <table:table-cell office:value-type="float" office:value="96858822" calcext:value-type="float">
            <text:p>96858822</text:p>
          </table:table-cell>
          <table:table-cell office:value-type="float" office:value="95117484" calcext:value-type="float">
            <text:p>9511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0231" calcext:value-type="float">
            <text:p>0.400231</text:p>
          </table:table-cell>
          <table:table-cell office:value-type="float" office:value="77498" calcext:value-type="float">
            <text:p>77498</text:p>
          </table:table-cell>
          <table:table-cell office:value-type="float" office:value="6.178331" calcext:value-type="float">
            <text:p>6.178331</text:p>
          </table:table-cell>
          <table:table-cell office:value-type="float" office:value="6.180423" calcext:value-type="float">
            <text:p>6.180423</text:p>
          </table:table-cell>
          <table:table-cell office:value-type="float" office:value="6.069311" calcext:value-type="float">
            <text:p>6.06931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6015" calcext:value-type="float">
            <text:p>6015</text:p>
          </table:table-cell>
          <table:table-cell office:value-type="float" office:value="4030032897" calcext:value-type="float">
            <text:p>4030032897</text:p>
          </table:table-cell>
          <table:table-cell office:value-type="float" office:value="9117205819" calcext:value-type="float">
            <text:p>9117205819</text:p>
          </table:table-cell>
          <table:table-cell office:value-type="float" office:value="46004" calcext:value-type="float">
            <text:p>46004</text:p>
          </table:table-cell>
          <table:table-cell office:value-type="float" office:value="93266629" calcext:value-type="float">
            <text:p>93266629</text:p>
          </table:table-cell>
          <table:table-cell office:value-type="float" office:value="93286388" calcext:value-type="float">
            <text:p>93286388</text:p>
          </table:table-cell>
          <table:table-cell office:value-type="float" office:value="91518408" calcext:value-type="float">
            <text:p>9151840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2025" calcext:value-type="float">
            <text:p>0.442025</text:p>
          </table:table-cell>
          <table:table-cell office:value-type="float" office:value="46004" calcext:value-type="float">
            <text:p>46004</text:p>
          </table:table-cell>
          <table:table-cell office:value-type="float" office:value="5.95715" calcext:value-type="float">
            <text:p>5.95715</text:p>
          </table:table-cell>
          <table:table-cell office:value-type="float" office:value="5.958412" calcext:value-type="float">
            <text:p>5.958412</text:p>
          </table:table-cell>
          <table:table-cell office:value-type="float" office:value="5.845487" calcext:value-type="float">
            <text:p>5.84548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6016" calcext:value-type="float">
            <text:p>6016</text:p>
          </table:table-cell>
          <table:table-cell office:value-type="float" office:value="4037736450" calcext:value-type="float">
            <text:p>4037736450</text:p>
          </table:table-cell>
          <table:table-cell office:value-type="float" office:value="9114413515" calcext:value-type="float">
            <text:p>9114413515</text:p>
          </table:table-cell>
          <table:table-cell office:value-type="float" office:value="52804" calcext:value-type="float">
            <text:p>52804</text:p>
          </table:table-cell>
          <table:table-cell office:value-type="float" office:value="93677681" calcext:value-type="float">
            <text:p>93677681</text:p>
          </table:table-cell>
          <table:table-cell office:value-type="float" office:value="93705343" calcext:value-type="float">
            <text:p>93705343</text:p>
          </table:table-cell>
          <table:table-cell office:value-type="float" office:value="91918345" calcext:value-type="float">
            <text:p>91918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006" calcext:value-type="float">
            <text:p>0.443006</text:p>
          </table:table-cell>
          <table:table-cell office:value-type="float" office:value="52804" calcext:value-type="float">
            <text:p>52804</text:p>
          </table:table-cell>
          <table:table-cell office:value-type="float" office:value="5.983405" calcext:value-type="float">
            <text:p>5.983405</text:p>
          </table:table-cell>
          <table:table-cell office:value-type="float" office:value="5.985172" calcext:value-type="float">
            <text:p>5.985172</text:p>
          </table:table-cell>
          <table:table-cell office:value-type="float" office:value="5.871032" calcext:value-type="float">
            <text:p>5.87103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6013" calcext:value-type="float">
            <text:p>6013</text:p>
          </table:table-cell>
          <table:table-cell office:value-type="float" office:value="3783015511" calcext:value-type="float">
            <text:p>3783015511</text:p>
          </table:table-cell>
          <table:table-cell office:value-type="float" office:value="9114077292" calcext:value-type="float">
            <text:p>9114077292</text:p>
          </table:table-cell>
          <table:table-cell office:value-type="float" office:value="83262" calcext:value-type="float">
            <text:p>83262</text:p>
          </table:table-cell>
          <table:table-cell office:value-type="float" office:value="87987444" calcext:value-type="float">
            <text:p>87987444</text:p>
          </table:table-cell>
          <table:table-cell office:value-type="float" office:value="88010339" calcext:value-type="float">
            <text:p>88010339</text:p>
          </table:table-cell>
          <table:table-cell office:value-type="float" office:value="86390496" calcext:value-type="float">
            <text:p>863904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074" calcext:value-type="float">
            <text:p>0.415074</text:p>
          </table:table-cell>
          <table:table-cell office:value-type="float" office:value="83262" calcext:value-type="float">
            <text:p>83262</text:p>
          </table:table-cell>
          <table:table-cell office:value-type="float" office:value="5.614353" calcext:value-type="float">
            <text:p>5.614353</text:p>
          </table:table-cell>
          <table:table-cell office:value-type="float" office:value="5.615814" calcext:value-type="float">
            <text:p>5.615814</text:p>
          </table:table-cell>
          <table:table-cell office:value-type="float" office:value="5.512455" calcext:value-type="float">
            <text:p>5.51245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6012" calcext:value-type="float">
            <text:p>6012</text:p>
          </table:table-cell>
          <table:table-cell office:value-type="float" office:value="3778653265" calcext:value-type="float">
            <text:p>3778653265</text:p>
          </table:table-cell>
          <table:table-cell office:value-type="float" office:value="9112917275" calcext:value-type="float">
            <text:p>9112917275</text:p>
          </table:table-cell>
          <table:table-cell office:value-type="float" office:value="51146" calcext:value-type="float">
            <text:p>51146</text:p>
          </table:table-cell>
          <table:table-cell office:value-type="float" office:value="87961679" calcext:value-type="float">
            <text:p>87961679</text:p>
          </table:table-cell>
          <table:table-cell office:value-type="float" office:value="87985271" calcext:value-type="float">
            <text:p>87985271</text:p>
          </table:table-cell>
          <table:table-cell office:value-type="float" office:value="86357983" calcext:value-type="float">
            <text:p>86357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648" calcext:value-type="float">
            <text:p>0.414648</text:p>
          </table:table-cell>
          <table:table-cell office:value-type="float" office:value="51146" calcext:value-type="float">
            <text:p>51146</text:p>
          </table:table-cell>
          <table:table-cell office:value-type="float" office:value="5.618311" calcext:value-type="float">
            <text:p>5.618311</text:p>
          </table:table-cell>
          <table:table-cell office:value-type="float" office:value="5.619818" calcext:value-type="float">
            <text:p>5.619818</text:p>
          </table:table-cell>
          <table:table-cell office:value-type="float" office:value="5.515879" calcext:value-type="float">
            <text:p>5.51587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7016" calcext:value-type="float">
            <text:p>7016</text:p>
          </table:table-cell>
          <table:table-cell office:value-type="float" office:value="4029791130" calcext:value-type="float">
            <text:p>4029791130</text:p>
          </table:table-cell>
          <table:table-cell office:value-type="float" office:value="9112579898" calcext:value-type="float">
            <text:p>9112579898</text:p>
          </table:table-cell>
          <table:table-cell office:value-type="float" office:value="94734" calcext:value-type="float">
            <text:p>94734</text:p>
          </table:table-cell>
          <table:table-cell office:value-type="float" office:value="92778036" calcext:value-type="float">
            <text:p>92778036</text:p>
          </table:table-cell>
          <table:table-cell office:value-type="float" office:value="92800803" calcext:value-type="float">
            <text:p>92800803</text:p>
          </table:table-cell>
          <table:table-cell office:value-type="float" office:value="91011711" calcext:value-type="float">
            <text:p>910117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2223" calcext:value-type="float">
            <text:p>0.442223</text:p>
          </table:table-cell>
          <table:table-cell office:value-type="float" office:value="94734" calcext:value-type="float">
            <text:p>94734</text:p>
          </table:table-cell>
          <table:table-cell office:value-type="float" office:value="5.920034" calcext:value-type="float">
            <text:p>5.920034</text:p>
          </table:table-cell>
          <table:table-cell office:value-type="float" office:value="5.921487" calcext:value-type="float">
            <text:p>5.921487</text:p>
          </table:table-cell>
          <table:table-cell office:value-type="float" office:value="5.807328" calcext:value-type="float">
            <text:p>5.80732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7015" calcext:value-type="float">
            <text:p>7015</text:p>
          </table:table-cell>
          <table:table-cell office:value-type="float" office:value="4089643718" calcext:value-type="float">
            <text:p>4089643718</text:p>
          </table:table-cell>
          <table:table-cell office:value-type="float" office:value="9109535536" calcext:value-type="float">
            <text:p>9109535536</text:p>
          </table:table-cell>
          <table:table-cell office:value-type="float" office:value="58043" calcext:value-type="float">
            <text:p>58043</text:p>
          </table:table-cell>
          <table:table-cell office:value-type="float" office:value="91804808" calcext:value-type="float">
            <text:p>91804808</text:p>
          </table:table-cell>
          <table:table-cell office:value-type="float" office:value="91824335" calcext:value-type="float">
            <text:p>91824335</text:p>
          </table:table-cell>
          <table:table-cell office:value-type="float" office:value="90126031" calcext:value-type="float">
            <text:p>90126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941" calcext:value-type="float">
            <text:p>0.448941</text:p>
          </table:table-cell>
          <table:table-cell office:value-type="float" office:value="58043" calcext:value-type="float">
            <text:p>58043</text:p>
          </table:table-cell>
          <table:table-cell office:value-type="float" office:value="5.86378" calcext:value-type="float">
            <text:p>5.86378</text:p>
          </table:table-cell>
          <table:table-cell office:value-type="float" office:value="5.865027" calcext:value-type="float">
            <text:p>5.865027</text:p>
          </table:table-cell>
          <table:table-cell office:value-type="float" office:value="5.756553" calcext:value-type="float">
            <text:p>5.75655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7019" calcext:value-type="float">
            <text:p>7019</text:p>
          </table:table-cell>
          <table:table-cell office:value-type="float" office:value="4357750306" calcext:value-type="float">
            <text:p>4357750306</text:p>
          </table:table-cell>
          <table:table-cell office:value-type="float" office:value="9114794551" calcext:value-type="float">
            <text:p>9114794551</text:p>
          </table:table-cell>
          <table:table-cell office:value-type="float" office:value="89150" calcext:value-type="float">
            <text:p>89150</text:p>
          </table:table-cell>
          <table:table-cell office:value-type="float" office:value="90045722" calcext:value-type="float">
            <text:p>90045722</text:p>
          </table:table-cell>
          <table:table-cell office:value-type="float" office:value="90064874" calcext:value-type="float">
            <text:p>90064874</text:p>
          </table:table-cell>
          <table:table-cell office:value-type="float" office:value="88237383" calcext:value-type="float">
            <text:p>882373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8096" calcext:value-type="float">
            <text:p>0.478096</text:p>
          </table:table-cell>
          <table:table-cell office:value-type="float" office:value="89150" calcext:value-type="float">
            <text:p>89150</text:p>
          </table:table-cell>
          <table:table-cell office:value-type="float" office:value="5.751423" calcext:value-type="float">
            <text:p>5.751423</text:p>
          </table:table-cell>
          <table:table-cell office:value-type="float" office:value="5.752646" calcext:value-type="float">
            <text:p>5.752646</text:p>
          </table:table-cell>
          <table:table-cell office:value-type="float" office:value="5.635921" calcext:value-type="float">
            <text:p>5.63592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7018" calcext:value-type="float">
            <text:p>7018</text:p>
          </table:table-cell>
          <table:table-cell office:value-type="float" office:value="4428967885" calcext:value-type="float">
            <text:p>4428967885</text:p>
          </table:table-cell>
          <table:table-cell office:value-type="float" office:value="9112957120" calcext:value-type="float">
            <text:p>9112957120</text:p>
          </table:table-cell>
          <table:table-cell office:value-type="float" office:value="78144" calcext:value-type="float">
            <text:p>78144</text:p>
          </table:table-cell>
          <table:table-cell office:value-type="float" office:value="99733278" calcext:value-type="float">
            <text:p>99733278</text:p>
          </table:table-cell>
          <table:table-cell office:value-type="float" office:value="99748495" calcext:value-type="float">
            <text:p>99748495</text:p>
          </table:table-cell>
          <table:table-cell office:value-type="float" office:value="97775782" calcext:value-type="float">
            <text:p>97775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6008" calcext:value-type="float">
            <text:p>0.486008</text:p>
          </table:table-cell>
          <table:table-cell office:value-type="float" office:value="78144" calcext:value-type="float">
            <text:p>78144</text:p>
          </table:table-cell>
          <table:table-cell office:value-type="float" office:value="6.37019" calcext:value-type="float">
            <text:p>6.37019</text:p>
          </table:table-cell>
          <table:table-cell office:value-type="float" office:value="6.371161" calcext:value-type="float">
            <text:p>6.371161</text:p>
          </table:table-cell>
          <table:table-cell office:value-type="float" office:value="6.24516" calcext:value-type="float">
            <text:p>6.2451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7017" calcext:value-type="float">
            <text:p>7017</text:p>
          </table:table-cell>
          <table:table-cell office:value-type="float" office:value="4181745357" calcext:value-type="float">
            <text:p>4181745357</text:p>
          </table:table-cell>
          <table:table-cell office:value-type="float" office:value="9117298641" calcext:value-type="float">
            <text:p>9117298641</text:p>
          </table:table-cell>
          <table:table-cell office:value-type="float" office:value="47312" calcext:value-type="float">
            <text:p>47312</text:p>
          </table:table-cell>
          <table:table-cell office:value-type="float" office:value="96182811" calcext:value-type="float">
            <text:p>96182811</text:p>
          </table:table-cell>
          <table:table-cell office:value-type="float" office:value="96197016" calcext:value-type="float">
            <text:p>96197016</text:p>
          </table:table-cell>
          <table:table-cell office:value-type="float" office:value="94392739" calcext:value-type="float">
            <text:p>943927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8661" calcext:value-type="float">
            <text:p>0.458661</text:p>
          </table:table-cell>
          <table:table-cell office:value-type="float" office:value="47312" calcext:value-type="float">
            <text:p>47312</text:p>
          </table:table-cell>
          <table:table-cell office:value-type="float" office:value="6.143413" calcext:value-type="float">
            <text:p>6.143413</text:p>
          </table:table-cell>
          <table:table-cell office:value-type="float" office:value="6.14432" calcext:value-type="float">
            <text:p>6.14432</text:p>
          </table:table-cell>
          <table:table-cell office:value-type="float" office:value="6.029077" calcext:value-type="float">
            <text:p>6.02907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7018" calcext:value-type="float">
            <text:p>7018</text:p>
          </table:table-cell>
          <table:table-cell office:value-type="float" office:value="4096682847" calcext:value-type="float">
            <text:p>4096682847</text:p>
          </table:table-cell>
          <table:table-cell office:value-type="float" office:value="9114750964" calcext:value-type="float">
            <text:p>9114750964</text:p>
          </table:table-cell>
          <table:table-cell office:value-type="float" office:value="57557" calcext:value-type="float">
            <text:p>57557</text:p>
          </table:table-cell>
          <table:table-cell office:value-type="float" office:value="93446787" calcext:value-type="float">
            <text:p>93446787</text:p>
          </table:table-cell>
          <table:table-cell office:value-type="float" office:value="93468176" calcext:value-type="float">
            <text:p>93468176</text:p>
          </table:table-cell>
          <table:table-cell office:value-type="float" office:value="91721099" calcext:value-type="float">
            <text:p>9172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456" calcext:value-type="float">
            <text:p>0.449456</text:p>
          </table:table-cell>
          <table:table-cell office:value-type="float" office:value="57557" calcext:value-type="float">
            <text:p>57557</text:p>
          </table:table-cell>
          <table:table-cell office:value-type="float" office:value="5.968657" calcext:value-type="float">
            <text:p>5.968657</text:p>
          </table:table-cell>
          <table:table-cell office:value-type="float" office:value="5.970023" calcext:value-type="float">
            <text:p>5.970023</text:p>
          </table:table-cell>
          <table:table-cell office:value-type="float" office:value="5.858433" calcext:value-type="float">
            <text:p>5.85843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7016" calcext:value-type="float">
            <text:p>7016</text:p>
          </table:table-cell>
          <table:table-cell office:value-type="float" office:value="3786250217" calcext:value-type="float">
            <text:p>3786250217</text:p>
          </table:table-cell>
          <table:table-cell office:value-type="float" office:value="9118276074" calcext:value-type="float">
            <text:p>9118276074</text:p>
          </table:table-cell>
          <table:table-cell office:value-type="float" office:value="89090" calcext:value-type="float">
            <text:p>89090</text:p>
          </table:table-cell>
          <table:table-cell office:value-type="float" office:value="90333473" calcext:value-type="float">
            <text:p>90333473</text:p>
          </table:table-cell>
          <table:table-cell office:value-type="float" office:value="90352218" calcext:value-type="float">
            <text:p>90352218</text:p>
          </table:table-cell>
          <table:table-cell office:value-type="float" office:value="88776343" calcext:value-type="float">
            <text:p>8877634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238" calcext:value-type="float">
            <text:p>0.415238</text:p>
          </table:table-cell>
          <table:table-cell office:value-type="float" office:value="89090" calcext:value-type="float">
            <text:p>89090</text:p>
          </table:table-cell>
          <table:table-cell office:value-type="float" office:value="5.76405" calcext:value-type="float">
            <text:p>5.76405</text:p>
          </table:table-cell>
          <table:table-cell office:value-type="float" office:value="5.765246" calcext:value-type="float">
            <text:p>5.765246</text:p>
          </table:table-cell>
          <table:table-cell office:value-type="float" office:value="5.664692" calcext:value-type="float">
            <text:p>5.66469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7015" calcext:value-type="float">
            <text:p>7015</text:p>
          </table:table-cell>
          <table:table-cell office:value-type="float" office:value="3782215302" calcext:value-type="float">
            <text:p>3782215302</text:p>
          </table:table-cell>
          <table:table-cell office:value-type="float" office:value="9116783580" calcext:value-type="float">
            <text:p>9116783580</text:p>
          </table:table-cell>
          <table:table-cell office:value-type="float" office:value="56788" calcext:value-type="float">
            <text:p>56788</text:p>
          </table:table-cell>
          <table:table-cell office:value-type="float" office:value="90346128" calcext:value-type="float">
            <text:p>90346128</text:p>
          </table:table-cell>
          <table:table-cell office:value-type="float" office:value="90365034" calcext:value-type="float">
            <text:p>90365034</text:p>
          </table:table-cell>
          <table:table-cell office:value-type="float" office:value="88783546" calcext:value-type="float">
            <text:p>8878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4863" calcext:value-type="float">
            <text:p>0.414863</text:p>
          </table:table-cell>
          <table:table-cell office:value-type="float" office:value="56788" calcext:value-type="float">
            <text:p>56788</text:p>
          </table:table-cell>
          <table:table-cell office:value-type="float" office:value="5.764858" calcext:value-type="float">
            <text:p>5.764858</text:p>
          </table:table-cell>
          <table:table-cell office:value-type="float" office:value="5.766064" calcext:value-type="float">
            <text:p>5.766064</text:p>
          </table:table-cell>
          <table:table-cell office:value-type="float" office:value="5.665152" calcext:value-type="float">
            <text:p>5.66515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8019" calcext:value-type="float">
            <text:p>8019</text:p>
          </table:table-cell>
          <table:table-cell office:value-type="float" office:value="3987198739" calcext:value-type="float">
            <text:p>3987198739</text:p>
          </table:table-cell>
          <table:table-cell office:value-type="float" office:value="9118142357" calcext:value-type="float">
            <text:p>9118142357</text:p>
          </table:table-cell>
          <table:table-cell office:value-type="float" office:value="106116" calcext:value-type="float">
            <text:p>106116</text:p>
          </table:table-cell>
          <table:table-cell office:value-type="float" office:value="95619917" calcext:value-type="float">
            <text:p>95619917</text:p>
          </table:table-cell>
          <table:table-cell office:value-type="float" office:value="95636145" calcext:value-type="float">
            <text:p>95636145</text:p>
          </table:table-cell>
          <table:table-cell office:value-type="float" office:value="93895970" calcext:value-type="float">
            <text:p>9389597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282" calcext:value-type="float">
            <text:p>0.437282</text:p>
          </table:table-cell>
          <table:table-cell office:value-type="float" office:value="106116" calcext:value-type="float">
            <text:p>106116</text:p>
          </table:table-cell>
          <table:table-cell office:value-type="float" office:value="6.101371" calcext:value-type="float">
            <text:p>6.101371</text:p>
          </table:table-cell>
          <table:table-cell office:value-type="float" office:value="6.102406" calcext:value-type="float">
            <text:p>6.102406</text:p>
          </table:table-cell>
          <table:table-cell office:value-type="float" office:value="5.991368" calcext:value-type="float">
            <text:p>5.99136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8018" calcext:value-type="float">
            <text:p>8018</text:p>
          </table:table-cell>
          <table:table-cell office:value-type="float" office:value="3876331417" calcext:value-type="float">
            <text:p>3876331417</text:p>
          </table:table-cell>
          <table:table-cell office:value-type="float" office:value="9115475280" calcext:value-type="float">
            <text:p>9115475280</text:p>
          </table:table-cell>
          <table:table-cell office:value-type="float" office:value="54155" calcext:value-type="float">
            <text:p>54155</text:p>
          </table:table-cell>
          <table:table-cell office:value-type="float" office:value="90273934" calcext:value-type="float">
            <text:p>90273934</text:p>
          </table:table-cell>
          <table:table-cell office:value-type="float" office:value="90299607" calcext:value-type="float">
            <text:p>90299607</text:p>
          </table:table-cell>
          <table:table-cell office:value-type="float" office:value="88624747" calcext:value-type="float">
            <text:p>88624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247" calcext:value-type="float">
            <text:p>0.425247</text:p>
          </table:table-cell>
          <table:table-cell office:value-type="float" office:value="54155" calcext:value-type="float">
            <text:p>54155</text:p>
          </table:table-cell>
          <table:table-cell office:value-type="float" office:value="5.760251" calcext:value-type="float">
            <text:p>5.760251</text:p>
          </table:table-cell>
          <table:table-cell office:value-type="float" office:value="5.761889" calcext:value-type="float">
            <text:p>5.761889</text:p>
          </table:table-cell>
          <table:table-cell office:value-type="float" office:value="5.655018" calcext:value-type="float">
            <text:p>5.65501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8021" calcext:value-type="float">
            <text:p>8021</text:p>
          </table:table-cell>
          <table:table-cell office:value-type="float" office:value="4046966066" calcext:value-type="float">
            <text:p>4046966066</text:p>
          </table:table-cell>
          <table:table-cell office:value-type="float" office:value="9114951583" calcext:value-type="float">
            <text:p>9114951583</text:p>
          </table:table-cell>
          <table:table-cell office:value-type="float" office:value="99369" calcext:value-type="float">
            <text:p>99369</text:p>
          </table:table-cell>
          <table:table-cell office:value-type="float" office:value="97779178" calcext:value-type="float">
            <text:p>97779178</text:p>
          </table:table-cell>
          <table:table-cell office:value-type="float" office:value="97792289" calcext:value-type="float">
            <text:p>97792289</text:p>
          </table:table-cell>
          <table:table-cell office:value-type="float" office:value="96012240" calcext:value-type="float">
            <text:p>9601224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992" calcext:value-type="float">
            <text:p>0.443992</text:p>
          </table:table-cell>
          <table:table-cell office:value-type="float" office:value="99369" calcext:value-type="float">
            <text:p>99369</text:p>
          </table:table-cell>
          <table:table-cell office:value-type="float" office:value="6.245377" calcext:value-type="float">
            <text:p>6.245377</text:p>
          </table:table-cell>
          <table:table-cell office:value-type="float" office:value="6.246214" calcext:value-type="float">
            <text:p>6.246214</text:p>
          </table:table-cell>
          <table:table-cell office:value-type="float" office:value="6.132518" calcext:value-type="float">
            <text:p>6.13251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8020" calcext:value-type="float">
            <text:p>8020</text:p>
          </table:table-cell>
          <table:table-cell office:value-type="float" office:value="3970852567" calcext:value-type="float">
            <text:p>3970852567</text:p>
          </table:table-cell>
          <table:table-cell office:value-type="float" office:value="9113202264" calcext:value-type="float">
            <text:p>9113202264</text:p>
          </table:table-cell>
          <table:table-cell office:value-type="float" office:value="67099" calcext:value-type="float">
            <text:p>67099</text:p>
          </table:table-cell>
          <table:table-cell office:value-type="float" office:value="92654814" calcext:value-type="float">
            <text:p>92654814</text:p>
          </table:table-cell>
          <table:table-cell office:value-type="float" office:value="92676127" calcext:value-type="float">
            <text:p>92676127</text:p>
          </table:table-cell>
          <table:table-cell office:value-type="float" office:value="90962951" calcext:value-type="float">
            <text:p>9096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725" calcext:value-type="float">
            <text:p>0.435725</text:p>
          </table:table-cell>
          <table:table-cell office:value-type="float" office:value="67099" calcext:value-type="float">
            <text:p>67099</text:p>
          </table:table-cell>
          <table:table-cell office:value-type="float" office:value="5.918072" calcext:value-type="float">
            <text:p>5.918072</text:p>
          </table:table-cell>
          <table:table-cell office:value-type="float" office:value="5.919433" calcext:value-type="float">
            <text:p>5.919433</text:p>
          </table:table-cell>
          <table:table-cell office:value-type="float" office:value="5.810009" calcext:value-type="float">
            <text:p>5.81000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8020" calcext:value-type="float">
            <text:p>8020</text:p>
          </table:table-cell>
          <table:table-cell office:value-type="float" office:value="4497336115" calcext:value-type="float">
            <text:p>4497336115</text:p>
          </table:table-cell>
          <table:table-cell office:value-type="float" office:value="9115700953" calcext:value-type="float">
            <text:p>9115700953</text:p>
          </table:table-cell>
          <table:table-cell office:value-type="float" office:value="46907" calcext:value-type="float">
            <text:p>46907</text:p>
          </table:table-cell>
          <table:table-cell office:value-type="float" office:value="96724400" calcext:value-type="float">
            <text:p>96724400</text:p>
          </table:table-cell>
          <table:table-cell office:value-type="float" office:value="96740195" calcext:value-type="float">
            <text:p>96740195</text:p>
          </table:table-cell>
          <table:table-cell office:value-type="float" office:value="94785781" calcext:value-type="float">
            <text:p>947857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362" calcext:value-type="float">
            <text:p>0.493362</text:p>
          </table:table-cell>
          <table:table-cell office:value-type="float" office:value="46907" calcext:value-type="float">
            <text:p>46907</text:p>
          </table:table-cell>
          <table:table-cell office:value-type="float" office:value="6.171846" calcext:value-type="float">
            <text:p>6.171846</text:p>
          </table:table-cell>
          <table:table-cell office:value-type="float" office:value="6.172854" calcext:value-type="float">
            <text:p>6.172854</text:p>
          </table:table-cell>
          <table:table-cell office:value-type="float" office:value="6.048146" calcext:value-type="float">
            <text:p>6.04814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8021" calcext:value-type="float">
            <text:p>8021</text:p>
          </table:table-cell>
          <table:table-cell office:value-type="float" office:value="4465013636" calcext:value-type="float">
            <text:p>4465013636</text:p>
          </table:table-cell>
          <table:table-cell office:value-type="float" office:value="9112953743" calcext:value-type="float">
            <text:p>9112953743</text:p>
          </table:table-cell>
          <table:table-cell office:value-type="float" office:value="52775" calcext:value-type="float">
            <text:p>52775</text:p>
          </table:table-cell>
          <table:table-cell office:value-type="float" office:value="94936464" calcext:value-type="float">
            <text:p>94936464</text:p>
          </table:table-cell>
          <table:table-cell office:value-type="float" office:value="94959394" calcext:value-type="float">
            <text:p>94959394</text:p>
          </table:table-cell>
          <table:table-cell office:value-type="float" office:value="93024428" calcext:value-type="float">
            <text:p>9302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963" calcext:value-type="float">
            <text:p>0.489963</text:p>
          </table:table-cell>
          <table:table-cell office:value-type="float" office:value="52775" calcext:value-type="float">
            <text:p>52775</text:p>
          </table:table-cell>
          <table:table-cell office:value-type="float" office:value="6.05776" calcext:value-type="float">
            <text:p>6.05776</text:p>
          </table:table-cell>
          <table:table-cell office:value-type="float" office:value="6.059224" calcext:value-type="float">
            <text:p>6.059224</text:p>
          </table:table-cell>
          <table:table-cell office:value-type="float" office:value="5.935756" calcext:value-type="float">
            <text:p>5.93575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8018" calcext:value-type="float">
            <text:p>8018</text:p>
          </table:table-cell>
          <table:table-cell office:value-type="float" office:value="4081815145" calcext:value-type="float">
            <text:p>4081815145</text:p>
          </table:table-cell>
          <table:table-cell office:value-type="float" office:value="9113397805" calcext:value-type="float">
            <text:p>9113397805</text:p>
          </table:table-cell>
          <table:table-cell office:value-type="float" office:value="91585" calcext:value-type="float">
            <text:p>91585</text:p>
          </table:table-cell>
          <table:table-cell office:value-type="float" office:value="92323590" calcext:value-type="float">
            <text:p>92323590</text:p>
          </table:table-cell>
          <table:table-cell office:value-type="float" office:value="92345624" calcext:value-type="float">
            <text:p>92345624</text:p>
          </table:table-cell>
          <table:table-cell office:value-type="float" office:value="90585883" calcext:value-type="float">
            <text:p>905858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892" calcext:value-type="float">
            <text:p>0.447892</text:p>
          </table:table-cell>
          <table:table-cell office:value-type="float" office:value="91585" calcext:value-type="float">
            <text:p>91585</text:p>
          </table:table-cell>
          <table:table-cell office:value-type="float" office:value="5.896916" calcext:value-type="float">
            <text:p>5.896916</text:p>
          </table:table-cell>
          <table:table-cell office:value-type="float" office:value="5.898323" calcext:value-type="float">
            <text:p>5.898323</text:p>
          </table:table-cell>
          <table:table-cell office:value-type="float" office:value="5.785924" calcext:value-type="float">
            <text:p>5.78592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8017" calcext:value-type="float">
            <text:p>8017</text:p>
          </table:table-cell>
          <table:table-cell office:value-type="float" office:value="4154046066" calcext:value-type="float">
            <text:p>4154046066</text:p>
          </table:table-cell>
          <table:table-cell office:value-type="float" office:value="9112172907" calcext:value-type="float">
            <text:p>9112172907</text:p>
          </table:table-cell>
          <table:table-cell office:value-type="float" office:value="57337" calcext:value-type="float">
            <text:p>57337</text:p>
          </table:table-cell>
          <table:table-cell office:value-type="float" office:value="94527525" calcext:value-type="float">
            <text:p>94527525</text:p>
          </table:table-cell>
          <table:table-cell office:value-type="float" office:value="94549232" calcext:value-type="float">
            <text:p>94549232</text:p>
          </table:table-cell>
          <table:table-cell office:value-type="float" office:value="92719358" calcext:value-type="float">
            <text:p>92719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879" calcext:value-type="float">
            <text:p>0.455879</text:p>
          </table:table-cell>
          <table:table-cell office:value-type="float" office:value="57337" calcext:value-type="float">
            <text:p>57337</text:p>
          </table:table-cell>
          <table:table-cell office:value-type="float" office:value="6.037686" calcext:value-type="float">
            <text:p>6.037686</text:p>
          </table:table-cell>
          <table:table-cell office:value-type="float" office:value="6.039073" calcext:value-type="float">
            <text:p>6.039073</text:p>
          </table:table-cell>
          <table:table-cell office:value-type="float" office:value="5.922194" calcext:value-type="float">
            <text:p>5.9221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9022" calcext:value-type="float">
            <text:p>9022</text:p>
          </table:table-cell>
          <table:table-cell office:value-type="float" office:value="3885062246" calcext:value-type="float">
            <text:p>3885062246</text:p>
          </table:table-cell>
          <table:table-cell office:value-type="float" office:value="9112340517" calcext:value-type="float">
            <text:p>9112340517</text:p>
          </table:table-cell>
          <table:table-cell office:value-type="float" office:value="91487" calcext:value-type="float">
            <text:p>91487</text:p>
          </table:table-cell>
          <table:table-cell office:value-type="float" office:value="90041574" calcext:value-type="float">
            <text:p>90041574</text:p>
          </table:table-cell>
          <table:table-cell office:value-type="float" office:value="90066059" calcext:value-type="float">
            <text:p>90066059</text:p>
          </table:table-cell>
          <table:table-cell office:value-type="float" office:value="88368387" calcext:value-type="float">
            <text:p>8836838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352" calcext:value-type="float">
            <text:p>0.426352</text:p>
          </table:table-cell>
          <table:table-cell office:value-type="float" office:value="91487" calcext:value-type="float">
            <text:p>91487</text:p>
          </table:table-cell>
          <table:table-cell office:value-type="float" office:value="5.745425" calcext:value-type="float">
            <text:p>5.745425</text:p>
          </table:table-cell>
          <table:table-cell office:value-type="float" office:value="5.746986" calcext:value-type="float">
            <text:p>5.746986</text:p>
          </table:table-cell>
          <table:table-cell office:value-type="float" office:value="5.63866" calcext:value-type="float">
            <text:p>5.6386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9021" calcext:value-type="float">
            <text:p>9021</text:p>
          </table:table-cell>
          <table:table-cell office:value-type="float" office:value="4006578069" calcext:value-type="float">
            <text:p>4006578069</text:p>
          </table:table-cell>
          <table:table-cell office:value-type="float" office:value="9109352483" calcext:value-type="float">
            <text:p>9109352483</text:p>
          </table:table-cell>
          <table:table-cell office:value-type="float" office:value="61951" calcext:value-type="float">
            <text:p>61951</text:p>
          </table:table-cell>
          <table:table-cell office:value-type="float" office:value="95920661" calcext:value-type="float">
            <text:p>95920661</text:p>
          </table:table-cell>
          <table:table-cell office:value-type="float" office:value="95939596" calcext:value-type="float">
            <text:p>95939596</text:p>
          </table:table-cell>
          <table:table-cell office:value-type="float" office:value="94200946" calcext:value-type="float">
            <text:p>94200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831" calcext:value-type="float">
            <text:p>0.439831</text:p>
          </table:table-cell>
          <table:table-cell office:value-type="float" office:value="61951" calcext:value-type="float">
            <text:p>61951</text:p>
          </table:table-cell>
          <table:table-cell office:value-type="float" office:value="6.120561" calcext:value-type="float">
            <text:p>6.120561</text:p>
          </table:table-cell>
          <table:table-cell office:value-type="float" office:value="6.121769" calcext:value-type="float">
            <text:p>6.121769</text:p>
          </table:table-cell>
          <table:table-cell office:value-type="float" office:value="6.010828" calcext:value-type="float">
            <text:p>6.01082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9023" calcext:value-type="float">
            <text:p>9023</text:p>
          </table:table-cell>
          <table:table-cell office:value-type="float" office:value="3893887554" calcext:value-type="float">
            <text:p>3893887554</text:p>
          </table:table-cell>
          <table:table-cell office:value-type="float" office:value="9116535036" calcext:value-type="float">
            <text:p>9116535036</text:p>
          </table:table-cell>
          <table:table-cell office:value-type="float" office:value="83511" calcext:value-type="float">
            <text:p>83511</text:p>
          </table:table-cell>
          <table:table-cell office:value-type="float" office:value="89116042" calcext:value-type="float">
            <text:p>89116042</text:p>
          </table:table-cell>
          <table:table-cell office:value-type="float" office:value="89135360" calcext:value-type="float">
            <text:p>89135360</text:p>
          </table:table-cell>
          <table:table-cell office:value-type="float" office:value="87468612" calcext:value-type="float">
            <text:p>874686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24" calcext:value-type="float">
            <text:p>0.427124</text:p>
          </table:table-cell>
          <table:table-cell office:value-type="float" office:value="83511" calcext:value-type="float">
            <text:p>83511</text:p>
          </table:table-cell>
          <table:table-cell office:value-type="float" office:value="5.692042" calcext:value-type="float">
            <text:p>5.692042</text:p>
          </table:table-cell>
          <table:table-cell office:value-type="float" office:value="5.693276" calcext:value-type="float">
            <text:p>5.693276</text:p>
          </table:table-cell>
          <table:table-cell office:value-type="float" office:value="5.586817" calcext:value-type="float">
            <text:p>5.58681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9022" calcext:value-type="float">
            <text:p>9022</text:p>
          </table:table-cell>
          <table:table-cell office:value-type="float" office:value="3977038099" calcext:value-type="float">
            <text:p>3977038099</text:p>
          </table:table-cell>
          <table:table-cell office:value-type="float" office:value="9114434105" calcext:value-type="float">
            <text:p>9114434105</text:p>
          </table:table-cell>
          <table:table-cell office:value-type="float" office:value="75674" calcext:value-type="float">
            <text:p>75674</text:p>
          </table:table-cell>
          <table:table-cell office:value-type="float" office:value="95264338" calcext:value-type="float">
            <text:p>95264338</text:p>
          </table:table-cell>
          <table:table-cell office:value-type="float" office:value="95282879" calcext:value-type="float">
            <text:p>95282879</text:p>
          </table:table-cell>
          <table:table-cell office:value-type="float" office:value="93524756" calcext:value-type="float">
            <text:p>9352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345" calcext:value-type="float">
            <text:p>0.436345</text:p>
          </table:table-cell>
          <table:table-cell office:value-type="float" office:value="75674" calcext:value-type="float">
            <text:p>75674</text:p>
          </table:table-cell>
          <table:table-cell office:value-type="float" office:value="6.084748" calcext:value-type="float">
            <text:p>6.084748</text:p>
          </table:table-cell>
          <table:table-cell office:value-type="float" office:value="6.085932" calcext:value-type="float">
            <text:p>6.085932</text:p>
          </table:table-cell>
          <table:table-cell office:value-type="float" office:value="5.973637" calcext:value-type="float">
            <text:p>5.97363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9022" calcext:value-type="float">
            <text:p>9022</text:p>
          </table:table-cell>
          <table:table-cell office:value-type="float" office:value="4082297367" calcext:value-type="float">
            <text:p>4082297367</text:p>
          </table:table-cell>
          <table:table-cell office:value-type="float" office:value="9115552509" calcext:value-type="float">
            <text:p>9115552509</text:p>
          </table:table-cell>
          <table:table-cell office:value-type="float" office:value="47449" calcext:value-type="float">
            <text:p>47449</text:p>
          </table:table-cell>
          <table:table-cell office:value-type="float" office:value="94115309" calcext:value-type="float">
            <text:p>94115309</text:p>
          </table:table-cell>
          <table:table-cell office:value-type="float" office:value="94132753" calcext:value-type="float">
            <text:p>94132753</text:p>
          </table:table-cell>
          <table:table-cell office:value-type="float" office:value="92368020" calcext:value-type="float">
            <text:p>9236802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839" calcext:value-type="float">
            <text:p>0.447839</text:p>
          </table:table-cell>
          <table:table-cell office:value-type="float" office:value="47449" calcext:value-type="float">
            <text:p>47449</text:p>
          </table:table-cell>
          <table:table-cell office:value-type="float" office:value="6.011357" calcext:value-type="float">
            <text:p>6.011357</text:p>
          </table:table-cell>
          <table:table-cell office:value-type="float" office:value="6.012471" calcext:value-type="float">
            <text:p>6.012471</text:p>
          </table:table-cell>
          <table:table-cell office:value-type="float" office:value="5.899754" calcext:value-type="float">
            <text:p>5.89975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9023" calcext:value-type="float">
            <text:p>9023</text:p>
          </table:table-cell>
          <table:table-cell office:value-type="float" office:value="4155164931" calcext:value-type="float">
            <text:p>4155164931</text:p>
          </table:table-cell>
          <table:table-cell office:value-type="float" office:value="9114491338" calcext:value-type="float">
            <text:p>9114491338</text:p>
          </table:table-cell>
          <table:table-cell office:value-type="float" office:value="63042" calcext:value-type="float">
            <text:p>63042</text:p>
          </table:table-cell>
          <table:table-cell office:value-type="float" office:value="101136001" calcext:value-type="float">
            <text:p>101136001</text:p>
          </table:table-cell>
          <table:table-cell office:value-type="float" office:value="101157834" calcext:value-type="float">
            <text:p>101157834</text:p>
          </table:table-cell>
          <table:table-cell office:value-type="float" office:value="99274812" calcext:value-type="float">
            <text:p>9927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886" calcext:value-type="float">
            <text:p>0.455886</text:p>
          </table:table-cell>
          <table:table-cell office:value-type="float" office:value="63042" calcext:value-type="float">
            <text:p>63042</text:p>
          </table:table-cell>
          <table:table-cell office:value-type="float" office:value="6.459785" calcext:value-type="float">
            <text:p>6.459785</text:p>
          </table:table-cell>
          <table:table-cell office:value-type="float" office:value="6.461179" calcext:value-type="float">
            <text:p>6.461179</text:p>
          </table:table-cell>
          <table:table-cell office:value-type="float" office:value="6.340907" calcext:value-type="float">
            <text:p>6.34090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9021" calcext:value-type="float">
            <text:p>9021</text:p>
          </table:table-cell>
          <table:table-cell office:value-type="float" office:value="4127847462" calcext:value-type="float">
            <text:p>4127847462</text:p>
          </table:table-cell>
          <table:table-cell office:value-type="float" office:value="9115717103" calcext:value-type="float">
            <text:p>9115717103</text:p>
          </table:table-cell>
          <table:table-cell office:value-type="float" office:value="96396" calcext:value-type="float">
            <text:p>96396</text:p>
          </table:table-cell>
          <table:table-cell office:value-type="float" office:value="98016223" calcext:value-type="float">
            <text:p>98016223</text:p>
          </table:table-cell>
          <table:table-cell office:value-type="float" office:value="98032070" calcext:value-type="float">
            <text:p>98032070</text:p>
          </table:table-cell>
          <table:table-cell office:value-type="float" office:value="96220867" calcext:value-type="float">
            <text:p>962208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828" calcext:value-type="float">
            <text:p>0.452828</text:p>
          </table:table-cell>
          <table:table-cell office:value-type="float" office:value="96396" calcext:value-type="float">
            <text:p>96396</text:p>
          </table:table-cell>
          <table:table-cell office:value-type="float" office:value="6.254275" calcext:value-type="float">
            <text:p>6.254275</text:p>
          </table:table-cell>
          <table:table-cell office:value-type="float" office:value="6.255287" calcext:value-type="float">
            <text:p>6.255287</text:p>
          </table:table-cell>
          <table:table-cell office:value-type="float" office:value="6.139716" calcext:value-type="float">
            <text:p>6.13971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9020" calcext:value-type="float">
            <text:p>9020</text:p>
          </table:table-cell>
          <table:table-cell office:value-type="float" office:value="3941546444" calcext:value-type="float">
            <text:p>3941546444</text:p>
          </table:table-cell>
          <table:table-cell office:value-type="float" office:value="9113772929" calcext:value-type="float">
            <text:p>9113772929</text:p>
          </table:table-cell>
          <table:table-cell office:value-type="float" office:value="58483" calcext:value-type="float">
            <text:p>58483</text:p>
          </table:table-cell>
          <table:table-cell office:value-type="float" office:value="88663369" calcext:value-type="float">
            <text:p>88663369</text:p>
          </table:table-cell>
          <table:table-cell office:value-type="float" office:value="88681390" calcext:value-type="float">
            <text:p>88681390</text:p>
          </table:table-cell>
          <table:table-cell office:value-type="float" office:value="87058870" calcext:value-type="float">
            <text:p>87058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482" calcext:value-type="float">
            <text:p>0.432482</text:p>
          </table:table-cell>
          <table:table-cell office:value-type="float" office:value="58483" calcext:value-type="float">
            <text:p>58483</text:p>
          </table:table-cell>
          <table:table-cell office:value-type="float" office:value="5.657483" calcext:value-type="float">
            <text:p>5.657483</text:p>
          </table:table-cell>
          <table:table-cell office:value-type="float" office:value="5.658633" calcext:value-type="float">
            <text:p>5.658633</text:p>
          </table:table-cell>
          <table:table-cell office:value-type="float" office:value="5.555102" calcext:value-type="float">
            <text:p>5.55510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0025" calcext:value-type="float">
            <text:p>10025</text:p>
          </table:table-cell>
          <table:table-cell office:value-type="float" office:value="4127424005" calcext:value-type="float">
            <text:p>4127424005</text:p>
          </table:table-cell>
          <table:table-cell office:value-type="float" office:value="9113929650" calcext:value-type="float">
            <text:p>9113929650</text:p>
          </table:table-cell>
          <table:table-cell office:value-type="float" office:value="107794" calcext:value-type="float">
            <text:p>107794</text:p>
          </table:table-cell>
          <table:table-cell office:value-type="float" office:value="96164650" calcext:value-type="float">
            <text:p>96164650</text:p>
          </table:table-cell>
          <table:table-cell office:value-type="float" office:value="96178377" calcext:value-type="float">
            <text:p>96178377</text:p>
          </table:table-cell>
          <table:table-cell office:value-type="float" office:value="94398508" calcext:value-type="float">
            <text:p>943985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87" calcext:value-type="float">
            <text:p>0.45287</text:p>
          </table:table-cell>
          <table:table-cell office:value-type="float" office:value="107794" calcext:value-type="float">
            <text:p>107794</text:p>
          </table:table-cell>
          <table:table-cell office:value-type="float" office:value="6.136129" calcext:value-type="float">
            <text:p>6.136129</text:p>
          </table:table-cell>
          <table:table-cell office:value-type="float" office:value="6.137005" calcext:value-type="float">
            <text:p>6.137005</text:p>
          </table:table-cell>
          <table:table-cell office:value-type="float" office:value="6.023435" calcext:value-type="float">
            <text:p>6.02343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0024" calcext:value-type="float">
            <text:p>10024</text:p>
          </table:table-cell>
          <table:table-cell office:value-type="float" office:value="3991075972" calcext:value-type="float">
            <text:p>3991075972</text:p>
          </table:table-cell>
          <table:table-cell office:value-type="float" office:value="9111118399" calcext:value-type="float">
            <text:p>9111118399</text:p>
          </table:table-cell>
          <table:table-cell office:value-type="float" office:value="52752" calcext:value-type="float">
            <text:p>52752</text:p>
          </table:table-cell>
          <table:table-cell office:value-type="float" office:value="89933028" calcext:value-type="float">
            <text:p>89933028</text:p>
          </table:table-cell>
          <table:table-cell office:value-type="float" office:value="89958734" calcext:value-type="float">
            <text:p>89958734</text:p>
          </table:table-cell>
          <table:table-cell office:value-type="float" office:value="88245483" calcext:value-type="float">
            <text:p>88245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045" calcext:value-type="float">
            <text:p>0.438045</text:p>
          </table:table-cell>
          <table:table-cell office:value-type="float" office:value="52752" calcext:value-type="float">
            <text:p>52752</text:p>
          </table:table-cell>
          <table:table-cell office:value-type="float" office:value="5.738498" calcext:value-type="float">
            <text:p>5.738498</text:p>
          </table:table-cell>
          <table:table-cell office:value-type="float" office:value="5.740139" calcext:value-type="float">
            <text:p>5.740139</text:p>
          </table:table-cell>
          <table:table-cell office:value-type="float" office:value="5.630818" calcext:value-type="float">
            <text:p>5.63081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0025" calcext:value-type="float">
            <text:p>10025</text:p>
          </table:table-cell>
          <table:table-cell office:value-type="float" office:value="3993330763" calcext:value-type="float">
            <text:p>3993330763</text:p>
          </table:table-cell>
          <table:table-cell office:value-type="float" office:value="9117077445" calcext:value-type="float">
            <text:p>9117077445</text:p>
          </table:table-cell>
          <table:table-cell office:value-type="float" office:value="90656" calcext:value-type="float">
            <text:p>90656</text:p>
          </table:table-cell>
          <table:table-cell office:value-type="float" office:value="96686226" calcext:value-type="float">
            <text:p>96686226</text:p>
          </table:table-cell>
          <table:table-cell office:value-type="float" office:value="96698724" calcext:value-type="float">
            <text:p>96698724</text:p>
          </table:table-cell>
          <table:table-cell office:value-type="float" office:value="94960482" calcext:value-type="float">
            <text:p>949604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006" calcext:value-type="float">
            <text:p>0.438006</text:p>
          </table:table-cell>
          <table:table-cell office:value-type="float" office:value="90656" calcext:value-type="float">
            <text:p>90656</text:p>
          </table:table-cell>
          <table:table-cell office:value-type="float" office:value="6.175567" calcext:value-type="float">
            <text:p>6.175567</text:p>
          </table:table-cell>
          <table:table-cell office:value-type="float" office:value="6.176365" calcext:value-type="float">
            <text:p>6.176365</text:p>
          </table:table-cell>
          <table:table-cell office:value-type="float" office:value="6.06534" calcext:value-type="float">
            <text:p>6.0653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0024" calcext:value-type="float">
            <text:p>10024</text:p>
          </table:table-cell>
          <table:table-cell office:value-type="float" office:value="3889780354" calcext:value-type="float">
            <text:p>3889780354</text:p>
          </table:table-cell>
          <table:table-cell office:value-type="float" office:value="9116116794" calcext:value-type="float">
            <text:p>9116116794</text:p>
          </table:table-cell>
          <table:table-cell office:value-type="float" office:value="65278" calcext:value-type="float">
            <text:p>65278</text:p>
          </table:table-cell>
          <table:table-cell office:value-type="float" office:value="88667938" calcext:value-type="float">
            <text:p>88667938</text:p>
          </table:table-cell>
          <table:table-cell office:value-type="float" office:value="88689634" calcext:value-type="float">
            <text:p>88689634</text:p>
          </table:table-cell>
          <table:table-cell office:value-type="float" office:value="87071573" calcext:value-type="float">
            <text:p>8707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693" calcext:value-type="float">
            <text:p>0.426693</text:p>
          </table:table-cell>
          <table:table-cell office:value-type="float" office:value="65278" calcext:value-type="float">
            <text:p>65278</text:p>
          </table:table-cell>
          <table:table-cell office:value-type="float" office:value="5.663421" calcext:value-type="float">
            <text:p>5.663421</text:p>
          </table:table-cell>
          <table:table-cell office:value-type="float" office:value="5.664807" calcext:value-type="float">
            <text:p>5.664807</text:p>
          </table:table-cell>
          <table:table-cell office:value-type="float" office:value="5.561458" calcext:value-type="float">
            <text:p>5.56145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0024" calcext:value-type="float">
            <text:p>10024</text:p>
          </table:table-cell>
          <table:table-cell office:value-type="float" office:value="4343629185" calcext:value-type="float">
            <text:p>4343629185</text:p>
          </table:table-cell>
          <table:table-cell office:value-type="float" office:value="9115090525" calcext:value-type="float">
            <text:p>9115090525</text:p>
          </table:table-cell>
          <table:table-cell office:value-type="float" office:value="46769" calcext:value-type="float">
            <text:p>46769</text:p>
          </table:table-cell>
          <table:table-cell office:value-type="float" office:value="97763910" calcext:value-type="float">
            <text:p>97763910</text:p>
          </table:table-cell>
          <table:table-cell office:value-type="float" office:value="97778346" calcext:value-type="float">
            <text:p>97778346</text:p>
          </table:table-cell>
          <table:table-cell office:value-type="float" office:value="95858104" calcext:value-type="float">
            <text:p>958581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6532" calcext:value-type="float">
            <text:p>0.476532</text:p>
          </table:table-cell>
          <table:table-cell office:value-type="float" office:value="46769" calcext:value-type="float">
            <text:p>46769</text:p>
          </table:table-cell>
          <table:table-cell office:value-type="float" office:value="6.244401" calcext:value-type="float">
            <text:p>6.244401</text:p>
          </table:table-cell>
          <table:table-cell office:value-type="float" office:value="6.245323" calcext:value-type="float">
            <text:p>6.245323</text:p>
          </table:table-cell>
          <table:table-cell office:value-type="float" office:value="6.122674" calcext:value-type="float">
            <text:p>6.12267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0025" calcext:value-type="float">
            <text:p>10025</text:p>
          </table:table-cell>
          <table:table-cell office:value-type="float" office:value="4224139986" calcext:value-type="float">
            <text:p>4224139986</text:p>
          </table:table-cell>
          <table:table-cell office:value-type="float" office:value="9113442343" calcext:value-type="float">
            <text:p>9113442343</text:p>
          </table:table-cell>
          <table:table-cell office:value-type="float" office:value="51222" calcext:value-type="float">
            <text:p>51222</text:p>
          </table:table-cell>
          <table:table-cell office:value-type="float" office:value="91001100" calcext:value-type="float">
            <text:p>91001100</text:p>
          </table:table-cell>
          <table:table-cell office:value-type="float" office:value="91026761" calcext:value-type="float">
            <text:p>91026761</text:p>
          </table:table-cell>
          <table:table-cell office:value-type="float" office:value="89200006" calcext:value-type="float">
            <text:p>892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507" calcext:value-type="float">
            <text:p>0.463507</text:p>
          </table:table-cell>
          <table:table-cell office:value-type="float" office:value="51222" calcext:value-type="float">
            <text:p>51222</text:p>
          </table:table-cell>
          <table:table-cell office:value-type="float" office:value="5.812446" calcext:value-type="float">
            <text:p>5.812446</text:p>
          </table:table-cell>
          <table:table-cell office:value-type="float" office:value="5.814085" calcext:value-type="float">
            <text:p>5.814085</text:p>
          </table:table-cell>
          <table:table-cell office:value-type="float" office:value="5.697406" calcext:value-type="float">
            <text:p>5.6974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0023" calcext:value-type="float">
            <text:p>10023</text:p>
          </table:table-cell>
          <table:table-cell office:value-type="float" office:value="4098532026" calcext:value-type="float">
            <text:p>4098532026</text:p>
          </table:table-cell>
          <table:table-cell office:value-type="float" office:value="9114242199" calcext:value-type="float">
            <text:p>9114242199</text:p>
          </table:table-cell>
          <table:table-cell office:value-type="float" office:value="90635" calcext:value-type="float">
            <text:p>90635</text:p>
          </table:table-cell>
          <table:table-cell office:value-type="float" office:value="91187618" calcext:value-type="float">
            <text:p>91187618</text:p>
          </table:table-cell>
          <table:table-cell office:value-type="float" office:value="91210120" calcext:value-type="float">
            <text:p>91210120</text:p>
          </table:table-cell>
          <table:table-cell office:value-type="float" office:value="89458685" calcext:value-type="float">
            <text:p>894586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684" calcext:value-type="float">
            <text:p>0.449684</text:p>
          </table:table-cell>
          <table:table-cell office:value-type="float" office:value="90635" calcext:value-type="float">
            <text:p>90635</text:p>
          </table:table-cell>
          <table:table-cell office:value-type="float" office:value="5.824359" calcext:value-type="float">
            <text:p>5.824359</text:p>
          </table:table-cell>
          <table:table-cell office:value-type="float" office:value="5.825796" calcext:value-type="float">
            <text:p>5.825796</text:p>
          </table:table-cell>
          <table:table-cell office:value-type="float" office:value="5.713928" calcext:value-type="float">
            <text:p>5.71392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0022" calcext:value-type="float">
            <text:p>10022</text:p>
          </table:table-cell>
          <table:table-cell office:value-type="float" office:value="4153446503" calcext:value-type="float">
            <text:p>4153446503</text:p>
          </table:table-cell>
          <table:table-cell office:value-type="float" office:value="9112715048" calcext:value-type="float">
            <text:p>9112715048</text:p>
          </table:table-cell>
          <table:table-cell office:value-type="float" office:value="62468" calcext:value-type="float">
            <text:p>62468</text:p>
          </table:table-cell>
          <table:table-cell office:value-type="float" office:value="96281288" calcext:value-type="float">
            <text:p>96281288</text:p>
          </table:table-cell>
          <table:table-cell office:value-type="float" office:value="96302488" calcext:value-type="float">
            <text:p>96302488</text:p>
          </table:table-cell>
          <table:table-cell office:value-type="float" office:value="94455459" calcext:value-type="float">
            <text:p>9445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5786" calcext:value-type="float">
            <text:p>0.455786</text:p>
          </table:table-cell>
          <table:table-cell office:value-type="float" office:value="62468" calcext:value-type="float">
            <text:p>62468</text:p>
          </table:table-cell>
          <table:table-cell office:value-type="float" office:value="6.149703" calcext:value-type="float">
            <text:p>6.149703</text:p>
          </table:table-cell>
          <table:table-cell office:value-type="float" office:value="6.151057" calcext:value-type="float">
            <text:p>6.151057</text:p>
          </table:table-cell>
          <table:table-cell office:value-type="float" office:value="6.033083" calcext:value-type="float">
            <text:p>6.03308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1028" calcext:value-type="float">
            <text:p>11028</text:p>
          </table:table-cell>
          <table:table-cell office:value-type="float" office:value="3930355842" calcext:value-type="float">
            <text:p>3930355842</text:p>
          </table:table-cell>
          <table:table-cell office:value-type="float" office:value="9118422333" calcext:value-type="float">
            <text:p>9118422333</text:p>
          </table:table-cell>
          <table:table-cell office:value-type="float" office:value="93318" calcext:value-type="float">
            <text:p>93318</text:p>
          </table:table-cell>
          <table:table-cell office:value-type="float" office:value="88229285" calcext:value-type="float">
            <text:p>88229285</text:p>
          </table:table-cell>
          <table:table-cell office:value-type="float" office:value="88251711" calcext:value-type="float">
            <text:p>88251711</text:p>
          </table:table-cell>
          <table:table-cell office:value-type="float" office:value="86575928" calcext:value-type="float">
            <text:p>8657592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035" calcext:value-type="float">
            <text:p>0.431035</text:p>
          </table:table-cell>
          <table:table-cell office:value-type="float" office:value="93318" calcext:value-type="float">
            <text:p>93318</text:p>
          </table:table-cell>
          <table:table-cell office:value-type="float" office:value="5.629785" calcext:value-type="float">
            <text:p>5.629785</text:p>
          </table:table-cell>
          <table:table-cell office:value-type="float" office:value="5.631216" calcext:value-type="float">
            <text:p>5.631216</text:p>
          </table:table-cell>
          <table:table-cell office:value-type="float" office:value="5.524287" calcext:value-type="float">
            <text:p>5.52428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1027" calcext:value-type="float">
            <text:p>11027</text:p>
          </table:table-cell>
          <table:table-cell office:value-type="float" office:value="4069090954" calcext:value-type="float">
            <text:p>4069090954</text:p>
          </table:table-cell>
          <table:table-cell office:value-type="float" office:value="9115343547" calcext:value-type="float">
            <text:p>9115343547</text:p>
          </table:table-cell>
          <table:table-cell office:value-type="float" office:value="60580" calcext:value-type="float">
            <text:p>60580</text:p>
          </table:table-cell>
          <table:table-cell office:value-type="float" office:value="95124328" calcext:value-type="float">
            <text:p>95124328</text:p>
          </table:table-cell>
          <table:table-cell office:value-type="float" office:value="95142648" calcext:value-type="float">
            <text:p>95142648</text:p>
          </table:table-cell>
          <table:table-cell office:value-type="float" office:value="93411408" calcext:value-type="float">
            <text:p>9341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4" calcext:value-type="float">
            <text:p>0.4464</text:p>
          </table:table-cell>
          <table:table-cell office:value-type="float" office:value="60580" calcext:value-type="float">
            <text:p>60580</text:p>
          </table:table-cell>
          <table:table-cell office:value-type="float" office:value="6.069748" calcext:value-type="float">
            <text:p>6.069748</text:p>
          </table:table-cell>
          <table:table-cell office:value-type="float" office:value="6.070917" calcext:value-type="float">
            <text:p>6.070917</text:p>
          </table:table-cell>
          <table:table-cell office:value-type="float" office:value="5.960449" calcext:value-type="float">
            <text:p>5.96044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1027" calcext:value-type="float">
            <text:p>11027</text:p>
          </table:table-cell>
          <table:table-cell office:value-type="float" office:value="3936298388" calcext:value-type="float">
            <text:p>3936298388</text:p>
          </table:table-cell>
          <table:table-cell office:value-type="float" office:value="9118001688" calcext:value-type="float">
            <text:p>9118001688</text:p>
          </table:table-cell>
          <table:table-cell office:value-type="float" office:value="83137" calcext:value-type="float">
            <text:p>83137</text:p>
          </table:table-cell>
          <table:table-cell office:value-type="float" office:value="89176571" calcext:value-type="float">
            <text:p>89176571</text:p>
          </table:table-cell>
          <table:table-cell office:value-type="float" office:value="89195161" calcext:value-type="float">
            <text:p>89195161</text:p>
          </table:table-cell>
          <table:table-cell office:value-type="float" office:value="87522141" calcext:value-type="float">
            <text:p>875221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1706" calcext:value-type="float">
            <text:p>0.431706</text:p>
          </table:table-cell>
          <table:table-cell office:value-type="float" office:value="83137" calcext:value-type="float">
            <text:p>83137</text:p>
          </table:table-cell>
          <table:table-cell office:value-type="float" office:value="5.695909" calcext:value-type="float">
            <text:p>5.695909</text:p>
          </table:table-cell>
          <table:table-cell office:value-type="float" office:value="5.697096" calcext:value-type="float">
            <text:p>5.697096</text:p>
          </table:table-cell>
          <table:table-cell office:value-type="float" office:value="5.590237" calcext:value-type="float">
            <text:p>5.59023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1026" calcext:value-type="float">
            <text:p>11026</text:p>
          </table:table-cell>
          <table:table-cell office:value-type="float" office:value="4030712959" calcext:value-type="float">
            <text:p>4030712959</text:p>
          </table:table-cell>
          <table:table-cell office:value-type="float" office:value="9115150587" calcext:value-type="float">
            <text:p>9115150587</text:p>
          </table:table-cell>
          <table:table-cell office:value-type="float" office:value="76402" calcext:value-type="float">
            <text:p>76402</text:p>
          </table:table-cell>
          <table:table-cell office:value-type="float" office:value="95501323" calcext:value-type="float">
            <text:p>95501323</text:p>
          </table:table-cell>
          <table:table-cell office:value-type="float" office:value="95518606" calcext:value-type="float">
            <text:p>95518606</text:p>
          </table:table-cell>
          <table:table-cell office:value-type="float" office:value="93763532" calcext:value-type="float">
            <text:p>93763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2199" calcext:value-type="float">
            <text:p>0.442199</text:p>
          </table:table-cell>
          <table:table-cell office:value-type="float" office:value="76402" calcext:value-type="float">
            <text:p>76402</text:p>
          </table:table-cell>
          <table:table-cell office:value-type="float" office:value="6.099885" calcext:value-type="float">
            <text:p>6.099885</text:p>
          </table:table-cell>
          <table:table-cell office:value-type="float" office:value="6.100989" calcext:value-type="float">
            <text:p>6.100989</text:p>
          </table:table-cell>
          <table:table-cell office:value-type="float" office:value="5.988889" calcext:value-type="float">
            <text:p>5.98888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1027" calcext:value-type="float">
            <text:p>11027</text:p>
          </table:table-cell>
          <table:table-cell office:value-type="float" office:value="4104767519" calcext:value-type="float">
            <text:p>4104767519</text:p>
          </table:table-cell>
          <table:table-cell office:value-type="float" office:value="9117520694" calcext:value-type="float">
            <text:p>9117520694</text:p>
          </table:table-cell>
          <table:table-cell office:value-type="float" office:value="46439" calcext:value-type="float">
            <text:p>46439</text:p>
          </table:table-cell>
          <table:table-cell office:value-type="float" office:value="92287015" calcext:value-type="float">
            <text:p>92287015</text:p>
          </table:table-cell>
          <table:table-cell office:value-type="float" office:value="92304374" calcext:value-type="float">
            <text:p>92304374</text:p>
          </table:table-cell>
          <table:table-cell office:value-type="float" office:value="90555591" calcext:value-type="float">
            <text:p>905555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0207" calcext:value-type="float">
            <text:p>0.450207</text:p>
          </table:table-cell>
          <table:table-cell office:value-type="float" office:value="46439" calcext:value-type="float">
            <text:p>46439</text:p>
          </table:table-cell>
          <table:table-cell office:value-type="float" office:value="5.888703" calcext:value-type="float">
            <text:p>5.888703</text:p>
          </table:table-cell>
          <table:table-cell office:value-type="float" office:value="5.889811" calcext:value-type="float">
            <text:p>5.889811</text:p>
          </table:table-cell>
          <table:table-cell office:value-type="float" office:value="5.778223" calcext:value-type="float">
            <text:p>5.77822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1028" calcext:value-type="float">
            <text:p>11028</text:p>
          </table:table-cell>
          <table:table-cell office:value-type="float" office:value="4204513914" calcext:value-type="float">
            <text:p>4204513914</text:p>
          </table:table-cell>
          <table:table-cell office:value-type="float" office:value="9115297215" calcext:value-type="float">
            <text:p>9115297215</text:p>
          </table:table-cell>
          <table:table-cell office:value-type="float" office:value="63317" calcext:value-type="float">
            <text:p>63317</text:p>
          </table:table-cell>
          <table:table-cell office:value-type="float" office:value="99804804" calcext:value-type="float">
            <text:p>99804804</text:p>
          </table:table-cell>
          <table:table-cell office:value-type="float" office:value="99823693" calcext:value-type="float">
            <text:p>99823693</text:p>
          </table:table-cell>
          <table:table-cell office:value-type="float" office:value="97956708" calcext:value-type="float">
            <text:p>9795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1259" calcext:value-type="float">
            <text:p>0.461259</text:p>
          </table:table-cell>
          <table:table-cell office:value-type="float" office:value="63317" calcext:value-type="float">
            <text:p>63317</text:p>
          </table:table-cell>
          <table:table-cell office:value-type="float" office:value="6.368402" calcext:value-type="float">
            <text:p>6.368402</text:p>
          </table:table-cell>
          <table:table-cell office:value-type="float" office:value="6.369608" calcext:value-type="float">
            <text:p>6.369608</text:p>
          </table:table-cell>
          <table:table-cell office:value-type="float" office:value="6.250478" calcext:value-type="float">
            <text:p>6.25047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1025" calcext:value-type="float">
            <text:p>11025</text:p>
          </table:table-cell>
          <table:table-cell office:value-type="float" office:value="3814506899" calcext:value-type="float">
            <text:p>3814506899</text:p>
          </table:table-cell>
          <table:table-cell office:value-type="float" office:value="9117021299" calcext:value-type="float">
            <text:p>9117021299</text:p>
          </table:table-cell>
          <table:table-cell office:value-type="float" office:value="88742" calcext:value-type="float">
            <text:p>88742</text:p>
          </table:table-cell>
          <table:table-cell office:value-type="float" office:value="90262148" calcext:value-type="float">
            <text:p>90262148</text:p>
          </table:table-cell>
          <table:table-cell office:value-type="float" office:value="90281243" calcext:value-type="float">
            <text:p>90281243</text:p>
          </table:table-cell>
          <table:table-cell office:value-type="float" office:value="88679563" calcext:value-type="float">
            <text:p>886795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394" calcext:value-type="float">
            <text:p>0.418394</text:p>
          </table:table-cell>
          <table:table-cell office:value-type="float" office:value="88742" calcext:value-type="float">
            <text:p>88742</text:p>
          </table:table-cell>
          <table:table-cell office:value-type="float" office:value="5.765247" calcext:value-type="float">
            <text:p>5.765247</text:p>
          </table:table-cell>
          <table:table-cell office:value-type="float" office:value="5.766467" calcext:value-type="float">
            <text:p>5.766467</text:p>
          </table:table-cell>
          <table:table-cell office:value-type="float" office:value="5.664164" calcext:value-type="float">
            <text:p>5.66416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1024" calcext:value-type="float">
            <text:p>11024</text:p>
          </table:table-cell>
          <table:table-cell office:value-type="float" office:value="3845345731" calcext:value-type="float">
            <text:p>3845345731</text:p>
          </table:table-cell>
          <table:table-cell office:value-type="float" office:value="9115573140" calcext:value-type="float">
            <text:p>9115573140</text:p>
          </table:table-cell>
          <table:table-cell office:value-type="float" office:value="58201" calcext:value-type="float">
            <text:p>58201</text:p>
          </table:table-cell>
          <table:table-cell office:value-type="float" office:value="92195604" calcext:value-type="float">
            <text:p>92195604</text:p>
          </table:table-cell>
          <table:table-cell office:value-type="float" office:value="92213952" calcext:value-type="float">
            <text:p>92213952</text:p>
          </table:table-cell>
          <table:table-cell office:value-type="float" office:value="90564356" calcext:value-type="float">
            <text:p>9056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844" calcext:value-type="float">
            <text:p>0.421844</text:p>
          </table:table-cell>
          <table:table-cell office:value-type="float" office:value="58201" calcext:value-type="float">
            <text:p>58201</text:p>
          </table:table-cell>
          <table:table-cell office:value-type="float" office:value="5.888741" calcext:value-type="float">
            <text:p>5.888741</text:p>
          </table:table-cell>
          <table:table-cell office:value-type="float" office:value="5.889913" calcext:value-type="float">
            <text:p>5.889913</text:p>
          </table:table-cell>
          <table:table-cell office:value-type="float" office:value="5.784549" calcext:value-type="float">
            <text:p>5.78454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2030" calcext:value-type="float">
            <text:p>12030</text:p>
          </table:table-cell>
          <table:table-cell office:value-type="float" office:value="4063123919" calcext:value-type="float">
            <text:p>4063123919</text:p>
          </table:table-cell>
          <table:table-cell office:value-type="float" office:value="9117412079" calcext:value-type="float">
            <text:p>9117412079</text:p>
          </table:table-cell>
          <table:table-cell office:value-type="float" office:value="106649" calcext:value-type="float">
            <text:p>106649</text:p>
          </table:table-cell>
          <table:table-cell office:value-type="float" office:value="97269097" calcext:value-type="float">
            <text:p>97269097</text:p>
          </table:table-cell>
          <table:table-cell office:value-type="float" office:value="97283875" calcext:value-type="float">
            <text:p>97283875</text:p>
          </table:table-cell>
          <table:table-cell office:value-type="float" office:value="95503900" calcext:value-type="float">
            <text:p>955039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5644" calcext:value-type="float">
            <text:p>0.445644</text:p>
          </table:table-cell>
          <table:table-cell office:value-type="float" office:value="106649" calcext:value-type="float">
            <text:p>106649</text:p>
          </table:table-cell>
          <table:table-cell office:value-type="float" office:value="6.212797" calcext:value-type="float">
            <text:p>6.212797</text:p>
          </table:table-cell>
          <table:table-cell office:value-type="float" office:value="6.21374" calcext:value-type="float">
            <text:p>6.21374</text:p>
          </table:table-cell>
          <table:table-cell office:value-type="float" office:value="6.10005" calcext:value-type="float">
            <text:p>6.100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2029" calcext:value-type="float">
            <text:p>12029</text:p>
          </table:table-cell>
          <table:table-cell office:value-type="float" office:value="3898785752" calcext:value-type="float">
            <text:p>3898785752</text:p>
          </table:table-cell>
          <table:table-cell office:value-type="float" office:value="9115155900" calcext:value-type="float">
            <text:p>9115155900</text:p>
          </table:table-cell>
          <table:table-cell office:value-type="float" office:value="52497" calcext:value-type="float">
            <text:p>52497</text:p>
          </table:table-cell>
          <table:table-cell office:value-type="float" office:value="88794429" calcext:value-type="float">
            <text:p>88794429</text:p>
          </table:table-cell>
          <table:table-cell office:value-type="float" office:value="88820763" calcext:value-type="float">
            <text:p>88820763</text:p>
          </table:table-cell>
          <table:table-cell office:value-type="float" office:value="87142311" calcext:value-type="float">
            <text:p>8714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726" calcext:value-type="float">
            <text:p>0.427726</text:p>
          </table:table-cell>
          <table:table-cell office:value-type="float" office:value="52497" calcext:value-type="float">
            <text:p>52497</text:p>
          </table:table-cell>
          <table:table-cell office:value-type="float" office:value="5.671501" calcext:value-type="float">
            <text:p>5.671501</text:p>
          </table:table-cell>
          <table:table-cell office:value-type="float" office:value="5.673182" calcext:value-type="float">
            <text:p>5.673182</text:p>
          </table:table-cell>
          <table:table-cell office:value-type="float" office:value="5.565976" calcext:value-type="float">
            <text:p>5.56597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2029" calcext:value-type="float">
            <text:p>12029</text:p>
          </table:table-cell>
          <table:table-cell office:value-type="float" office:value="4079341083" calcext:value-type="float">
            <text:p>4079341083</text:p>
          </table:table-cell>
          <table:table-cell office:value-type="float" office:value="9118337218" calcext:value-type="float">
            <text:p>9118337218</text:p>
          </table:table-cell>
          <table:table-cell office:value-type="float" office:value="93595" calcext:value-type="float">
            <text:p>93595</text:p>
          </table:table-cell>
          <table:table-cell office:value-type="float" office:value="95108293" calcext:value-type="float">
            <text:p>95108293</text:p>
          </table:table-cell>
          <table:table-cell office:value-type="float" office:value="95119934" calcext:value-type="float">
            <text:p>95119934</text:p>
          </table:table-cell>
          <table:table-cell office:value-type="float" office:value="93370708" calcext:value-type="float">
            <text:p>933707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378" calcext:value-type="float">
            <text:p>0.447378</text:p>
          </table:table-cell>
          <table:table-cell office:value-type="float" office:value="93595" calcext:value-type="float">
            <text:p>93595</text:p>
          </table:table-cell>
          <table:table-cell office:value-type="float" office:value="6.074781" calcext:value-type="float">
            <text:p>6.074781</text:p>
          </table:table-cell>
          <table:table-cell office:value-type="float" office:value="6.075525" calcext:value-type="float">
            <text:p>6.075525</text:p>
          </table:table-cell>
          <table:table-cell office:value-type="float" office:value="5.963798" calcext:value-type="float">
            <text:p>5.96379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2028" calcext:value-type="float">
            <text:p>12028</text:p>
          </table:table-cell>
          <table:table-cell office:value-type="float" office:value="3995906391" calcext:value-type="float">
            <text:p>3995906391</text:p>
          </table:table-cell>
          <table:table-cell office:value-type="float" office:value="9115709519" calcext:value-type="float">
            <text:p>9115709519</text:p>
          </table:table-cell>
          <table:table-cell office:value-type="float" office:value="64981" calcext:value-type="float">
            <text:p>64981</text:p>
          </table:table-cell>
          <table:table-cell office:value-type="float" office:value="88982359" calcext:value-type="float">
            <text:p>88982359</text:p>
          </table:table-cell>
          <table:table-cell office:value-type="float" office:value="89004381" calcext:value-type="float">
            <text:p>89004381</text:p>
          </table:table-cell>
          <table:table-cell office:value-type="float" office:value="87329610" calcext:value-type="float">
            <text:p>87329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354" calcext:value-type="float">
            <text:p>0.438354</text:p>
          </table:table-cell>
          <table:table-cell office:value-type="float" office:value="64981" calcext:value-type="float">
            <text:p>64981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4911" calcext:value-type="float">
            <text:p>5.684911</text:p>
          </table:table-cell>
          <table:table-cell office:value-type="float" office:value="5.577939" calcext:value-type="float">
            <text:p>5.57793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2030" calcext:value-type="float">
            <text:p>12030</text:p>
          </table:table-cell>
          <table:table-cell office:value-type="float" office:value="4391913395" calcext:value-type="float">
            <text:p>4391913395</text:p>
          </table:table-cell>
          <table:table-cell office:value-type="float" office:value="9115003735" calcext:value-type="float">
            <text:p>9115003735</text:p>
          </table:table-cell>
          <table:table-cell office:value-type="float" office:value="47479" calcext:value-type="float">
            <text:p>47479</text:p>
          </table:table-cell>
          <table:table-cell office:value-type="float" office:value="95315291" calcext:value-type="float">
            <text:p>95315291</text:p>
          </table:table-cell>
          <table:table-cell office:value-type="float" office:value="95329011" calcext:value-type="float">
            <text:p>95329011</text:p>
          </table:table-cell>
          <table:table-cell office:value-type="float" office:value="93438957" calcext:value-type="float">
            <text:p>9343895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1833" calcext:value-type="float">
            <text:p>0.481833</text:p>
          </table:table-cell>
          <table:table-cell office:value-type="float" office:value="47479" calcext:value-type="float">
            <text:p>47479</text:p>
          </table:table-cell>
          <table:table-cell office:value-type="float" office:value="6.081933" calcext:value-type="float">
            <text:p>6.081933</text:p>
          </table:table-cell>
          <table:table-cell office:value-type="float" office:value="6.082808" calcext:value-type="float">
            <text:p>6.082808</text:p>
          </table:table-cell>
          <table:table-cell office:value-type="float" office:value="5.962207" calcext:value-type="float">
            <text:p>5.96220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2031" calcext:value-type="float">
            <text:p>12031</text:p>
          </table:table-cell>
          <table:table-cell office:value-type="float" office:value="4351610731" calcext:value-type="float">
            <text:p>4351610731</text:p>
          </table:table-cell>
          <table:table-cell office:value-type="float" office:value="9113389952" calcext:value-type="float">
            <text:p>9113389952</text:p>
          </table:table-cell>
          <table:table-cell office:value-type="float" office:value="52753" calcext:value-type="float">
            <text:p>52753</text:p>
          </table:table-cell>
          <table:table-cell office:value-type="float" office:value="97300453" calcext:value-type="float">
            <text:p>97300453</text:p>
          </table:table-cell>
          <table:table-cell office:value-type="float" office:value="97323219" calcext:value-type="float">
            <text:p>97323219</text:p>
          </table:table-cell>
          <table:table-cell office:value-type="float" office:value="95344677" calcext:value-type="float">
            <text:p>9534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496" calcext:value-type="float">
            <text:p>0.477496</text:p>
          </table:table-cell>
          <table:table-cell office:value-type="float" office:value="52753" calcext:value-type="float">
            <text:p>52753</text:p>
          </table:table-cell>
          <table:table-cell office:value-type="float" office:value="6.208603" calcext:value-type="float">
            <text:p>6.208603</text:p>
          </table:table-cell>
          <table:table-cell office:value-type="float" office:value="6.210056" calcext:value-type="float">
            <text:p>6.210056</text:p>
          </table:table-cell>
          <table:table-cell office:value-type="float" office:value="6.083808" calcext:value-type="float">
            <text:p>6.08380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2027" calcext:value-type="float">
            <text:p>12027</text:p>
          </table:table-cell>
          <table:table-cell office:value-type="float" office:value="3784852248" calcext:value-type="float">
            <text:p>3784852248</text:p>
          </table:table-cell>
          <table:table-cell office:value-type="float" office:value="9115954703" calcext:value-type="float">
            <text:p>9115954703</text:p>
          </table:table-cell>
          <table:table-cell office:value-type="float" office:value="89117" calcext:value-type="float">
            <text:p>89117</text:p>
          </table:table-cell>
          <table:table-cell office:value-type="float" office:value="90891608" calcext:value-type="float">
            <text:p>90891608</text:p>
          </table:table-cell>
          <table:table-cell office:value-type="float" office:value="90912078" calcext:value-type="float">
            <text:p>90912078</text:p>
          </table:table-cell>
          <table:table-cell office:value-type="float" office:value="89291883" calcext:value-type="float">
            <text:p>892918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89117" calcext:value-type="float">
            <text:p>89117</text:p>
          </table:table-cell>
          <table:table-cell office:value-type="float" office:value="5.805452" calcext:value-type="float">
            <text:p>5.805452</text:p>
          </table:table-cell>
          <table:table-cell office:value-type="float" office:value="5.80676" calcext:value-type="float">
            <text:p>5.80676</text:p>
          </table:table-cell>
          <table:table-cell office:value-type="float" office:value="5.703274" calcext:value-type="float">
            <text:p>5.70327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2026" calcext:value-type="float">
            <text:p>12026</text:p>
          </table:table-cell>
          <table:table-cell office:value-type="float" office:value="3782869088" calcext:value-type="float">
            <text:p>3782869088</text:p>
          </table:table-cell>
          <table:table-cell office:value-type="float" office:value="9114924282" calcext:value-type="float">
            <text:p>9114924282</text:p>
          </table:table-cell>
          <table:table-cell office:value-type="float" office:value="59865" calcext:value-type="float">
            <text:p>59865</text:p>
          </table:table-cell>
          <table:table-cell office:value-type="float" office:value="90861107" calcext:value-type="float">
            <text:p>90861107</text:p>
          </table:table-cell>
          <table:table-cell office:value-type="float" office:value="90882306" calcext:value-type="float">
            <text:p>90882306</text:p>
          </table:table-cell>
          <table:table-cell office:value-type="float" office:value="89252054" calcext:value-type="float">
            <text:p>8925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5019" calcext:value-type="float">
            <text:p>0.415019</text:p>
          </table:table-cell>
          <table:table-cell office:value-type="float" office:value="59865" calcext:value-type="float">
            <text:p>59865</text:p>
          </table:table-cell>
          <table:table-cell office:value-type="float" office:value="5.803504" calcext:value-type="float">
            <text:p>5.803504</text:p>
          </table:table-cell>
          <table:table-cell office:value-type="float" office:value="5.804858" calcext:value-type="float">
            <text:p>5.804858</text:p>
          </table:table-cell>
          <table:table-cell office:value-type="float" office:value="5.70073" calcext:value-type="float">
            <text:p>5.7007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3032" calcext:value-type="float">
            <text:p>13032</text:p>
          </table:table-cell>
          <table:table-cell office:value-type="float" office:value="3818745331" calcext:value-type="float">
            <text:p>3818745331</text:p>
          </table:table-cell>
          <table:table-cell office:value-type="float" office:value="9111377259" calcext:value-type="float">
            <text:p>9111377259</text:p>
          </table:table-cell>
          <table:table-cell office:value-type="float" office:value="90547" calcext:value-type="float">
            <text:p>90547</text:p>
          </table:table-cell>
          <table:table-cell office:value-type="float" office:value="87826876" calcext:value-type="float">
            <text:p>87826876</text:p>
          </table:table-cell>
          <table:table-cell office:value-type="float" office:value="87851680" calcext:value-type="float">
            <text:p>87851680</text:p>
          </table:table-cell>
          <table:table-cell office:value-type="float" office:value="86202789" calcext:value-type="float">
            <text:p>8620278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118" calcext:value-type="float">
            <text:p>0.419118</text:p>
          </table:table-cell>
          <table:table-cell office:value-type="float" office:value="90547" calcext:value-type="float">
            <text:p>90547</text:p>
          </table:table-cell>
          <table:table-cell office:value-type="float" office:value="5.609701" calcext:value-type="float">
            <text:p>5.609701</text:p>
          </table:table-cell>
          <table:table-cell office:value-type="float" office:value="5.611285" calcext:value-type="float">
            <text:p>5.611285</text:p>
          </table:table-cell>
          <table:table-cell office:value-type="float" office:value="5.505967" calcext:value-type="float">
            <text:p>5.50596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3031" calcext:value-type="float">
            <text:p>13031</text:p>
          </table:table-cell>
          <table:table-cell office:value-type="float" office:value="3999152125" calcext:value-type="float">
            <text:p>3999152125</text:p>
          </table:table-cell>
          <table:table-cell office:value-type="float" office:value="9109134537" calcext:value-type="float">
            <text:p>9109134537</text:p>
          </table:table-cell>
          <table:table-cell office:value-type="float" office:value="62826" calcext:value-type="float">
            <text:p>62826</text:p>
          </table:table-cell>
          <table:table-cell office:value-type="float" office:value="98158919" calcext:value-type="float">
            <text:p>98158919</text:p>
          </table:table-cell>
          <table:table-cell office:value-type="float" office:value="98176055" calcext:value-type="float">
            <text:p>98176055</text:p>
          </table:table-cell>
          <table:table-cell office:value-type="float" office:value="96413562" calcext:value-type="float">
            <text:p>964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9027" calcext:value-type="float">
            <text:p>0.439027</text:p>
          </table:table-cell>
          <table:table-cell office:value-type="float" office:value="62826" calcext:value-type="float">
            <text:p>62826</text:p>
          </table:table-cell>
          <table:table-cell office:value-type="float" office:value="6.269631" calcext:value-type="float">
            <text:p>6.269631</text:p>
          </table:table-cell>
          <table:table-cell office:value-type="float" office:value="6.270726" calcext:value-type="float">
            <text:p>6.270726</text:p>
          </table:table-cell>
          <table:table-cell office:value-type="float" office:value="6.158152" calcext:value-type="float">
            <text:p>6.15815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3031" calcext:value-type="float">
            <text:p>13031</text:p>
          </table:table-cell>
          <table:table-cell office:value-type="float" office:value="3946789329" calcext:value-type="float">
            <text:p>3946789329</text:p>
          </table:table-cell>
          <table:table-cell office:value-type="float" office:value="9116841648" calcext:value-type="float">
            <text:p>9116841648</text:p>
          </table:table-cell>
          <table:table-cell office:value-type="float" office:value="83338" calcext:value-type="float">
            <text:p>83338</text:p>
          </table:table-cell>
          <table:table-cell office:value-type="float" office:value="89846890" calcext:value-type="float">
            <text:p>89846890</text:p>
          </table:table-cell>
          <table:table-cell office:value-type="float" office:value="89865669" calcext:value-type="float">
            <text:p>89865669</text:p>
          </table:table-cell>
          <table:table-cell office:value-type="float" office:value="88191444" calcext:value-type="float">
            <text:p>8819144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912" calcext:value-type="float">
            <text:p>0.432912</text:p>
          </table:table-cell>
          <table:table-cell office:value-type="float" office:value="83338" calcext:value-type="float">
            <text:p>83338</text:p>
          </table:table-cell>
          <table:table-cell office:value-type="float" office:value="5.738723" calcext:value-type="float">
            <text:p>5.738723</text:p>
          </table:table-cell>
          <table:table-cell office:value-type="float" office:value="5.739923" calcext:value-type="float">
            <text:p>5.739923</text:p>
          </table:table-cell>
          <table:table-cell office:value-type="float" office:value="5.632986" calcext:value-type="float">
            <text:p>5.63298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3031" calcext:value-type="float">
            <text:p>13031</text:p>
          </table:table-cell>
          <table:table-cell office:value-type="float" office:value="4042695355" calcext:value-type="float">
            <text:p>4042695355</text:p>
          </table:table-cell>
          <table:table-cell office:value-type="float" office:value="9115080570" calcext:value-type="float">
            <text:p>9115080570</text:p>
          </table:table-cell>
          <table:table-cell office:value-type="float" office:value="76294" calcext:value-type="float">
            <text:p>76294</text:p>
          </table:table-cell>
          <table:table-cell office:value-type="float" office:value="95919123" calcext:value-type="float">
            <text:p>95919123</text:p>
          </table:table-cell>
          <table:table-cell office:value-type="float" office:value="95935284" calcext:value-type="float">
            <text:p>95935284</text:p>
          </table:table-cell>
          <table:table-cell office:value-type="float" office:value="94184635" calcext:value-type="float">
            <text:p>9418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517" calcext:value-type="float">
            <text:p>0.443517</text:p>
          </table:table-cell>
          <table:table-cell office:value-type="float" office:value="76294" calcext:value-type="float">
            <text:p>76294</text:p>
          </table:table-cell>
          <table:table-cell office:value-type="float" office:value="6.120462" calcext:value-type="float">
            <text:p>6.120462</text:p>
          </table:table-cell>
          <table:table-cell office:value-type="float" office:value="6.121493" calcext:value-type="float">
            <text:p>6.121493</text:p>
          </table:table-cell>
          <table:table-cell office:value-type="float" office:value="6.009787" calcext:value-type="float">
            <text:p>6.00978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3032" calcext:value-type="float">
            <text:p>13032</text:p>
          </table:table-cell>
          <table:table-cell office:value-type="float" office:value="4044878294" calcext:value-type="float">
            <text:p>4044878294</text:p>
          </table:table-cell>
          <table:table-cell office:value-type="float" office:value="9117703187" calcext:value-type="float">
            <text:p>9117703187</text:p>
          </table:table-cell>
          <table:table-cell office:value-type="float" office:value="47557" calcext:value-type="float">
            <text:p>47557</text:p>
          </table:table-cell>
          <table:table-cell office:value-type="float" office:value="94950132" calcext:value-type="float">
            <text:p>94950132</text:p>
          </table:table-cell>
          <table:table-cell office:value-type="float" office:value="94970385" calcext:value-type="float">
            <text:p>94970385</text:p>
          </table:table-cell>
          <table:table-cell office:value-type="float" office:value="93196693" calcext:value-type="float">
            <text:p>9319669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3629" calcext:value-type="float">
            <text:p>0.443629</text:p>
          </table:table-cell>
          <table:table-cell office:value-type="float" office:value="47557" calcext:value-type="float">
            <text:p>47557</text:p>
          </table:table-cell>
          <table:table-cell office:value-type="float" office:value="6.064679" calcext:value-type="float">
            <text:p>6.064679</text:p>
          </table:table-cell>
          <table:table-cell office:value-type="float" office:value="6.065973" calcext:value-type="float">
            <text:p>6.065973</text:p>
          </table:table-cell>
          <table:table-cell office:value-type="float" office:value="5.952683" calcext:value-type="float">
            <text:p>5.95268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3033" calcext:value-type="float">
            <text:p>13033</text:p>
          </table:table-cell>
          <table:table-cell office:value-type="float" office:value="4048569311" calcext:value-type="float">
            <text:p>4048569311</text:p>
          </table:table-cell>
          <table:table-cell office:value-type="float" office:value="9114797179" calcext:value-type="float">
            <text:p>9114797179</text:p>
          </table:table-cell>
          <table:table-cell office:value-type="float" office:value="59618" calcext:value-type="float">
            <text:p>59618</text:p>
          </table:table-cell>
          <table:table-cell office:value-type="float" office:value="91936419" calcext:value-type="float">
            <text:p>91936419</text:p>
          </table:table-cell>
          <table:table-cell office:value-type="float" office:value="91958329" calcext:value-type="float">
            <text:p>91958329</text:p>
          </table:table-cell>
          <table:table-cell office:value-type="float" office:value="90280278" calcext:value-type="float">
            <text:p>9028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175" calcext:value-type="float">
            <text:p>0.444175</text:p>
          </table:table-cell>
          <table:table-cell office:value-type="float" office:value="59618" calcext:value-type="float">
            <text:p>59618</text:p>
          </table:table-cell>
          <table:table-cell office:value-type="float" office:value="5.872186" calcext:value-type="float">
            <text:p>5.872186</text:p>
          </table:table-cell>
          <table:table-cell office:value-type="float" office:value="5.873586" calcext:value-type="float">
            <text:p>5.873586</text:p>
          </table:table-cell>
          <table:table-cell office:value-type="float" office:value="5.766405" calcext:value-type="float">
            <text:p>5.76640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3029" calcext:value-type="float">
            <text:p>13029</text:p>
          </table:table-cell>
          <table:table-cell office:value-type="float" office:value="4124487617" calcext:value-type="float">
            <text:p>4124487617</text:p>
          </table:table-cell>
          <table:table-cell office:value-type="float" office:value="9114254091" calcext:value-type="float">
            <text:p>9114254091</text:p>
          </table:table-cell>
          <table:table-cell office:value-type="float" office:value="91907" calcext:value-type="float">
            <text:p>91907</text:p>
          </table:table-cell>
          <table:table-cell office:value-type="float" office:value="93735759" calcext:value-type="float">
            <text:p>93735759</text:p>
          </table:table-cell>
          <table:table-cell office:value-type="float" office:value="93753307" calcext:value-type="float">
            <text:p>93753307</text:p>
          </table:table-cell>
          <table:table-cell office:value-type="float" office:value="91975236" calcext:value-type="float">
            <text:p>9197523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532" calcext:value-type="float">
            <text:p>0.452532</text:p>
          </table:table-cell>
          <table:table-cell office:value-type="float" office:value="91907" calcext:value-type="float">
            <text:p>91907</text:p>
          </table:table-cell>
          <table:table-cell office:value-type="float" office:value="5.987114" calcext:value-type="float">
            <text:p>5.987114</text:p>
          </table:table-cell>
          <table:table-cell office:value-type="float" office:value="5.988235" calcext:value-type="float">
            <text:p>5.988235</text:p>
          </table:table-cell>
          <table:table-cell office:value-type="float" office:value="5.874666" calcext:value-type="float">
            <text:p>5.87466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3029" calcext:value-type="float">
            <text:p>13029</text:p>
          </table:table-cell>
          <table:table-cell office:value-type="float" office:value="4060397886" calcext:value-type="float">
            <text:p>4060397886</text:p>
          </table:table-cell>
          <table:table-cell office:value-type="float" office:value="9112732817" calcext:value-type="float">
            <text:p>9112732817</text:p>
          </table:table-cell>
          <table:table-cell office:value-type="float" office:value="58773" calcext:value-type="float">
            <text:p>58773</text:p>
          </table:table-cell>
          <table:table-cell office:value-type="float" office:value="91875675" calcext:value-type="float">
            <text:p>91875675</text:p>
          </table:table-cell>
          <table:table-cell office:value-type="float" office:value="91894517" calcext:value-type="float">
            <text:p>91894517</text:p>
          </table:table-cell>
          <table:table-cell office:value-type="float" office:value="90160380" calcext:value-type="float">
            <text:p>90160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5574" calcext:value-type="float">
            <text:p>0.445574</text:p>
          </table:table-cell>
          <table:table-cell office:value-type="float" office:value="58773" calcext:value-type="float">
            <text:p>58773</text:p>
          </table:table-cell>
          <table:table-cell office:value-type="float" office:value="5.862456" calcext:value-type="float">
            <text:p>5.862456</text:p>
          </table:table-cell>
          <table:table-cell office:value-type="float" office:value="5.863658" calcext:value-type="float">
            <text:p>5.863658</text:p>
          </table:table-cell>
          <table:table-cell office:value-type="float" office:value="5.753006" calcext:value-type="float">
            <text:p>5.75300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8" calcext:value-type="float">
            <text:p>47248</text:p>
          </table:table-cell>
          <table:table-cell office:value-type="float" office:value="14194" calcext:value-type="float">
            <text:p>14194</text:p>
          </table:table-cell>
          <table:table-cell office:value-type="float" office:value="4408442571" calcext:value-type="float">
            <text:p>4408442571</text:p>
          </table:table-cell>
          <table:table-cell office:value-type="float" office:value="5609730578" calcext:value-type="float">
            <text:p>5609730578</text:p>
          </table:table-cell>
          <table:table-cell office:value-type="float" office:value="492801" calcext:value-type="float">
            <text:p>492801</text:p>
          </table:table-cell>
          <table:table-cell office:value-type="float" office:value="56352365" calcext:value-type="float">
            <text:p>56352365</text:p>
          </table:table-cell>
          <table:table-cell office:value-type="float" office:value="56365871" calcext:value-type="float">
            <text:p>56365871</text:p>
          </table:table-cell>
          <table:table-cell office:value-type="float" office:value="55679852" calcext:value-type="float">
            <text:p>556798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85856" calcext:value-type="float">
            <text:p>0.785856</text:p>
          </table:table-cell>
          <table:table-cell office:value-type="float" office:value="492801" calcext:value-type="float">
            <text:p>492801</text:p>
          </table:table-cell>
          <table:table-cell office:value-type="float" office:value="3.103745" calcext:value-type="float">
            <text:p>3.103745</text:p>
          </table:table-cell>
          <table:table-cell office:value-type="float" office:value="3.104489" calcext:value-type="float">
            <text:p>3.104489</text:p>
          </table:table-cell>
          <table:table-cell office:value-type="float" office:value="3.066705" calcext:value-type="float">
            <text:p>3.0667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46" calcext:value-type="float">
            <text:p>47246</text:p>
          </table:table-cell>
          <table:table-cell office:value-type="float" office:value="14216" calcext:value-type="float">
            <text:p>1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3032" calcext:value-type="float">
            <text:p>13032</text:p>
          </table:table-cell>
          <table:table-cell office:value-type="float" office:value="1744941" calcext:value-type="float">
            <text:p>1744941</text:p>
          </table:table-cell>
          <table:table-cell office:value-type="float" office:value="2602948" calcext:value-type="float">
            <text:p>2602948</text:p>
          </table:table-cell>
          <table:table-cell office:value-type="float" office:value="71" calcext:value-type="float">
            <text:p>71</text:p>
          </table:table-cell>
          <table:table-cell office:value-type="float" office:value="43726" calcext:value-type="float">
            <text:p>43726</text:p>
          </table:table-cell>
          <table:table-cell office:value-type="float" office:value="43796" calcext:value-type="float">
            <text:p>43796</text:p>
          </table:table-cell>
          <table:table-cell office:value-type="float" office:value="42807" calcext:value-type="float">
            <text:p>4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70371" calcext:value-type="float">
            <text:p>0.670371</text:p>
          </table:table-cell>
          <table:table-cell office:value-type="float" office:value="71" calcext:value-type="float">
            <text:p>71</text:p>
          </table:table-cell>
          <table:table-cell office:value-type="float" office:value="2.798464" calcext:value-type="float">
            <text:p>2.798464</text:p>
          </table:table-cell>
          <table:table-cell office:value-type="float" office:value="2.802944" calcext:value-type="float">
            <text:p>2.802944</text:p>
          </table:table-cell>
          <table:table-cell office:value-type="float" office:value="2.739648" calcext:value-type="float">
            <text:p>2.73964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3032" calcext:value-type="float">
            <text:p>13032</text:p>
          </table:table-cell>
          <table:table-cell office:value-type="float" office:value="673435" calcext:value-type="float">
            <text:p>673435</text:p>
          </table:table-cell>
          <table:table-cell office:value-type="float" office:value="1448328" calcext:value-type="float">
            <text:p>1448328</text:p>
          </table:table-cell>
          <table:table-cell office:value-type="float" office:value="36" calcext:value-type="float">
            <text:p>36</text:p>
          </table:table-cell>
          <table:table-cell office:value-type="float" office:value="24113" calcext:value-type="float">
            <text:p>24113</text:p>
          </table:table-cell>
          <table:table-cell office:value-type="float" office:value="24175" calcext:value-type="float">
            <text:p>24175</text:p>
          </table:table-cell>
          <table:table-cell office:value-type="float" office:value="23604" calcext:value-type="float">
            <text:p>2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974" calcext:value-type="float">
            <text:p>0.464974</text:p>
          </table:table-cell>
          <table:table-cell office:value-type="float" office:value="36" calcext:value-type="float">
            <text:p>36</text:p>
          </table:table-cell>
          <table:table-cell office:value-type="float" office:value="1.543232" calcext:value-type="float">
            <text:p>1.543232</text:p>
          </table:table-cell>
          <table:table-cell office:value-type="float" office:value="1.5472" calcext:value-type="float">
            <text:p>1.5472</text:p>
          </table:table-cell>
          <table:table-cell office:value-type="float" office:value="1.510656" calcext:value-type="float">
            <text:p>1.51065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3034" calcext:value-type="float">
            <text:p>13034</text:p>
          </table:table-cell>
          <table:table-cell office:value-type="float" office:value="1796162" calcext:value-type="float">
            <text:p>1796162</text:p>
          </table:table-cell>
          <table:table-cell office:value-type="float" office:value="2383695" calcext:value-type="float">
            <text:p>2383695</text:p>
          </table:table-cell>
          <table:table-cell office:value-type="float" office:value="45" calcext:value-type="float">
            <text:p>45</text:p>
          </table:table-cell>
          <table:table-cell office:value-type="float" office:value="45014" calcext:value-type="float">
            <text:p>45014</text:p>
          </table:table-cell>
          <table:table-cell office:value-type="float" office:value="45037" calcext:value-type="float">
            <text:p>45037</text:p>
          </table:table-cell>
          <table:table-cell office:value-type="float" office:value="43853" calcext:value-type="float">
            <text:p>43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352" calcext:value-type="float">
            <text:p>0.75352</text:p>
          </table:table-cell>
          <table:table-cell office:value-type="float" office:value="45" calcext:value-type="float">
            <text:p>45</text:p>
          </table:table-cell>
          <table:table-cell office:value-type="float" office:value="1.440448" calcext:value-type="float">
            <text:p>1.440448</text:p>
          </table:table-cell>
          <table:table-cell office:value-type="float" office:value="1.441184" calcext:value-type="float">
            <text:p>1.441184</text:p>
          </table:table-cell>
          <table:table-cell office:value-type="float" office:value="1.403296" calcext:value-type="float">
            <text:p>1.403296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3033" calcext:value-type="float">
            <text:p>13033</text:p>
          </table:table-cell>
          <table:table-cell office:value-type="float" office:value="694346" calcext:value-type="float">
            <text:p>694346</text:p>
          </table:table-cell>
          <table:table-cell office:value-type="float" office:value="1294481" calcext:value-type="float">
            <text:p>1294481</text:p>
          </table:table-cell>
          <table:table-cell office:value-type="float" office:value="25" calcext:value-type="float">
            <text:p>25</text:p>
          </table:table-cell>
          <table:table-cell office:value-type="float" office:value="24866" calcext:value-type="float">
            <text:p>24866</text:p>
          </table:table-cell>
          <table:table-cell office:value-type="float" office:value="24920" calcext:value-type="float">
            <text:p>24920</text:p>
          </table:table-cell>
          <table:table-cell office:value-type="float" office:value="24238" calcext:value-type="float">
            <text:p>2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389" calcext:value-type="float">
            <text:p>0.536389</text:p>
          </table:table-cell>
          <table:table-cell office:value-type="float" office:value="25" calcext:value-type="float">
            <text:p>25</text:p>
          </table:table-cell>
          <table:table-cell office:value-type="float" office:value="1.591424" calcext:value-type="float">
            <text:p>1.591424</text:p>
          </table:table-cell>
          <table:table-cell office:value-type="float" office:value="1.59488" calcext:value-type="float">
            <text:p>1.59488</text:p>
          </table:table-cell>
          <table:table-cell office:value-type="float" office:value="1.551232" calcext:value-type="float">
            <text:p>1.55123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4063" calcext:value-type="float">
            <text:p>14063</text:p>
          </table:table-cell>
          <table:table-cell office:value-type="float" office:value="5182525309" calcext:value-type="float">
            <text:p>5182525309</text:p>
          </table:table-cell>
          <table:table-cell office:value-type="float" office:value="7293420999" calcext:value-type="float">
            <text:p>7293420999</text:p>
          </table:table-cell>
          <table:table-cell office:value-type="float" office:value="154745" calcext:value-type="float">
            <text:p>154745</text:p>
          </table:table-cell>
          <table:table-cell office:value-type="float" office:value="77189434" calcext:value-type="float">
            <text:p>77189434</text:p>
          </table:table-cell>
          <table:table-cell office:value-type="float" office:value="77209807" calcext:value-type="float">
            <text:p>77209807</text:p>
          </table:table-cell>
          <table:table-cell office:value-type="float" office:value="76135242" calcext:value-type="float">
            <text:p>7613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0575" calcext:value-type="float">
            <text:p>0.710575</text:p>
          </table:table-cell>
          <table:table-cell office:value-type="float" office:value="154745" calcext:value-type="float">
            <text:p>154745</text:p>
          </table:table-cell>
          <table:table-cell office:value-type="float" office:value="4.796237" calcext:value-type="float">
            <text:p>4.796237</text:p>
          </table:table-cell>
          <table:table-cell office:value-type="float" office:value="4.797503" calcext:value-type="float">
            <text:p>4.797503</text:p>
          </table:table-cell>
          <table:table-cell office:value-type="float" office:value="4.730733" calcext:value-type="float">
            <text:p>4.73073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4064" calcext:value-type="float">
            <text:p>14064</text:p>
          </table:table-cell>
          <table:table-cell office:value-type="float" office:value="4576571886" calcext:value-type="float">
            <text:p>4576571886</text:p>
          </table:table-cell>
          <table:table-cell office:value-type="float" office:value="6222519020" calcext:value-type="float">
            <text:p>6222519020</text:p>
          </table:table-cell>
          <table:table-cell office:value-type="float" office:value="396421" calcext:value-type="float">
            <text:p>396421</text:p>
          </table:table-cell>
          <table:table-cell office:value-type="float" office:value="62548327" calcext:value-type="float">
            <text:p>62548327</text:p>
          </table:table-cell>
          <table:table-cell office:value-type="float" office:value="62565937" calcext:value-type="float">
            <text:p>62565937</text:p>
          </table:table-cell>
          <table:table-cell office:value-type="float" office:value="61811335" calcext:value-type="float">
            <text:p>618113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5485" calcext:value-type="float">
            <text:p>0.735485</text:p>
          </table:table-cell>
          <table:table-cell office:value-type="float" office:value="396421" calcext:value-type="float">
            <text:p>396421</text:p>
          </table:table-cell>
          <table:table-cell office:value-type="float" office:value="3.886498" calcext:value-type="float">
            <text:p>3.886498</text:p>
          </table:table-cell>
          <table:table-cell office:value-type="float" office:value="3.887592" calcext:value-type="float">
            <text:p>3.887592</text:p>
          </table:table-cell>
          <table:table-cell office:value-type="float" office:value="3.840704" calcext:value-type="float">
            <text:p>3.84070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float" office:value="14119" calcext:value-type="float">
            <text:p>14119</text:p>
          </table:table-cell>
          <table:table-cell office:value-type="float" office:value="2108" calcext:value-type="float">
            <text:p>2108</text:p>
          </table:table-cell>
          <table:table-cell office:value-type="float" office:value="77512" calcext:value-type="float">
            <text:p>77512</text:p>
          </table:table-cell>
          <table:table-cell office:value-type="float" office:value="90409" calcext:value-type="float">
            <text:p>90409</text:p>
          </table:table-cell>
          <table:table-cell office:value-type="float" office:value="257" calcext:value-type="float">
            <text:p>257</text:p>
          </table:table-cell>
          <table:table-cell office:value-type="float" office:value="542" calcext:value-type="float">
            <text:p>54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27196" calcext:value-type="float">
            <text:p>0.027196</text:p>
          </table:table-cell>
          <table:table-cell office:value-type="float" office:value="90409" calcext:value-type="float">
            <text:p>90409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47" calcext:value-type="float">
            <text:p>0.4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3033" calcext:value-type="float">
            <text:p>13033</text:p>
          </table:table-cell>
          <table:table-cell office:value-type="float" office:value="1648549" calcext:value-type="float">
            <text:p>1648549</text:p>
          </table:table-cell>
          <table:table-cell office:value-type="float" office:value="2550610" calcext:value-type="float">
            <text:p>2550610</text:p>
          </table:table-cell>
          <table:table-cell office:value-type="float" office:value="33" calcext:value-type="float">
            <text:p>33</text:p>
          </table:table-cell>
          <table:table-cell office:value-type="float" office:value="41309" calcext:value-type="float">
            <text:p>41309</text:p>
          </table:table-cell>
          <table:table-cell office:value-type="float" office:value="41368" calcext:value-type="float">
            <text:p>41368</text:p>
          </table:table-cell>
          <table:table-cell office:value-type="float" office:value="40443" calcext:value-type="float">
            <text:p>4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46335" calcext:value-type="float">
            <text:p>0.646335</text:p>
          </table:table-cell>
          <table:table-cell office:value-type="float" office:value="33" calcext:value-type="float">
            <text:p>33</text:p>
          </table:table-cell>
          <table:table-cell office:value-type="float" office:value="2.643776" calcext:value-type="float">
            <text:p>2.643776</text:p>
          </table:table-cell>
          <table:table-cell office:value-type="float" office:value="2.647552" calcext:value-type="float">
            <text:p>2.647552</text:p>
          </table:table-cell>
          <table:table-cell office:value-type="float" office:value="2.588352" calcext:value-type="float">
            <text:p>2.58835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3034" calcext:value-type="float">
            <text:p>13034</text:p>
          </table:table-cell>
          <table:table-cell office:value-type="float" office:value="677215" calcext:value-type="float">
            <text:p>677215</text:p>
          </table:table-cell>
          <table:table-cell office:value-type="float" office:value="1407927" calcext:value-type="float">
            <text:p>1407927</text:p>
          </table:table-cell>
          <table:table-cell office:value-type="float" office:value="28" calcext:value-type="float">
            <text:p>28</text:p>
          </table:table-cell>
          <table:table-cell office:value-type="float" office:value="24250" calcext:value-type="float">
            <text:p>24250</text:p>
          </table:table-cell>
          <table:table-cell office:value-type="float" office:value="24316" calcext:value-type="float">
            <text:p>24316</text:p>
          </table:table-cell>
          <table:table-cell office:value-type="float" office:value="23689" calcext:value-type="float">
            <text:p>2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1001" calcext:value-type="float">
            <text:p>0.481001</text:p>
          </table:table-cell>
          <table:table-cell office:value-type="float" office:value="28" calcext:value-type="float">
            <text:p>28</text:p>
          </table:table-cell>
          <table:table-cell office:value-type="float" office:value="1.552" calcext:value-type="float">
            <text:p>1.552</text:p>
          </table:table-cell>
          <table:table-cell office:value-type="float" office:value="1.556224" calcext:value-type="float">
            <text:p>1.556224</text:p>
          </table:table-cell>
          <table:table-cell office:value-type="float" office:value="1.516096" calcext:value-type="float">
            <text:p>1.516096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3035" calcext:value-type="float">
            <text:p>13035</text:p>
          </table:table-cell>
          <table:table-cell office:value-type="float" office:value="1942173" calcext:value-type="float">
            <text:p>1942173</text:p>
          </table:table-cell>
          <table:table-cell office:value-type="float" office:value="2448108" calcext:value-type="float">
            <text:p>2448108</text:p>
          </table:table-cell>
          <table:table-cell office:value-type="float" office:value="31" calcext:value-type="float">
            <text:p>31</text:p>
          </table:table-cell>
          <table:table-cell office:value-type="float" office:value="48675" calcext:value-type="float">
            <text:p>48675</text:p>
          </table:table-cell>
          <table:table-cell office:value-type="float" office:value="48727" calcext:value-type="float">
            <text:p>48727</text:p>
          </table:table-cell>
          <table:table-cell office:value-type="float" office:value="47352" calcext:value-type="float">
            <text:p>4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93336" calcext:value-type="float">
            <text:p>0.793336</text:p>
          </table:table-cell>
          <table:table-cell office:value-type="float" office:value="31" calcext:value-type="float">
            <text:p>31</text:p>
          </table:table-cell>
          <table:table-cell office:value-type="float" office:value="1.5576" calcext:value-type="float">
            <text:p>1.5576</text:p>
          </table:table-cell>
          <table:table-cell office:value-type="float" office:value="1.559264" calcext:value-type="float">
            <text:p>1.559264</text:p>
          </table:table-cell>
          <table:table-cell office:value-type="float" office:value="1.515264" calcext:value-type="float">
            <text:p>1.515264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3036" calcext:value-type="float">
            <text:p>13036</text:p>
          </table:table-cell>
          <table:table-cell office:value-type="float" office:value="712846" calcext:value-type="float">
            <text:p>712846</text:p>
          </table:table-cell>
          <table:table-cell office:value-type="float" office:value="1295007" calcext:value-type="float">
            <text:p>1295007</text:p>
          </table:table-cell>
          <table:table-cell office:value-type="float" office:value="30" calcext:value-type="float">
            <text:p>30</text:p>
          </table:table-cell>
          <table:table-cell office:value-type="float" office:value="25522" calcext:value-type="float">
            <text:p>25522</text:p>
          </table:table-cell>
          <table:table-cell office:value-type="float" office:value="25552" calcext:value-type="float">
            <text:p>25552</text:p>
          </table:table-cell>
          <table:table-cell office:value-type="float" office:value="24859" calcext:value-type="float">
            <text:p>24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0457" calcext:value-type="float">
            <text:p>0.550457</text:p>
          </table:table-cell>
          <table:table-cell office:value-type="float" office:value="30" calcext:value-type="float">
            <text:p>30</text:p>
          </table:table-cell>
          <table:table-cell office:value-type="float" office:value="0.816704" calcext:value-type="float">
            <text:p>0.816704</text:p>
          </table:table-cell>
          <table:table-cell office:value-type="float" office:value="0.817664" calcext:value-type="float">
            <text:p>0.817664</text:p>
          </table:table-cell>
          <table:table-cell office:value-type="float" office:value="0.795488" calcext:value-type="float">
            <text:p>0.79548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4038" calcext:value-type="float">
            <text:p>14038</text:p>
          </table:table-cell>
          <table:table-cell office:value-type="float" office:value="4755406743" calcext:value-type="float">
            <text:p>4755406743</text:p>
          </table:table-cell>
          <table:table-cell office:value-type="float" office:value="6645501788" calcext:value-type="float">
            <text:p>6645501788</text:p>
          </table:table-cell>
          <table:table-cell office:value-type="float" office:value="232603" calcext:value-type="float">
            <text:p>232603</text:p>
          </table:table-cell>
          <table:table-cell office:value-type="float" office:value="65355762" calcext:value-type="float">
            <text:p>65355762</text:p>
          </table:table-cell>
          <table:table-cell office:value-type="float" office:value="65375938" calcext:value-type="float">
            <text:p>65375938</text:p>
          </table:table-cell>
          <table:table-cell office:value-type="float" office:value="64566407" calcext:value-type="float">
            <text:p>645664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5583" calcext:value-type="float">
            <text:p>0.715583</text:p>
          </table:table-cell>
          <table:table-cell office:value-type="float" office:value="232603" calcext:value-type="float">
            <text:p>232603</text:p>
          </table:table-cell>
          <table:table-cell office:value-type="float" office:value="4.170258" calcext:value-type="float">
            <text:p>4.170258</text:p>
          </table:table-cell>
          <table:table-cell office:value-type="float" office:value="4.171546" calcext:value-type="float">
            <text:p>4.171546</text:p>
          </table:table-cell>
          <table:table-cell office:value-type="float" office:value="4.11989" calcext:value-type="float">
            <text:p>4.1198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4039" calcext:value-type="float">
            <text:p>14039</text:p>
          </table:table-cell>
          <table:table-cell office:value-type="float" office:value="5141982157" calcext:value-type="float">
            <text:p>5141982157</text:p>
          </table:table-cell>
          <table:table-cell office:value-type="float" office:value="7764805383" calcext:value-type="float">
            <text:p>7764805383</text:p>
          </table:table-cell>
          <table:table-cell office:value-type="float" office:value="38823" calcext:value-type="float">
            <text:p>38823</text:p>
          </table:table-cell>
          <table:table-cell office:value-type="float" office:value="77786345" calcext:value-type="float">
            <text:p>77786345</text:p>
          </table:table-cell>
          <table:table-cell office:value-type="float" office:value="77805422" calcext:value-type="float">
            <text:p>77805422</text:p>
          </table:table-cell>
          <table:table-cell office:value-type="float" office:value="76674322" calcext:value-type="float">
            <text:p>76674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62216" calcext:value-type="float">
            <text:p>0.662216</text:p>
          </table:table-cell>
          <table:table-cell office:value-type="float" office:value="38823" calcext:value-type="float">
            <text:p>38823</text:p>
          </table:table-cell>
          <table:table-cell office:value-type="float" office:value="4.963436" calcext:value-type="float">
            <text:p>4.963436</text:p>
          </table:table-cell>
          <table:table-cell office:value-type="float" office:value="4.964653" calcext:value-type="float">
            <text:p>4.964653</text:p>
          </table:table-cell>
          <table:table-cell office:value-type="float" office:value="4.892479" calcext:value-type="float">
            <text:p>4.89247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3585" calcext:value-type="float">
            <text:p>13585</text:p>
          </table:table-cell>
          <table:table-cell office:value-type="float" office:value="1958501378" calcext:value-type="float">
            <text:p>1958501378</text:p>
          </table:table-cell>
          <table:table-cell office:value-type="float" office:value="4596733498" calcext:value-type="float">
            <text:p>4596733498</text:p>
          </table:table-cell>
          <table:table-cell office:value-type="float" office:value="69268" calcext:value-type="float">
            <text:p>69268</text:p>
          </table:table-cell>
          <table:table-cell office:value-type="float" office:value="52739874" calcext:value-type="float">
            <text:p>52739874</text:p>
          </table:table-cell>
          <table:table-cell office:value-type="float" office:value="52760057" calcext:value-type="float">
            <text:p>52760057</text:p>
          </table:table-cell>
          <table:table-cell office:value-type="float" office:value="51797307" calcext:value-type="float">
            <text:p>517973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64" calcext:value-type="float">
            <text:p>0.426064</text:p>
          </table:table-cell>
          <table:table-cell office:value-type="float" office:value="69268" calcext:value-type="float">
            <text:p>69268</text:p>
          </table:table-cell>
          <table:table-cell office:value-type="float" office:value="6.070776" calcext:value-type="float">
            <text:p>6.070776</text:p>
          </table:table-cell>
          <table:table-cell office:value-type="float" office:value="6.0731" calcext:value-type="float">
            <text:p>6.0731</text:p>
          </table:table-cell>
          <table:table-cell office:value-type="float" office:value="5.96228" calcext:value-type="float">
            <text:p>5.96228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3585" calcext:value-type="float">
            <text:p>13585</text:p>
          </table:table-cell>
          <table:table-cell office:value-type="float" office:value="2112088229" calcext:value-type="float">
            <text:p>2112088229</text:p>
          </table:table-cell>
          <table:table-cell office:value-type="float" office:value="5044848136" calcext:value-type="float">
            <text:p>5044848136</text:p>
          </table:table-cell>
          <table:table-cell office:value-type="float" office:value="39670" calcext:value-type="float">
            <text:p>39670</text:p>
          </table:table-cell>
          <table:table-cell office:value-type="float" office:value="55318648" calcext:value-type="float">
            <text:p>55318648</text:p>
          </table:table-cell>
          <table:table-cell office:value-type="float" office:value="55337046" calcext:value-type="float">
            <text:p>55337046</text:p>
          </table:table-cell>
          <table:table-cell office:value-type="float" office:value="54341042" calcext:value-type="float">
            <text:p>5434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662" calcext:value-type="float">
            <text:p>0.418662</text:p>
          </table:table-cell>
          <table:table-cell office:value-type="float" office:value="39670" calcext:value-type="float">
            <text:p>39670</text:p>
          </table:table-cell>
          <table:table-cell office:value-type="float" office:value="6.367614" calcext:value-type="float">
            <text:p>6.367614</text:p>
          </table:table-cell>
          <table:table-cell office:value-type="float" office:value="6.369732" calcext:value-type="float">
            <text:p>6.369732</text:p>
          </table:table-cell>
          <table:table-cell office:value-type="float" office:value="6.255084" calcext:value-type="float">
            <text:p>6.25508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15597" calcext:value-type="float">
            <text:p>15597</text:p>
          </table:table-cell>
          <table:table-cell office:value-type="float" office:value="1958501378" calcext:value-type="float">
            <text:p>1958501378</text:p>
          </table:table-cell>
          <table:table-cell office:value-type="float" office:value="4596733498" calcext:value-type="float">
            <text:p>4596733498</text:p>
          </table:table-cell>
          <table:table-cell office:value-type="float" office:value="69268" calcext:value-type="float">
            <text:p>69268</text:p>
          </table:table-cell>
          <table:table-cell office:value-type="float" office:value="52739874" calcext:value-type="float">
            <text:p>52739874</text:p>
          </table:table-cell>
          <table:table-cell office:value-type="float" office:value="52760057" calcext:value-type="float">
            <text:p>52760057</text:p>
          </table:table-cell>
          <table:table-cell office:value-type="float" office:value="51797307" calcext:value-type="float">
            <text:p>517973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64" calcext:value-type="float">
            <text:p>0.426064</text:p>
          </table:table-cell>
          <table:table-cell office:value-type="float" office:value="69268" calcext:value-type="float">
            <text:p>69268</text:p>
          </table:table-cell>
          <table:table-cell office:value-type="float" office:value="2.165075" calcext:value-type="float">
            <text:p>2.165075</text:p>
          </table:table-cell>
          <table:table-cell office:value-type="float" office:value="2.165903" calcext:value-type="float">
            <text:p>2.165903</text:p>
          </table:table-cell>
          <table:table-cell office:value-type="float" office:value="2.126381" calcext:value-type="float">
            <text:p>2.12638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4279" calcext:value-type="float">
            <text:p>14279</text:p>
          </table:table-cell>
          <table:table-cell office:value-type="float" office:value="3647045959" calcext:value-type="float">
            <text:p>3647045959</text:p>
          </table:table-cell>
          <table:table-cell office:value-type="float" office:value="4736716346" calcext:value-type="float">
            <text:p>4736716346</text:p>
          </table:table-cell>
          <table:table-cell office:value-type="float" office:value="160665" calcext:value-type="float">
            <text:p>160665</text:p>
          </table:table-cell>
          <table:table-cell office:value-type="float" office:value="45167831" calcext:value-type="float">
            <text:p>45167831</text:p>
          </table:table-cell>
          <table:table-cell office:value-type="float" office:value="45180532" calcext:value-type="float">
            <text:p>45180532</text:p>
          </table:table-cell>
          <table:table-cell office:value-type="float" office:value="44707476" calcext:value-type="float">
            <text:p>447074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69952" calcext:value-type="float">
            <text:p>0.769952</text:p>
          </table:table-cell>
          <table:table-cell office:value-type="float" office:value="160665" calcext:value-type="float">
            <text:p>160665</text:p>
          </table:table-cell>
          <table:table-cell office:value-type="float" office:value="4.165333" calcext:value-type="float">
            <text:p>4.165333</text:p>
          </table:table-cell>
          <table:table-cell office:value-type="float" office:value="4.166504" calcext:value-type="float">
            <text:p>4.166504</text:p>
          </table:table-cell>
          <table:table-cell office:value-type="float" office:value="4.12288" calcext:value-type="float">
            <text:p>4.1228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4280" calcext:value-type="float">
            <text:p>14280</text:p>
          </table:table-cell>
          <table:table-cell office:value-type="float" office:value="3884272020" calcext:value-type="float">
            <text:p>3884272020</text:p>
          </table:table-cell>
          <table:table-cell office:value-type="float" office:value="4839249569" calcext:value-type="float">
            <text:p>4839249569</text:p>
          </table:table-cell>
          <table:table-cell office:value-type="float" office:value="33814" calcext:value-type="float">
            <text:p>33814</text:p>
          </table:table-cell>
          <table:table-cell office:value-type="float" office:value="46401282" calcext:value-type="float">
            <text:p>46401282</text:p>
          </table:table-cell>
          <table:table-cell office:value-type="float" office:value="46415663" calcext:value-type="float">
            <text:p>46415663</text:p>
          </table:table-cell>
          <table:table-cell office:value-type="float" office:value="45958652" calcext:value-type="float">
            <text:p>4595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0266" calcext:value-type="float">
            <text:p>0.80266</text:p>
          </table:table-cell>
          <table:table-cell office:value-type="float" office:value="33814" calcext:value-type="float">
            <text:p>33814</text:p>
          </table:table-cell>
          <table:table-cell office:value-type="float" office:value="4.272923" calcext:value-type="float">
            <text:p>4.272923</text:p>
          </table:table-cell>
          <table:table-cell office:value-type="float" office:value="4.274248" calcext:value-type="float">
            <text:p>4.274248</text:p>
          </table:table-cell>
          <table:table-cell office:value-type="float" office:value="4.232163" calcext:value-type="float">
            <text:p>4.23216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1" calcext:value-type="float">
            <text:p>1</text:p>
          </table:table-cell>
          <table:table-cell office:value-type="float" office:value="1154398" calcext:value-type="float">
            <text:p>1154398</text:p>
          </table:table-cell>
          <table:table-cell office:value-type="float" office:value="1483713" calcext:value-type="float">
            <text:p>1483713</text:p>
          </table:table-cell>
          <table:table-cell office:value-type="float" office:value="184" calcext:value-type="float">
            <text:p>184</text:p>
          </table:table-cell>
          <table:table-cell office:value-type="float" office:value="9378" calcext:value-type="float">
            <text:p>9378</text:p>
          </table:table-cell>
          <table:table-cell office:value-type="float" office:value="11706" calcext:value-type="float">
            <text:p>117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8047" calcext:value-type="float">
            <text:p>0.778047</text:p>
          </table:table-cell>
          <table:table-cell office:value-type="float" office:value="184" calcext:value-type="float">
            <text:p>184</text:p>
          </table:table-cell>
          <table:table-cell office:value-type="float" office:value="0.600192" calcext:value-type="float">
            <text:p>0.600192</text:p>
          </table:table-cell>
          <table:table-cell office:value-type="float" office:value="0.749184" calcext:value-type="float">
            <text:p>0.749184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8" calcext:value-type="float">
            <text:p>0.8</text:p>
          </table:table-cell>
          <table:table-cell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47294" calcext:value-type="float">
            <text:p>47294</text:p>
          </table:table-cell>
          <table:table-cell office:value-type="float" office:value="1" calcext:value-type="float">
            <text:p>1</text:p>
          </table:table-cell>
          <table:table-cell office:value-type="float" office:value="652590" calcext:value-type="float">
            <text:p>652590</text:p>
          </table:table-cell>
          <table:table-cell office:value-type="float" office:value="843635" calcext:value-type="float">
            <text:p>843635</text:p>
          </table:table-cell>
          <table:table-cell office:value-type="float" office:value="86" calcext:value-type="float">
            <text:p>86</text:p>
          </table:table-cell>
          <table:table-cell office:value-type="float" office:value="5596" calcext:value-type="float">
            <text:p>5596</text:p>
          </table:table-cell>
          <table:table-cell office:value-type="float" office:value="6337" calcext:value-type="float">
            <text:p>63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86" calcext:value-type="float">
            <text:p>86</text:p>
          </table:table-cell>
          <table:table-cell office:value-type="float" office:value="0.358144" calcext:value-type="float">
            <text:p>0.358144</text:p>
          </table:table-cell>
          <table:table-cell office:value-type="float" office:value="0.405568" calcext:value-type="float">
            <text:p>0.405568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88" calcext:value-type="float">
            <text:p>0.88</text:p>
          </table:table-cell>
          <table:table-cell office:value-type="float" office:value="792.12" calcext:value-type="float">
            <text:p>792.12</text:p>
          </table:table-cell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1003" calcext:value-type="float">
            <text:p>1003</text:p>
          </table:table-cell>
          <table:table-cell office:value-type="float" office:value="3045040995" calcext:value-type="float">
            <text:p>3045040995</text:p>
          </table:table-cell>
          <table:table-cell office:value-type="float" office:value="7268170931" calcext:value-type="float">
            <text:p>7268170931</text:p>
          </table:table-cell>
          <table:table-cell office:value-type="float" office:value="194841" calcext:value-type="float">
            <text:p>194841</text:p>
          </table:table-cell>
          <table:table-cell office:value-type="float" office:value="75094270" calcext:value-type="float">
            <text:p>75094270</text:p>
          </table:table-cell>
          <table:table-cell office:value-type="float" office:value="76850733" calcext:value-type="float">
            <text:p>76850733</text:p>
          </table:table-cell>
          <table:table-cell office:value-type="float" office:value="69097347" calcext:value-type="float">
            <text:p>6909734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956" calcext:value-type="float">
            <text:p>0.418956</text:p>
          </table:table-cell>
          <table:table-cell office:value-type="float" office:value="194841" calcext:value-type="float">
            <text:p>194841</text:p>
          </table:table-cell>
          <table:table-cell office:value-type="float" office:value="4.796441" calcext:value-type="float">
            <text:p>4.796441</text:p>
          </table:table-cell>
          <table:table-cell office:value-type="float" office:value="4.90863" calcext:value-type="float">
            <text:p>4.90863</text:p>
          </table:table-cell>
          <table:table-cell office:value-type="float" office:value="4.413403" calcext:value-type="float">
            <text:p>4.413403</text:p>
          </table:table-cell>
          <table:table-cell office:value-type="float" office:value="0.98" calcext:value-type="float">
            <text:p>0.9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47294" calcext:value-type="float">
            <text:p>47294</text:p>
          </table:table-cell>
          <table:table-cell office:value-type="float" office:value="1003" calcext:value-type="float">
            <text:p>1003</text:p>
          </table:table-cell>
          <table:table-cell office:value-type="float" office:value="3054957668" calcext:value-type="float">
            <text:p>3054957668</text:p>
          </table:table-cell>
          <table:table-cell office:value-type="float" office:value="7277429399" calcext:value-type="float">
            <text:p>7277429399</text:p>
          </table:table-cell>
          <table:table-cell office:value-type="float" office:value="174530" calcext:value-type="float">
            <text:p>174530</text:p>
          </table:table-cell>
          <table:table-cell office:value-type="float" office:value="75599156" calcext:value-type="float">
            <text:p>75599156</text:p>
          </table:table-cell>
          <table:table-cell office:value-type="float" office:value="77510170" calcext:value-type="float">
            <text:p>77510170</text:p>
          </table:table-cell>
          <table:table-cell office:value-type="float" office:value="69472962" calcext:value-type="float">
            <text:p>6947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9785" calcext:value-type="float">
            <text:p>0.419785</text:p>
          </table:table-cell>
          <table:table-cell office:value-type="float" office:value="174530" calcext:value-type="float">
            <text:p>174530</text:p>
          </table:table-cell>
          <table:table-cell office:value-type="float" office:value="4.828688" calcext:value-type="float">
            <text:p>4.828688</text:p>
          </table:table-cell>
          <table:table-cell office:value-type="float" office:value="4.950749" calcext:value-type="float">
            <text:p>4.950749</text:p>
          </table:table-cell>
          <table:table-cell office:value-type="float" office:value="4.437395" calcext:value-type="float">
            <text:p>4.437395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7296" calcext:value-type="float">
            <text:p>47296</text:p>
          </table:table-cell>
          <table:table-cell office:value-type="float" office:value="1003" calcext:value-type="float">
            <text:p>1003</text:p>
          </table:table-cell>
          <table:table-cell office:value-type="float" office:value="3084399301" calcext:value-type="float">
            <text:p>3084399301</text:p>
          </table:table-cell>
          <table:table-cell office:value-type="float" office:value="7330547240" calcext:value-type="float">
            <text:p>7330547240</text:p>
          </table:table-cell>
          <table:table-cell office:value-type="float" office:value="174568" calcext:value-type="float">
            <text:p>174568</text:p>
          </table:table-cell>
          <table:table-cell office:value-type="float" office:value="76508738" calcext:value-type="float">
            <text:p>76508738</text:p>
          </table:table-cell>
          <table:table-cell office:value-type="float" office:value="78560156" calcext:value-type="float">
            <text:p>78560156</text:p>
          </table:table-cell>
          <table:table-cell office:value-type="float" office:value="70419345" calcext:value-type="float">
            <text:p>704193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076" calcext:value-type="float">
            <text:p>0.42076</text:p>
          </table:table-cell>
          <table:table-cell office:value-type="float" office:value="174568" calcext:value-type="float">
            <text:p>174568</text:p>
          </table:table-cell>
          <table:table-cell office:value-type="float" office:value="4.881913" calcext:value-type="float">
            <text:p>4.881913</text:p>
          </table:table-cell>
          <table:table-cell office:value-type="float" office:value="5.012812" calcext:value-type="float">
            <text:p>5.012812</text:p>
          </table:table-cell>
          <table:table-cell office:value-type="float" office:value="4.493358" calcext:value-type="float">
            <text:p>4.493358</text:p>
          </table:table-cell>
          <table:table-cell office:value-type="float" office:value="0.97" calcext:value-type="float">
            <text:p>0.9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7298" calcext:value-type="float">
            <text:p>47298</text:p>
          </table:table-cell>
          <table:table-cell office:value-type="float" office:value="1003" calcext:value-type="float">
            <text:p>1003</text:p>
          </table:table-cell>
          <table:table-cell office:value-type="float" office:value="3078493794" calcext:value-type="float">
            <text:p>3078493794</text:p>
          </table:table-cell>
          <table:table-cell office:value-type="float" office:value="7311703422" calcext:value-type="float">
            <text:p>7311703422</text:p>
          </table:table-cell>
          <table:table-cell office:value-type="float" office:value="165214" calcext:value-type="float">
            <text:p>165214</text:p>
          </table:table-cell>
          <table:table-cell office:value-type="float" office:value="75937014" calcext:value-type="float">
            <text:p>75937014</text:p>
          </table:table-cell>
          <table:table-cell office:value-type="float" office:value="77932279" calcext:value-type="float">
            <text:p>77932279</text:p>
          </table:table-cell>
          <table:table-cell office:value-type="float" office:value="70115492" calcext:value-type="float">
            <text:p>7011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036" calcext:value-type="float">
            <text:p>0.421036</text:p>
          </table:table-cell>
          <table:table-cell office:value-type="float" office:value="165214" calcext:value-type="float">
            <text:p>165214</text:p>
          </table:table-cell>
          <table:table-cell office:value-type="float" office:value="4.845433" calcext:value-type="float">
            <text:p>4.845433</text:p>
          </table:table-cell>
          <table:table-cell office:value-type="float" office:value="4.972748" calcext:value-type="float">
            <text:p>4.972748</text:p>
          </table:table-cell>
          <table:table-cell office:value-type="float" office:value="4.473969" calcext:value-type="float">
            <text:p>4.473969</text:p>
          </table:table-cell>
          <table:table-cell office:value-type="float" office:value="0.97" calcext:value-type="float">
            <text:p>0.9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47238" calcext:value-type="float">
            <text:p>47238</text:p>
          </table:table-cell>
          <table:table-cell office:value-type="float" office:value="14173" calcext:value-type="float">
            <text:p>14173</text:p>
          </table:table-cell>
          <table:table-cell office:value-type="float" office:value="271670256" calcext:value-type="float">
            <text:p>271670256</text:p>
          </table:table-cell>
          <table:table-cell office:value-type="float" office:value="117750626" calcext:value-type="float">
            <text:p>117750626</text:p>
          </table:table-cell>
          <table:table-cell office:value-type="float" office:value="242836" calcext:value-type="float">
            <text:p>242836</text:p>
          </table:table-cell>
          <table:table-cell office:value-type="float" office:value="2127532" calcext:value-type="float">
            <text:p>2127532</text:p>
          </table:table-cell>
          <table:table-cell office:value-type="float" office:value="2129360" calcext:value-type="float">
            <text:p>2129360</text:p>
          </table:table-cell>
          <table:table-cell office:value-type="float" office:value="2126850" calcext:value-type="float">
            <text:p>2126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07166" calcext:value-type="float">
            <text:p>2.307166</text:p>
          </table:table-cell>
          <table:table-cell office:value-type="float" office:value="242836" calcext:value-type="float">
            <text:p>242836</text:p>
          </table:table-cell>
          <table:table-cell office:value-type="float" office:value="1.016135" calcext:value-type="float">
            <text:p>1.016135</text:p>
          </table:table-cell>
          <table:table-cell office:value-type="float" office:value="1.017008" calcext:value-type="float">
            <text:p>1.017008</text:p>
          </table:table-cell>
          <table:table-cell office:value-type="float" office:value="1.015809" calcext:value-type="float">
            <text:p>1.0158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4281" calcext:value-type="float">
            <text:p>14281</text:p>
          </table:table-cell>
          <table:table-cell office:value-type="float" office:value="3569858" calcext:value-type="float">
            <text:p>3569858</text:p>
          </table:table-cell>
          <table:table-cell office:value-type="float" office:value="1570212" calcext:value-type="float">
            <text:p>1570212</text:p>
          </table:table-cell>
          <table:table-cell office:value-type="float" office:value="7" calcext:value-type="float">
            <text:p>7</text:p>
          </table:table-cell>
          <table:table-cell office:value-type="float" office:value="27951" calcext:value-type="float">
            <text:p>27951</text:p>
          </table:table-cell>
          <table:table-cell office:value-type="float" office:value="27963" calcext:value-type="float">
            <text:p>27963</text:p>
          </table:table-cell>
          <table:table-cell office:value-type="float" office:value="27941" calcext:value-type="float">
            <text:p>2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73488" calcext:value-type="float">
            <text:p>2.273488</text:p>
          </table:table-cell>
          <table:table-cell office:value-type="float" office:value="7" calcext:value-type="float">
            <text:p>7</text:p>
          </table:table-cell>
          <table:table-cell office:value-type="float" office:value="0.894432" calcext:value-type="float">
            <text:p>0.894432</text:p>
          </table:table-cell>
          <table:table-cell office:value-type="float" office:value="0.894816" calcext:value-type="float">
            <text:p>0.894816</text:p>
          </table:table-cell>
          <table:table-cell office:value-type="float" office:value="0.894112" calcext:value-type="float">
            <text:p>0.894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4282" calcext:value-type="float">
            <text:p>14282</text:p>
          </table:table-cell>
          <table:table-cell office:value-type="float" office:value="959284" calcext:value-type="float">
            <text:p>959284</text:p>
          </table:table-cell>
          <table:table-cell office:value-type="float" office:value="425644" calcext:value-type="float">
            <text:p>425644</text:p>
          </table:table-cell>
          <table:table-cell office:value-type="float" office:value="10" calcext:value-type="float">
            <text:p>10</text:p>
          </table:table-cell>
          <table:table-cell office:value-type="float" office:value="7515" calcext:value-type="float">
            <text:p>7515</text:p>
          </table:table-cell>
          <table:table-cell office:value-type="float" office:value="7527" calcext:value-type="float">
            <text:p>7527</text:p>
          </table:table-cell>
          <table:table-cell office:value-type="float" office:value="7509" calcext:value-type="float">
            <text:p>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3724" calcext:value-type="float">
            <text:p>2.253724</text:p>
          </table:table-cell>
          <table:table-cell office:value-type="float" office:value="10" calcext:value-type="float">
            <text:p>10</text:p>
          </table:table-cell>
          <table:table-cell office:value-type="float" office:value="0.24048" calcext:value-type="float">
            <text:p>0.24048</text:p>
          </table:table-cell>
          <table:table-cell office:value-type="float" office:value="0.240864" calcext:value-type="float">
            <text:p>0.240864</text:p>
          </table:table-cell>
          <table:table-cell office:value-type="float" office:value="0.240288" calcext:value-type="float">
            <text:p>0.2402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4432" calcext:value-type="float">
            <text:p>14432</text:p>
          </table:table-cell>
          <table:table-cell office:value-type="float" office:value="344512040" calcext:value-type="float">
            <text:p>344512040</text:p>
          </table:table-cell>
          <table:table-cell office:value-type="float" office:value="150582528" calcext:value-type="float">
            <text:p>150582528</text:p>
          </table:table-cell>
          <table:table-cell office:value-type="float" office:value="242873" calcext:value-type="float">
            <text:p>242873</text:p>
          </table:table-cell>
          <table:table-cell office:value-type="float" office:value="2698264" calcext:value-type="float">
            <text:p>2698264</text:p>
          </table:table-cell>
          <table:table-cell office:value-type="float" office:value="2700318" calcext:value-type="float">
            <text:p>2700318</text:p>
          </table:table-cell>
          <table:table-cell office:value-type="float" office:value="2697153" calcext:value-type="float">
            <text:p>2697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87862" calcext:value-type="float">
            <text:p>2.287862</text:p>
          </table:table-cell>
          <table:table-cell office:value-type="float" office:value="242873" calcext:value-type="float">
            <text:p>242873</text:p>
          </table:table-cell>
          <table:table-cell office:value-type="float" office:value="1.143635" calcext:value-type="float">
            <text:p>1.143635</text:p>
          </table:table-cell>
          <table:table-cell office:value-type="float" office:value="1.144506" calcext:value-type="float">
            <text:p>1.144506</text:p>
          </table:table-cell>
          <table:table-cell office:value-type="float" office:value="1.143164" calcext:value-type="float">
            <text:p>1.143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4" calcext:value-type="float">
            <text:p>47234</text:p>
          </table:table-cell>
          <table:table-cell office:value-type="float" office:value="14433" calcext:value-type="float">
            <text:p>14433</text:p>
          </table:table-cell>
          <table:table-cell office:value-type="float" office:value="85665499" calcext:value-type="float">
            <text:p>85665499</text:p>
          </table:table-cell>
          <table:table-cell office:value-type="float" office:value="37457216" calcext:value-type="float">
            <text:p>37457216</text:p>
          </table:table-cell>
          <table:table-cell office:value-type="float" office:value="168837" calcext:value-type="float">
            <text:p>168837</text:p>
          </table:table-cell>
          <table:table-cell office:value-type="float" office:value="671095" calcext:value-type="float">
            <text:p>671095</text:p>
          </table:table-cell>
          <table:table-cell office:value-type="float" office:value="672299" calcext:value-type="float">
            <text:p>672299</text:p>
          </table:table-cell>
          <table:table-cell office:value-type="float" office:value="670461" calcext:value-type="float">
            <text:p>67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87023" calcext:value-type="float">
            <text:p>2.287023</text:p>
          </table:table-cell>
          <table:table-cell office:value-type="float" office:value="168837" calcext:value-type="float">
            <text:p>168837</text:p>
          </table:table-cell>
          <table:table-cell office:value-type="float" office:value="0.284438" calcext:value-type="float">
            <text:p>0.284438</text:p>
          </table:table-cell>
          <table:table-cell office:value-type="float" office:value="0.284948" calcext:value-type="float">
            <text:p>0.284948</text:p>
          </table:table-cell>
          <table:table-cell office:value-type="float" office:value="0.284169" calcext:value-type="float">
            <text:p>0.284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36" calcext:value-type="float">
            <text:p>47236</text:p>
          </table:table-cell>
          <table:table-cell office:value-type="float" office:value="14435" calcext:value-type="float">
            <text:p>14435</text:p>
          </table:table-cell>
          <table:table-cell office:value-type="float" office:value="41510" calcext:value-type="float">
            <text:p>41510</text:p>
          </table:table-cell>
          <table:table-cell office:value-type="float" office:value="101543" calcext:value-type="float">
            <text:p>101543</text:p>
          </table:table-cell>
          <table:table-cell office:value-type="float" office:value="2938" calcext:value-type="float">
            <text:p>2938</text:p>
          </table:table-cell>
          <table:table-cell office:value-type="float" office:value="1600" calcext:value-type="float">
            <text:p>1600</text:p>
          </table:table-cell>
          <table:table-cell office:value-type="float" office:value="1752" calcext:value-type="float">
            <text:p>1752</text:p>
          </table:table-cell>
          <table:table-cell office:value-type="float" office:value="1707" calcext:value-type="float">
            <text:p>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792" calcext:value-type="float">
            <text:p>0.408792</text:p>
          </table:table-cell>
          <table:table-cell office:value-type="float" office:value="2938" calcext:value-type="float">
            <text:p>2938</text:p>
          </table:table-cell>
          <table:table-cell office:value-type="float" office:value="0.034133" calcext:value-type="float">
            <text:p>0.034133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6416" calcext:value-type="float">
            <text:p>0.036416</text:p>
          </table:table-cell>
          <table:table-cell office:value-type="float" office:value="0.91" calcext:value-type="float">
            <text:p>0.9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1752420250" calcext:value-type="float">
            <text:p>1752420250</text:p>
          </table:table-cell>
          <table:table-cell office:value-type="float" office:value="4878" calcext:value-type="float">
            <text:p>4878</text:p>
          </table:table-cell>
          <table:table-cell office:value-type="float" office:value="49702" calcext:value-type="float">
            <text:p>49702</text:p>
          </table:table-cell>
          <table:table-cell office:value-type="float" office:value="7302" calcext:value-type="float">
            <text:p>7302</text:p>
          </table:table-cell>
          <table:table-cell office:value-type="float" office:value="312" calcext:value-type="float">
            <text:p>312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6044014548E+019" calcext:value-type="float">
            <text:p>184466044014548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098145" calcext:value-type="float">
            <text:p>0.098145</text:p>
          </table:table-cell>
          <table:table-cell office:value-type="float" office:value="7302" calcext:value-type="float">
            <text:p>730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7314" calcext:value-type="float">
            <text:p>47314</text:p>
          </table:table-cell>
          <table:table-cell office:value-type="float" office:value="1752420252" calcext:value-type="float">
            <text:p>175242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076" calcext:value-type="float">
            <text:p>3076</text:p>
          </table:table-cell>
          <table:table-cell table:number-columns-repeated="3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7296" calcext:value-type="float">
            <text:p>47296</text:p>
          </table:table-cell>
          <table:table-cell office:value-type="float" office:value="3326" calcext:value-type="float">
            <text:p>3326</text:p>
          </table:table-cell>
          <table:table-cell office:value-type="float" office:value="4942" calcext:value-type="float">
            <text:p>4942</text:p>
          </table:table-cell>
          <table:table-cell office:value-type="float" office:value="130647" calcext:value-type="float">
            <text:p>130647</text:p>
          </table:table-cell>
          <table:table-cell office:value-type="float" office:value="431021" calcext:value-type="float">
            <text:p>431021</text:p>
          </table:table-cell>
          <table:table-cell office:value-type="float" office:value="318" calcext:value-type="float">
            <text:p>318</text:p>
          </table:table-cell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37827" calcext:value-type="float">
            <text:p>0.037827</text:p>
          </table:table-cell>
          <table:table-cell office:value-type="float" office:value="431021" calcext:value-type="float">
            <text:p>43102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47298" calcext:value-type="float">
            <text:p>47298</text:p>
          </table:table-cell>
          <table:table-cell office:value-type="float" office:value="3327" calcext:value-type="float">
            <text:p>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501" calcext:value-type="float">
            <text:p>5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94" calcext:value-type="float">
            <text:p>47294</text:p>
          </table:table-cell>
          <table:table-cell office:value-type="float" office:value="4333" calcext:value-type="float">
            <text:p>4333</text:p>
          </table:table-cell>
          <table:table-cell office:value-type="float" office:value="9882" calcext:value-type="float">
            <text:p>9882</text:p>
          </table:table-cell>
          <table:table-cell office:value-type="float" office:value="95030" calcext:value-type="float">
            <text:p>95030</text:p>
          </table:table-cell>
          <table:table-cell office:value-type="float" office:value="3831" calcext:value-type="float">
            <text:p>3831</text:p>
          </table:table-cell>
          <table:table-cell office:value-type="float" office:value="681" calcext:value-type="float">
            <text:p>681</text:p>
          </table:table-cell>
          <table:table-cell office:value-type="float" office:value="1654" calcext:value-type="float">
            <text:p>1654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3988" calcext:value-type="float">
            <text:p>0.103988</text:p>
          </table:table-cell>
          <table:table-cell office:value-type="float" office:value="3831" calcext:value-type="float">
            <text:p>383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1" calcext:value-type="float">
            <text:p>0.41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4335" calcext:value-type="float">
            <text:p>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6" calcext:value-type="float">
            <text:p>47316</text:p>
          </table:table-cell>
          <table:table-cell office:value-type="float" office:value="1003" calcext:value-type="float">
            <text:p>1003</text:p>
          </table:table-cell>
          <table:table-cell office:value-type="float" office:value="5902538023" calcext:value-type="float">
            <text:p>5902538023</text:p>
          </table:table-cell>
          <table:table-cell office:value-type="float" office:value="7972848239" calcext:value-type="float">
            <text:p>7972848239</text:p>
          </table:table-cell>
          <table:table-cell office:value-type="float" office:value="99563" calcext:value-type="float">
            <text:p>99563</text:p>
          </table:table-cell>
          <table:table-cell office:value-type="float" office:value="163370674" calcext:value-type="float">
            <text:p>163370674</text:p>
          </table:table-cell>
          <table:table-cell office:value-type="float" office:value="165493791" calcext:value-type="float">
            <text:p>165493791</text:p>
          </table:table-cell>
          <table:table-cell office:value-type="float" office:value="154684133" calcext:value-type="float">
            <text:p>1546841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033" calcext:value-type="float">
            <text:p>0.74033</text:p>
          </table:table-cell>
          <table:table-cell office:value-type="float" office:value="99563" calcext:value-type="float">
            <text:p>99563</text:p>
          </table:table-cell>
          <table:table-cell office:value-type="float" office:value="10.42445" calcext:value-type="float">
            <text:p>10.42445</text:p>
          </table:table-cell>
          <table:table-cell office:value-type="float" office:value="10.559923" calcext:value-type="float">
            <text:p>10.559923</text:p>
          </table:table-cell>
          <table:table-cell office:value-type="float" office:value="9.870173" calcext:value-type="float">
            <text:p>9.87017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7316" calcext:value-type="float">
            <text:p>47316</text:p>
          </table:table-cell>
          <table:table-cell office:value-type="float" office:value="2068" calcext:value-type="float">
            <text:p>2068</text:p>
          </table:table-cell>
          <table:table-cell office:value-type="float" office:value="5902538023" calcext:value-type="float">
            <text:p>5902538023</text:p>
          </table:table-cell>
          <table:table-cell office:value-type="float" office:value="7972848239" calcext:value-type="float">
            <text:p>7972848239</text:p>
          </table:table-cell>
          <table:table-cell office:value-type="float" office:value="99563" calcext:value-type="float">
            <text:p>99563</text:p>
          </table:table-cell>
          <table:table-cell office:value-type="float" office:value="163370674" calcext:value-type="float">
            <text:p>163370674</text:p>
          </table:table-cell>
          <table:table-cell office:value-type="float" office:value="165493791" calcext:value-type="float">
            <text:p>165493791</text:p>
          </table:table-cell>
          <table:table-cell office:value-type="float" office:value="154684133" calcext:value-type="float">
            <text:p>1546841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033" calcext:value-type="float">
            <text:p>0.74033</text:p>
          </table:table-cell>
          <table:table-cell office:value-type="float" office:value="99563" calcext:value-type="float">
            <text:p>99563</text:p>
          </table:table-cell>
          <table:table-cell office:value-type="float" office:value="9.81758" calcext:value-type="float">
            <text:p>9.81758</text:p>
          </table:table-cell>
          <table:table-cell office:value-type="float" office:value="9.945167" calcext:value-type="float">
            <text:p>9.945167</text:p>
          </table:table-cell>
          <table:table-cell office:value-type="float" office:value="9.295572" calcext:value-type="float">
            <text:p>9.295572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01:25:37.661207109</meta:creation-date>
    <dc:date>2015-10-15T01:27:19.192279932</dc:date>
    <meta:editing-duration>P0D</meta:editing-duration>
    <meta:editing-cycles>1</meta:editing-cycles>
    <meta:document-statistic meta:table-count="1" meta:cell-count="2900" meta:object-count="0"/>
    <meta:generator>LibreOffice/4.2.8.2$Linux_X86_64 LibreOffice_project/420m0$Build-2</meta:generator>
  </office:meta>
</office:document-meta>
</file>